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DISIP</text:p>
          </table:table-cell>
          <table:table-cell table:number-columns-repeated="3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%usr</text:p>
          </table:table-cell>
          <table:table-cell office:value-type="string" calcext:value-type="string">
            <text:p>%sys</text:p>
          </table:table-cell>
          <table:table-cell office:value-type="string" calcext:value-type="string">
            <text:p>%iowait</text:p>
          </table:table-cell>
          <table:table-cell office:value-type="string" calcext:value-type="string">
            <text:p>%soft</text:p>
          </table:table-cell>
          <table:table-cell office:value-type="string" calcext:value-type="string">
            <text:p>%idle</text:p>
          </table:table-cell>
          <table:table-cell/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%usr</text:p>
          </table:table-cell>
          <table:table-cell office:value-type="string" calcext:value-type="string">
            <text:p>%sys</text:p>
          </table:table-cell>
          <table:table-cell office:value-type="string" calcext:value-type="string">
            <text:p>%iowait</text:p>
          </table:table-cell>
          <table:table-cell office:value-type="string" calcext:value-type="string">
            <text:p>%soft</text:p>
          </table:table-cell>
          <table:table-cell office:value-type="string" calcext:value-type="string">
            <text:p>%idle</text:p>
          </table:table-cell>
          <table:table-cell table:number-columns-repeated="5"/>
          <table:table-cell office:value-type="string" calcext:value-type="string">
            <text:p>DISI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.57" calcext:value-type="float">
            <text:p>17.57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86</text:p>
          </table:table-cell>
          <table:table-cell table:number-columns-repeated="2"/>
          <table:table-cell office:value-type="float" office:value="17.57" calcext:value-type="float">
            <text:p>17.5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.57" calcext:value-type="float">
            <text:p>17.57</text:p>
          </table:table-cell>
          <table:table-cell office:value-type="string" calcext:value-type="string">
            <text:p>8,13</text:p>
          </table:table-cell>
          <table:table-cell office:value-type="string" calcext:value-type="string">
            <text:p>21,5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33</text:p>
          </table:table-cell>
          <table:table-cell table:number-columns-repeated="2"/>
          <table:table-cell office:value-type="float" office:value="17.57" calcext:value-type="float">
            <text:p>17.57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24,49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1,43</text:p>
          </table:table-cell>
          <table:table-cell table:number-columns-repeated="7"/>
          <table:table-cell office:value-type="string" calcext:value-type="string">
            <text:p>0.734776</text:p>
          </table:table-cell>
          <table:table-cell office:value-type="string" calcext:value-type="string">
            <text:p>0.734475</text:p>
          </table:table-cell>
          <table:table-cell office:value-type="string" calcext:value-type="string">
            <text:p>0.732762</text:p>
          </table:table-cell>
          <table:table-cell office:value-type="float" office:value="0.735378" calcext:value-type="float">
            <text:p>0.735378</text:p>
          </table:table-cell>
          <table:table-cell office:value-type="float" office:value="0.735509" calcext:value-type="float">
            <text:p>0.735509</text:p>
          </table:table-cell>
          <table:table-cell office:value-type="float" office:value="0.740969" calcext:value-type="float">
            <text:p>0.740969</text:p>
          </table:table-cell>
          <table:table-cell office:value-type="string" calcext:value-type="string">
            <text:p>0.7409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7" calcext:value-type="float">
            <text:p>17.57</text:p>
          </table:table-cell>
          <table:table-cell office:value-type="string" calcext:value-type="string">
            <text:p>5,31</text:p>
          </table:table-cell>
          <table:table-cell office:value-type="string" calcext:value-type="string">
            <text:p>15,9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8,74</text:p>
          </table:table-cell>
          <table:table-cell table:number-columns-repeated="2"/>
          <table:table-cell office:value-type="float" office:value="17.57" calcext:value-type="float">
            <text:p>17.57</text:p>
          </table:table-cell>
          <table:table-cell office:value-type="string" calcext:value-type="string">
            <text:p>6,16</text:p>
          </table:table-cell>
          <table:table-cell office:value-type="string" calcext:value-type="string">
            <text:p>12,8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1,0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26,2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68,29</text:p>
          </table:table-cell>
          <table:table-cell table:number-columns-repeated="2"/>
          <table:table-cell office:value-type="float" office:value="17.57" calcext:value-type="float">
            <text:p>17.57</text:p>
          </table:table-cell>
          <table:table-cell table:number-columns-repeated="2" office:value-type="string" calcext:value-type="string">
            <text:p>4,4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09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61,8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82</text:p>
          </table:table-cell>
          <table:table-cell office:value-type="string" calcext:value-type="string">
            <text:p>26,29</text:p>
          </table:table-cell>
          <table:table-cell table:number-columns-repeated="2"/>
          <table:table-cell office:value-type="float" office:value="17.58" calcext:value-type="float">
            <text:p>17.58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59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32,50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71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70</text:p>
          </table:table-cell>
          <table:table-cell office:value-type="string" calcext:value-type="string">
            <text:p>21,13</text:p>
          </table:table-cell>
          <table:table-cell table:number-columns-repeated="2"/>
          <table:table-cell office:value-type="float" office:value="17.58" calcext:value-type="float">
            <text:p>17.58</text:p>
          </table:table-cell>
          <table:table-cell office:value-type="string" calcext:value-type="string">
            <text:p>4,43</text:p>
          </table:table-cell>
          <table:table-cell office:value-type="string" calcext:value-type="string">
            <text:p>68,9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20,69</text:p>
          </table:table-cell>
          <table:table-cell table:number-columns-repeated="6"/>
          <table:table-cell office:value-type="string" calcext:value-type="string">
            <text:p>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46" calcext:value-type="float">
            <text:p>4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73,7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20,20</text:p>
          </table:table-cell>
          <table:table-cell table:number-columns-repeated="2"/>
          <table:table-cell office:value-type="float" office:value="17.58" calcext:value-type="float">
            <text:p>17.58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3,48</text:p>
          </table:table-cell>
          <table:table-cell table:number-columns-repeated="6"/>
          <table:table-cell office:value-type="string" calcext:value-type="string">
            <text:p>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4" calcext:value-type="float">
            <text:p>5.4E-05</text:p>
          </table:table-cell>
          <table:table-cell table:number-columns-repeated="2" office:value-type="float" office:value="0.000041" calcext:value-type="float">
            <text:p>4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43" calcext:value-type="float">
            <text:p>4.3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49,25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47,76</text:p>
          </table:table-cell>
          <table:table-cell table:number-columns-repeated="2"/>
          <table:table-cell office:value-type="float" office:value="17.58" calcext:value-type="float">
            <text:p>17.58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45,08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10,36</text:p>
          </table:table-cell>
          <table:table-cell office:value-type="string" calcext:value-type="string">
            <text:p>43,01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3,81</text:p>
          </table:table-cell>
          <table:table-cell office:value-type="string" calcext:value-type="string">
            <text:p>3,3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86</text:p>
          </table:table-cell>
          <table:table-cell table:number-columns-repeated="2"/>
          <table:table-cell office:value-type="float" office:value="17.58" calcext:value-type="float">
            <text:p>17.5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4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5,61</text:p>
          </table:table-cell>
          <table:table-cell office:value-type="string" calcext:value-type="string">
            <text:p>3,2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12</text:p>
          </table:table-cell>
          <table:table-cell table:number-columns-repeated="14"/>
          <table:table-cell office:value-type="string" calcext:value-type="string">
            <text:p>64</text:p>
          </table:table-cell>
          <table:table-cell office:value-type="float" office:value="0.000039" calcext:value-type="float">
            <text:p>3.9E-05</text:p>
          </table:table-cell>
          <table:table-cell table:number-columns-repeated="2" office:value-type="float" office:value="0.000041" calcext:value-type="float">
            <text:p>4.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8" calcext:value-type="float">
            <text:p>17.58</text:p>
          </table:table-cell>
          <table:table-cell office:value-type="string" calcext:value-type="string">
            <text:p>6,02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90,28</text:p>
          </table:table-cell>
          <table:table-cell table:number-columns-repeated="14"/>
          <table:table-cell office:value-type="string" calcext:value-type="string">
            <text:p>12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44" calcext:value-type="float">
            <text:p>4.4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5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512</text:p>
          </table:table-cell>
          <table:table-cell table:number-columns-repeated="2" office:value-type="float" office:value="0.000045" calcext:value-type="float">
            <text:p>4.5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5" calcext:value-type="float">
            <text:p>4.5E-05</text:p>
          </table:table-cell>
          <table:table-cell table:number-columns-repeated="2" office:value-type="float" office:value="0.000046" calcext:value-type="float">
            <text:p>4.6E-05</text:p>
          </table:table-cell>
          <table:table-cell office:value-type="float" office:value="0.000048" calcext:value-type="float">
            <text:p>4.8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02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048</text:p>
          </table:table-cell>
          <table:table-cell office:value-type="float" office:value="0.000045" calcext:value-type="float">
            <text:p>4.5E-05</text:p>
          </table:table-cell>
          <table:table-cell table:number-columns-repeated="3" office:value-type="float" office:value="0.000046" calcext:value-type="float">
            <text:p>4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8" calcext:value-type="float">
            <text:p>4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0,51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2,3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42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397553" calcext:value-type="float">
            <text:p>0.397553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1" calcext:value-type="float">
            <text:p>0.000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31,6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5,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7,6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7,56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6" calcext:value-type="float">
            <text:p>0.000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4,0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30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2,86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46" calcext:value-type="float">
            <text:p>0.000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63,9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60</text:p>
          </table:table-cell>
          <table:table-cell office:value-type="string" calcext:value-type="string">
            <text:p>28,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53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8" calcext:value-type="float">
            <text:p>0.000228</text:p>
          </table:table-cell>
          <table:table-cell table:number-columns-repeated="2" office:value-type="float" office:value="0.000233" calcext:value-type="float">
            <text:p>0.00023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238" calcext:value-type="float">
            <text:p>0.000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73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18,7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52,7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43,78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45" calcext:value-type="float">
            <text:p>0.000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7,7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23</text:p>
          </table:table-cell>
          <table:table-cell office:value-type="string" calcext:value-type="string">
            <text:p>36,5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3,6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17,26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552" calcext:value-type="float">
            <text:p>0.000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8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6,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83,8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11,11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00935" calcext:value-type="float">
            <text:p>0.000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5,66</text:p>
          </table:table-cell>
          <table:table-cell office:value-type="string" calcext:value-type="string">
            <text:p>2,3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57,2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30,35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064" calcext:value-type="float">
            <text:p>0.0020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10,4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37</text:p>
          </table:table-cell>
          <table:table-cell office:value-type="string" calcext:value-type="string">
            <text:p>82,94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903" calcext:value-type="float">
            <text:p>0.00390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097152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0.007581" calcext:value-type="float">
            <text:p>0.007581</text:p>
          </table:table-cell>
          <table:table-cell office:value-type="float" office:value="0.007373" calcext:value-type="float">
            <text:p>0.007373</text:p>
          </table:table-cell>
          <table:table-cell office:value-type="float" office:value="0.007382" calcext:value-type="float">
            <text:p>0.007382</text:p>
          </table:table-cell>
          <table:table-cell office:value-type="float" office:value="0.007043" calcext:value-type="float">
            <text:p>0.00704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194304</text:p>
          </table:table-cell>
          <table:table-cell office:value-type="float" office:value="0.014557" calcext:value-type="float">
            <text:p>0.014557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15072" calcext:value-type="float">
            <text:p>0.015072</text:p>
          </table:table-cell>
          <table:table-cell office:value-type="float" office:value="0.014957" calcext:value-type="float">
            <text:p>0.014957</text:p>
          </table:table-cell>
          <table:table-cell office:value-type="float" office:value="0.014631" calcext:value-type="float">
            <text:p>0.014631</text:p>
          </table:table-cell>
          <table:table-cell office:value-type="float" office:value="0.015034" calcext:value-type="float">
            <text:p>0.015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5,5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42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0,51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030576" calcext:value-type="float">
            <text:p>0.030576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0.029842" calcext:value-type="float">
            <text:p>0.029842</text:p>
          </table:table-cell>
          <table:table-cell office:value-type="float" office:value="0.029523" calcext:value-type="float">
            <text:p>0.029523</text:p>
          </table:table-cell>
          <table:table-cell office:value-type="float" office:value="0.031177" calcext:value-type="float">
            <text:p>0.031177</text:p>
          </table:table-cell>
          <table:table-cell office:value-type="float" office:value="0.030583" calcext:value-type="float">
            <text:p>0.030583</text:p>
          </table:table-cell>
          <table:table-cell office:value-type="float" office:value="0.02897" calcext:value-type="float">
            <text:p>0.02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3,61</text:p>
          </table:table-cell>
          <table:table-cell office:value-type="string" calcext:value-type="string">
            <text:p>29,3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7,01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6,9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05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058472" calcext:value-type="float">
            <text:p>0.058472</text:p>
          </table:table-cell>
          <table:table-cell office:value-type="float" office:value="0.059507" calcext:value-type="float">
            <text:p>0.059507</text:p>
          </table:table-cell>
          <table:table-cell office:value-type="float" office:value="0.060064" calcext:value-type="float">
            <text:p>0.060064</text:p>
          </table:table-cell>
          <table:table-cell office:value-type="float" office:value="0.060066" calcext:value-type="float">
            <text:p>0.060066</text:p>
          </table:table-cell>
          <table:table-cell office:value-type="float" office:value="0.061363" calcext:value-type="float">
            <text:p>0.061363</text:p>
          </table:table-cell>
          <table:table-cell office:value-type="float" office:value="0.060541" calcext:value-type="float">
            <text:p>0.060541</text:p>
          </table:table-cell>
          <table:table-cell office:value-type="float" office:value="0.05943" calcext:value-type="float">
            <text:p>0.059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2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71,50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8,49</text:p>
          </table:table-cell>
          <table:table-cell office:value-type="string" calcext:value-type="string">
            <text:p>28,3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3,21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117194" calcext:value-type="float">
            <text:p>0.117194</text:p>
          </table:table-cell>
          <table:table-cell office:value-type="float" office:value="0.120722" calcext:value-type="float">
            <text:p>0.120722</text:p>
          </table:table-cell>
          <table:table-cell office:value-type="float" office:value="0.11851" calcext:value-type="float">
            <text:p>0.11851</text:p>
          </table:table-cell>
          <table:table-cell office:value-type="float" office:value="0.118874" calcext:value-type="float">
            <text:p>0.118874</text:p>
          </table:table-cell>
          <table:table-cell office:value-type="float" office:value="0.121047" calcext:value-type="float">
            <text:p>0.121047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12062" calcext:value-type="float">
            <text:p>0.12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62,9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0,66</text:p>
          </table:table-cell>
          <table:table-cell office:value-type="string" calcext:value-type="string">
            <text:p>25,38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38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238439" calcext:value-type="float">
            <text:p>0.238439</text:p>
          </table:table-cell>
          <table:table-cell office:value-type="float" office:value="0.242831" calcext:value-type="float">
            <text:p>0.242831</text:p>
          </table:table-cell>
          <table:table-cell office:value-type="float" office:value="0.24154" calcext:value-type="float">
            <text:p>0.24154</text:p>
          </table:table-cell>
          <table:table-cell office:value-type="float" office:value="0.233745" calcext:value-type="float">
            <text:p>0.233745</text:p>
          </table:table-cell>
          <table:table-cell office:value-type="float" office:value="0.235128" calcext:value-type="float">
            <text:p>0.235128</text:p>
          </table:table-cell>
          <table:table-cell office:value-type="float" office:value="0.242553" calcext:value-type="float">
            <text:p>0.242553</text:p>
          </table:table-cell>
          <table:table-cell office:value-type="float" office:value="0.236513" calcext:value-type="float">
            <text:p>0.236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71,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20,30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52,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41,18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0.468445" calcext:value-type="float">
            <text:p>0.468445</text:p>
          </table:table-cell>
          <table:table-cell office:value-type="float" office:value="0.480287" calcext:value-type="float">
            <text:p>0.480287</text:p>
          </table:table-cell>
          <table:table-cell office:value-type="float" office:value="0.486006" calcext:value-type="float">
            <text:p>0.486006</text:p>
          </table:table-cell>
          <table:table-cell office:value-type="float" office:value="0.474719" calcext:value-type="float">
            <text:p>0.474719</text:p>
          </table:table-cell>
          <table:table-cell office:value-type="float" office:value="0.481367" calcext:value-type="float">
            <text:p>0.481367</text:p>
          </table:table-cell>
          <table:table-cell office:value-type="float" office:value="0.474116" calcext:value-type="float">
            <text:p>0.474116</text:p>
          </table:table-cell>
          <table:table-cell office:value-type="float" office:value="0.478837" calcext:value-type="float">
            <text:p>0.4788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70,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8</text:p>
          </table:table-cell>
          <table:table-cell office:value-type="string" calcext:value-type="string">
            <text:p>20,71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1,9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8,16</text:p>
          </table:table-cell>
          <table:table-cell office:value-type="string" calcext:value-type="string">
            <text:p>19,39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0.945991" calcext:value-type="float">
            <text:p>0.945991</text:p>
          </table:table-cell>
          <table:table-cell office:value-type="float" office:value="0.962802" calcext:value-type="float">
            <text:p>0.962802</text:p>
          </table:table-cell>
          <table:table-cell office:value-type="float" office:value="0.956261" calcext:value-type="float">
            <text:p>0.956261</text:p>
          </table:table-cell>
          <table:table-cell office:value-type="float" office:value="0.937244" calcext:value-type="float">
            <text:p>0.937244</text:p>
          </table:table-cell>
          <table:table-cell office:value-type="float" office:value="0.95572" calcext:value-type="float">
            <text:p>0.95572</text:p>
          </table:table-cell>
          <table:table-cell office:value-type="float" office:value="0.934876" calcext:value-type="float">
            <text:p>0.934876</text:p>
          </table:table-cell>
          <table:table-cell office:value-type="float" office:value="0.951198" calcext:value-type="float">
            <text:p>0.951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7,7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48,73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84,7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10,66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1.861876" calcext:value-type="float">
            <text:p>1.861876</text:p>
          </table:table-cell>
          <table:table-cell office:value-type="float" office:value="1.879832" calcext:value-type="float">
            <text:p>1.879832</text:p>
          </table:table-cell>
          <table:table-cell office:value-type="float" office:value="1.926586" calcext:value-type="float">
            <text:p>1.926586</text:p>
          </table:table-cell>
          <table:table-cell office:value-type="float" office:value="1.897326" calcext:value-type="float">
            <text:p>1.897326</text:p>
          </table:table-cell>
          <table:table-cell office:value-type="float" office:value="1.932695" calcext:value-type="float">
            <text:p>1.932695</text:p>
          </table:table-cell>
          <table:table-cell office:value-type="float" office:value="1.907393" calcext:value-type="float">
            <text:p>1.907393</text:p>
          </table:table-cell>
          <table:table-cell office:value-type="float" office:value="1.838203" calcext:value-type="float">
            <text:p>1.8382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string" calcext:value-type="string">
            <text:p>1,52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2"/>
          <table:table-cell office:value-type="float" office:value="18.03" calcext:value-type="float">
            <text:p>18.03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59,3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31,16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03" calcext:value-type="float">
            <text:p>18.0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0,6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87,31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3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9,50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47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9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4,49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1,94</text:p>
          </table:table-cell>
          <table:table-cell table:number-columns-repeated="5"/>
          <table:table-cell office:value-type="string" calcext:value-type="string">
            <text:p>DISIP CPU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34,1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0,71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9,6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8,3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92,86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95,36</text:p>
          </table:table-cell>
          <table:table-cell table:number-columns-repeated="7"/>
          <table:table-cell office:value-type="string" calcext:value-type="string">
            <text:p>1.094396</text:p>
          </table:table-cell>
          <table:table-cell office:value-type="string" calcext:value-type="string">
            <text:p>1.078560</text:p>
          </table:table-cell>
          <table:table-cell office:value-type="string" calcext:value-type="string">
            <text:p>1.112957</text:p>
          </table:table-cell>
          <table:table-cell office:value-type="string" calcext:value-type="string">
            <text:p>0.988833</text:p>
          </table:table-cell>
          <table:table-cell office:value-type="string" calcext:value-type="string">
            <text:p>1.180053</text:p>
          </table:table-cell>
          <table:table-cell office:value-type="string" calcext:value-type="string">
            <text:p>1.249751</text:p>
          </table:table-cell>
          <table:table-cell office:value-type="string" calcext:value-type="string">
            <text:p>1.181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9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72</text:p>
          </table:table-cell>
          <table:table-cell office:value-type="string" calcext:value-type="string">
            <text:p>22,05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17,50</text:p>
          </table:table-cell>
          <table:table-cell table:number-columns-repeated="8"/>
          <table:table-cell table:number-columns-repeated="6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70,9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63</text:p>
          </table:table-cell>
          <table:table-cell office:value-type="string" calcext:value-type="string">
            <text:p>21,43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4,43</text:p>
          </table:table-cell>
          <table:table-cell office:value-type="string" calcext:value-type="string">
            <text:p>71,4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0</text:p>
          </table:table-cell>
          <table:table-cell office:value-type="string" calcext:value-type="string">
            <text:p>17,73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12" calcext:value-type="float">
            <text:p>0.000112</text:p>
          </table:table-cell>
          <table:table-cell table:number-columns-repeated="2" office:value-type="float" office:value="0.000105" calcext:value-type="float">
            <text:p>0.0001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16" calcext:value-type="float">
            <text:p>0.000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63,2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28,57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82,7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10,15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51" calcext:value-type="float">
            <text:p>5.1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70,4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25,62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33,3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8,85</text:p>
          </table:table-cell>
          <table:table-cell office:value-type="string" calcext:value-type="string">
            <text:p>56,25</text:p>
          </table:table-cell>
          <table:table-cell table:number-columns-repeated="6"/>
          <table:table-cell office:value-type="string" calcext:value-type="string">
            <text:p>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52" calcext:value-type="float">
            <text:p>5.2E-05</text:p>
          </table:table-cell>
          <table:table-cell table:number-columns-repeated="2" office:value-type="float" office:value="0.000047" calcext:value-type="float">
            <text:p>4.7E-05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4" calcext:value-type="float">
            <text:p>18.04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3,3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47</text:p>
          </table:table-cell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2,5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39</text:p>
          </table:table-cell>
          <table:table-cell table:number-columns-repeated="6"/>
          <table:table-cell office:value-type="string" calcext:value-type="string">
            <text:p>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04" calcext:value-type="float">
            <text:p>18.0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16</text:p>
          </table:table-cell>
          <table:table-cell table:number-columns-repeated="2" office:value-type="float" office:value="0.000053" calcext:value-type="float">
            <text:p>5.3E-05</text:p>
          </table:table-cell>
          <table:table-cell table:number-columns-repeated="2" office:value-type="float" office:value="0.000046" calcext:value-type="float">
            <text:p>4.6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04" calcext:value-type="float">
            <text:p>18.0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4" calcext:value-type="float">
            <text:p>4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6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6,10</text:p>
          </table:table-cell>
          <table:table-cell office:value-type="string" calcext:value-type="string">
            <text:p>2,3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55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3,3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42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6,22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6,60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5,77</text:p>
          </table:table-cell>
          <table:table-cell office:value-type="string" calcext:value-type="string">
            <text:p>1,4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79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30,6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1,88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6,28</text:p>
          </table:table-cell>
          <table:table-cell office:value-type="string" calcext:value-type="string">
            <text:p>17,3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6,33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44" calcext:value-type="float">
            <text:p>4.4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0,4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76,02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17,3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1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table:number-columns-repeated="2" office:value-type="float" office:value="0.00005" calcext:value-type="float">
            <text:p>5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65,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16</text:p>
          </table:table-cell>
          <table:table-cell office:value-type="string" calcext:value-type="string">
            <text:p>25,51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204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6" calcext:value-type="float">
            <text:p>4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69,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12</text:p>
          </table:table-cell>
          <table:table-cell office:value-type="string" calcext:value-type="string">
            <text:p>21,32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64,6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26,37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9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9</text:p>
          </table:table-cell>
          <table:table-cell office:value-type="string" calcext:value-type="string">
            <text:p>23,08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0,0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63</text:p>
          </table:table-cell>
          <table:table-cell office:value-type="string" calcext:value-type="string">
            <text:p>21,32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442" calcext:value-type="float">
            <text:p>0.0004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56,7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40,80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2,50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5" calcext:value-type="float">
            <text:p>0.0001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9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45,1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58</text:p>
          </table:table-cell>
          <table:table-cell office:value-type="string" calcext:value-type="string">
            <text:p>39,90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58" calcext:value-type="float">
            <text:p>0.0002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5" calcext:value-type="float">
            <text:p>18.05</text:p>
          </table:table-cell>
          <table:table-cell office:value-type="string" calcext:value-type="string">
            <text:p>3,38</text:p>
          </table:table-cell>
          <table:table-cell office:value-type="string" calcext:value-type="string">
            <text:p>1,93</text:p>
          </table:table-cell>
          <table:table-cell office:value-type="string" calcext:value-type="string">
            <text:p>0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4,20</text:p>
          </table:table-cell>
          <table:table-cell table:number-columns-repeated="2"/>
          <table:table-cell office:value-type="float" office:value="18.05" calcext:value-type="float">
            <text:p>18.05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5,6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9,57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56" calcext:value-type="float">
            <text:p>0.00045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05" calcext:value-type="float">
            <text:p>18.05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2,8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86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701" calcext:value-type="float">
            <text:p>0.000701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62144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001684" calcext:value-type="float">
            <text:p>0.0016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6" calcext:value-type="float">
            <text:p>18.0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217" calcext:value-type="float">
            <text:p>0.003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6" calcext:value-type="float">
            <text:p>18.06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21,4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6,02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13211" calcext:value-type="float">
            <text:p>0.013211</text:p>
          </table:table-cell>
          <table:table-cell office:value-type="float" office:value="0.014968" calcext:value-type="float">
            <text:p>0.014968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0.017041" calcext:value-type="float">
            <text:p>0.017041</text:p>
          </table:table-cell>
          <table:table-cell office:value-type="float" office:value="0.018622" calcext:value-type="float">
            <text:p>0.0186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6" calcext:value-type="float">
            <text:p>18.0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4,4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4,54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23,9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92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19922" calcext:value-type="float">
            <text:p>0.019922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11675" calcext:value-type="float">
            <text:p>0.011675</text:p>
          </table:table-cell>
          <table:table-cell office:value-type="float" office:value="0.018511" calcext:value-type="float">
            <text:p>0.018511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10186" calcext:value-type="float">
            <text:p>0.010186</text:p>
          </table:table-cell>
          <table:table-cell office:value-type="float" office:value="0.009085" calcext:value-type="float">
            <text:p>0.0090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6" calcext:value-type="float">
            <text:p>18.06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6,8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2</text:p>
          </table:table-cell>
          <table:table-cell office:value-type="string" calcext:value-type="string">
            <text:p>46,80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8,5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8,89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028228" calcext:value-type="float">
            <text:p>0.028228</text:p>
          </table:table-cell>
          <table:table-cell office:value-type="float" office:value="0.038298" calcext:value-type="float">
            <text:p>0.038298</text:p>
          </table:table-cell>
          <table:table-cell office:value-type="float" office:value="0.042134" calcext:value-type="float">
            <text:p>0.042134</text:p>
          </table:table-cell>
          <table:table-cell office:value-type="float" office:value="0.044677" calcext:value-type="float">
            <text:p>0.044677</text:p>
          </table:table-cell>
          <table:table-cell office:value-type="float" office:value="0.0451" calcext:value-type="float">
            <text:p>0.0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6" calcext:value-type="float">
            <text:p>18.06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73,6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18,41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7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044533" calcext:value-type="float">
            <text:p>0.044533</text:p>
          </table:table-cell>
          <table:table-cell office:value-type="float" office:value="0.056663" calcext:value-type="float">
            <text:p>0.056663</text:p>
          </table:table-cell>
          <table:table-cell office:value-type="float" office:value="0.064831" calcext:value-type="float">
            <text:p>0.064831</text:p>
          </table:table-cell>
          <table:table-cell office:value-type="float" office:value="0.074459" calcext:value-type="float">
            <text:p>0.074459</text:p>
          </table:table-cell>
          <table:table-cell office:value-type="float" office:value="0.076307" calcext:value-type="float">
            <text:p>0.076307</text:p>
          </table:table-cell>
          <table:table-cell office:value-type="float" office:value="0.059514" calcext:value-type="float">
            <text:p>0.059514</text:p>
          </table:table-cell>
          <table:table-cell office:value-type="float" office:value="0.059744" calcext:value-type="float">
            <text:p>0.059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6" calcext:value-type="float">
            <text:p>18.06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56,7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4</text:p>
          </table:table-cell>
          <table:table-cell office:value-type="string" calcext:value-type="string">
            <text:p>31,16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73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17,82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142916" calcext:value-type="float">
            <text:p>0.142916</text:p>
          </table:table-cell>
          <table:table-cell office:value-type="float" office:value="0.147491" calcext:value-type="float">
            <text:p>0.147491</text:p>
          </table:table-cell>
          <table:table-cell office:value-type="float" office:value="0.133228" calcext:value-type="float">
            <text:p>0.133228</text:p>
          </table:table-cell>
          <table:table-cell office:value-type="float" office:value="0.124715" calcext:value-type="float">
            <text:p>0.124715</text:p>
          </table:table-cell>
          <table:table-cell office:value-type="float" office:value="0.123556" calcext:value-type="float">
            <text:p>0.123556</text:p>
          </table:table-cell>
          <table:table-cell office:value-type="float" office:value="0.099937" calcext:value-type="float">
            <text:p>0.099937</text:p>
          </table:table-cell>
          <table:table-cell office:value-type="float" office:value="0.170245" calcext:value-type="float">
            <text:p>0.1702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88,7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5,61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4,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11</text:p>
          </table:table-cell>
          <table:table-cell office:value-type="string" calcext:value-type="string">
            <text:p>18,78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241416" calcext:value-type="float">
            <text:p>0.241416</text:p>
          </table:table-cell>
          <table:table-cell office:value-type="float" office:value="0.246862" calcext:value-type="float">
            <text:p>0.246862</text:p>
          </table:table-cell>
          <table:table-cell office:value-type="float" office:value="0.260946" calcext:value-type="float">
            <text:p>0.260946</text:p>
          </table:table-cell>
          <table:table-cell office:value-type="float" office:value="0.22833" calcext:value-type="float">
            <text:p>0.22833</text:p>
          </table:table-cell>
          <table:table-cell office:value-type="float" office:value="0.262048" calcext:value-type="float">
            <text:p>0.262048</text:p>
          </table:table-cell>
          <table:table-cell office:value-type="float" office:value="0.259646" calcext:value-type="float">
            <text:p>0.259646</text:p>
          </table:table-cell>
          <table:table-cell office:value-type="float" office:value="0.232228" calcext:value-type="float">
            <text:p>0.232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4,6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4,34</text:p>
          </table:table-cell>
          <table:table-cell table:number-columns-repeated="2"/>
          <table:table-cell office:value-type="float" office:value="18.06" calcext:value-type="float">
            <text:p>18.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6,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10,45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439904" calcext:value-type="float">
            <text:p>0.439904</text:p>
          </table:table-cell>
          <table:table-cell office:value-type="float" office:value="0.43163" calcext:value-type="float">
            <text:p>0.43163</text:p>
          </table:table-cell>
          <table:table-cell office:value-type="float" office:value="0.525647" calcext:value-type="float">
            <text:p>0.525647</text:p>
          </table:table-cell>
          <table:table-cell office:value-type="float" office:value="0.472519" calcext:value-type="float">
            <text:p>0.472519</text:p>
          </table:table-cell>
          <table:table-cell office:value-type="float" office:value="0.443268" calcext:value-type="float">
            <text:p>0.443268</text:p>
          </table:table-cell>
          <table:table-cell office:value-type="float" office:value="0.506677" calcext:value-type="float">
            <text:p>0.506677</text:p>
          </table:table-cell>
          <table:table-cell office:value-type="float" office:value="0.532178" calcext:value-type="float">
            <text:p>0.5321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18.07" calcext:value-type="float">
            <text:p>18.07</text:p>
          </table:table-cell>
          <table:table-cell office:value-type="string" calcext:value-type="string">
            <text:p>5,69</text:p>
          </table:table-cell>
          <table:table-cell office:value-type="string" calcext:value-type="string">
            <text:p>34,6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49,76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1.009364" calcext:value-type="float">
            <text:p>1.009364</text:p>
          </table:table-cell>
          <table:table-cell office:value-type="float" office:value="0.874433" calcext:value-type="float">
            <text:p>0.874433</text:p>
          </table:table-cell>
          <table:table-cell office:value-type="float" office:value="1.009927" calcext:value-type="float">
            <text:p>1.009927</text:p>
          </table:table-cell>
          <table:table-cell office:value-type="float" office:value="0.907466" calcext:value-type="float">
            <text:p>0.907466</text:p>
          </table:table-cell>
          <table:table-cell office:value-type="float" office:value="0.846603" calcext:value-type="float">
            <text:p>0.846603</text:p>
          </table:table-cell>
          <table:table-cell office:value-type="float" office:value="1.032665" calcext:value-type="float">
            <text:p>1.032665</text:p>
          </table:table-cell>
          <table:table-cell office:value-type="float" office:value="1.021826" calcext:value-type="float">
            <text:p>1.02182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07" calcext:value-type="float">
            <text:p>18.07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5,2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05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1.880964" calcext:value-type="float">
            <text:p>1.880964</text:p>
          </table:table-cell>
          <table:table-cell office:value-type="float" office:value="2.114137" calcext:value-type="float">
            <text:p>2.114137</text:p>
          </table:table-cell>
          <table:table-cell office:value-type="float" office:value="2.234141" calcext:value-type="float">
            <text:p>2.234141</text:p>
          </table:table-cell>
          <table:table-cell office:value-type="float" office:value="2.045415" calcext:value-type="float">
            <text:p>2.045415</text:p>
          </table:table-cell>
          <table:table-cell office:value-type="float" office:value="1.937997" calcext:value-type="float">
            <text:p>1.937997</text:p>
          </table:table-cell>
          <table:table-cell office:value-type="float" office:value="2.052623" calcext:value-type="float">
            <text:p>2.052623</text:p>
          </table:table-cell>
          <table:table-cell office:value-type="float" office:value="1.911502" calcext:value-type="float">
            <text:p>1.91150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07" calcext:value-type="float">
            <text:p>18.07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86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4.005632" calcext:value-type="float">
            <text:p>4.005632</text:p>
          </table:table-cell>
          <table:table-cell office:value-type="float" office:value="4.002214" calcext:value-type="float">
            <text:p>4.002214</text:p>
          </table:table-cell>
          <table:table-cell office:value-type="float" office:value="3.921726" calcext:value-type="float">
            <text:p>3.921726</text:p>
          </table:table-cell>
          <table:table-cell office:value-type="float" office:value="3.978777" calcext:value-type="float">
            <text:p>3.978777</text:p>
          </table:table-cell>
          <table:table-cell office:value-type="float" office:value="3.972134" calcext:value-type="float">
            <text:p>3.972134</text:p>
          </table:table-cell>
          <table:table-cell office:value-type="float" office:value="4.043294" calcext:value-type="float">
            <text:p>4.043294</text:p>
          </table:table-cell>
          <table:table-cell office:value-type="float" office:value="3.92859" calcext:value-type="float">
            <text:p>3.92859</text:p>
          </table:table-cell>
          <table:table-cell table:number-columns-repeated="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25,2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10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19,9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7,5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6,87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14,8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1,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52,0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39,80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73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19,19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70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23,50</text:p>
          </table:table-cell>
          <table:table-cell table:number-columns-repeated="5"/>
          <table:table-cell office:value-type="string" calcext:value-type="string">
            <text:p>LTCP Mapp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2,6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46</text:p>
          </table:table-cell>
          <table:table-cell office:value-type="string" calcext:value-type="string">
            <text:p>35,94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74,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8</text:p>
          </table:table-cell>
          <table:table-cell office:value-type="string" calcext:value-type="string">
            <text:p>19,2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7,51</text:p>
          </table:table-cell>
          <table:table-cell office:value-type="string" calcext:value-type="string">
            <text:p>0,00</text:p>
          </table:table-cell>
          <table:table-cell table:number-columns-repeated="2" office:value-type="string" calcext:value-type="string">
            <text:p>1,00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6,00</text:p>
          </table:table-cell>
          <table:table-cell table:number-columns-repeated="7"/>
          <table:table-cell office:value-type="string" calcext:value-type="string">
            <text:p>1.126499</text:p>
          </table:table-cell>
          <table:table-cell office:value-type="string" calcext:value-type="string">
            <text:p>1.125360</text:p>
          </table:table-cell>
          <table:table-cell office:value-type="string" calcext:value-type="string">
            <text:p>1.120922</text:p>
          </table:table-cell>
          <table:table-cell office:value-type="string" calcext:value-type="string">
            <text:p>1.133602</text:p>
          </table:table-cell>
          <table:table-cell office:value-type="string" calcext:value-type="string">
            <text:p>1.133045</text:p>
          </table:table-cell>
          <table:table-cell office:value-type="string" calcext:value-type="string">
            <text:p>1.130836</text:p>
          </table:table-cell>
          <table:table-cell office:value-type="string" calcext:value-type="string">
            <text:p>1.1278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8" calcext:value-type="float">
            <text:p>18.08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,94</text:p>
          </table:table-cell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38,7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69</text:p>
          </table:table-cell>
          <table:table-cell office:value-type="string" calcext:value-type="string">
            <text:p>51,02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08" calcext:value-type="float">
            <text:p>18.0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2,5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45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08" calcext:value-type="float">
            <text:p>18.08</text:p>
          </table:table-cell>
          <table:table-cell office:value-type="string" calcext:value-type="string">
            <text:p>3,88</text:p>
          </table:table-cell>
          <table:table-cell office:value-type="string" calcext:value-type="string">
            <text:p>1,4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4,66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19" calcext:value-type="float">
            <text:p>0.000119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4" calcext:value-type="float">
            <text:p>6.4E-05</text:p>
          </table:table-cell>
          <table:table-cell table:number-columns-repeated="2" office:value-type="float" office:value="0.000074" calcext:value-type="float">
            <text:p>7.4E-05</text:p>
          </table:table-cell>
          <table:table-cell office:value-type="float" office:value="0.005971" calcext:value-type="float">
            <text:p>0.005971</text:p>
          </table:table-cell>
          <table:table-cell office:value-type="float" office:value="0.000067" calcext:value-type="float">
            <text:p>6.7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1" calcext:value-type="float">
            <text:p>6.1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9" calcext:value-type="float">
            <text:p>5.9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3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4673" calcext:value-type="float">
            <text:p>0.004673</text:p>
          </table:table-cell>
          <table:table-cell table:number-columns-repeated="2" office:value-type="float" office:value="0.000055" calcext:value-type="float">
            <text:p>5.5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9" calcext:value-type="float">
            <text:p>5.9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IP CPU</text:p>
          </table:table-cell>
          <table:table-cell table:number-columns-repeated="21"/>
          <table:table-cell office:value-type="string" calcext:value-type="string">
            <text:p>6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54" calcext:value-type="float">
            <text:p>5.4E-05</text:p>
          </table:table-cell>
          <table:table-cell table:number-columns-repeated="2" office:value-type="float" office:value="0.000059" calcext:value-type="float">
            <text:p>5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2" calcext:value-type="float">
            <text:p>5.2E-05</text:p>
          </table:table-cell>
          <table:table-cell table:number-columns-repeated="2" office:value-type="float" office:value="0.000055" calcext:value-type="float">
            <text:p>5.5E-05</text:p>
          </table:table-cell>
          <table:table-cell office:value-type="float" office:value="0.000059" calcext:value-type="float">
            <text:p>5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73,00</text:p>
          </table:table-cell>
          <table:table-cell office:value-type="string" calcext:value-type="string">
            <text:p>2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9" calcext:value-type="float">
            <text:p>5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71,50</text:p>
          </table:table-cell>
          <table:table-cell office:value-type="string" calcext:value-type="string">
            <text:p>28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96,98</text:p>
          </table:table-cell>
          <table:table-cell office:value-type="string" calcext:value-type="string">
            <text:p>3,0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6" calcext:value-type="float">
            <text:p>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6" calcext:value-type="float">
            <text:p>6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71,36</text:p>
          </table:table-cell>
          <table:table-cell office:value-type="string" calcext:value-type="string">
            <text:p>20,6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4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60,00</text:p>
          </table:table-cell>
          <table:table-cell office:value-type="string" calcext:value-type="string">
            <text:p>29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4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8" calcext:value-type="float">
            <text:p>5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62,19</text:p>
          </table:table-cell>
          <table:table-cell office:value-type="string" calcext:value-type="string">
            <text:p>23,3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4,4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64,32</text:p>
          </table:table-cell>
          <table:table-cell office:value-type="string" calcext:value-type="string">
            <text:p>26,1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table:number-columns-repeated="2" office:value-type="float" office:value="0.000055" calcext:value-type="float">
            <text:p>5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9" calcext:value-type="float">
            <text:p>5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65,33</text:p>
          </table:table-cell>
          <table:table-cell office:value-type="string" calcext:value-type="string">
            <text:p>25,1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57,21</text:p>
          </table:table-cell>
          <table:table-cell office:value-type="string" calcext:value-type="string">
            <text:p>28,8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93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52,24</text:p>
          </table:table-cell>
          <table:table-cell office:value-type="string" calcext:value-type="string">
            <text:p>21,8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5,8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64,68</text:p>
          </table:table-cell>
          <table:table-cell office:value-type="string" calcext:value-type="string">
            <text:p>28,8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8" calcext:value-type="float">
            <text:p>7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65,50</text:p>
          </table:table-cell>
          <table:table-cell office:value-type="string" calcext:value-type="string">
            <text:p>2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53,23</text:p>
          </table:table-cell>
          <table:table-cell office:value-type="string" calcext:value-type="string">
            <text:p>30,3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6,42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6" calcext:value-type="float">
            <text:p>9.6E-05</text:p>
          </table:table-cell>
          <table:table-cell table:number-columns-repeated="2" office:value-type="float" office:value="0.000097" calcext:value-type="float">
            <text:p>9.7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98" calcext:value-type="float">
            <text:p>9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68,34</text:p>
          </table:table-cell>
          <table:table-cell office:value-type="string" calcext:value-type="string">
            <text:p>23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4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60,30</text:p>
          </table:table-cell>
          <table:table-cell office:value-type="string" calcext:value-type="string">
            <text:p>35,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46" calcext:value-type="float">
            <text:p>0.000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53,73</text:p>
          </table:table-cell>
          <table:table-cell office:value-type="string" calcext:value-type="string">
            <text:p>34,8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44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68,66</text:p>
          </table:table-cell>
          <table:table-cell office:value-type="string" calcext:value-type="string">
            <text:p>25,3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24" calcext:value-type="float">
            <text:p>0.000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49,75</text:p>
          </table:table-cell>
          <table:table-cell office:value-type="string" calcext:value-type="string">
            <text:p>30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9,6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71,5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8" calcext:value-type="float">
            <text:p>0.000398</text:p>
          </table:table-cell>
          <table:table-cell table:number-columns-repeated="2" office:value-type="float" office:value="0.000394" calcext:value-type="float">
            <text:p>0.0003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95,00</text:p>
          </table:table-cell>
          <table:table-cell office:value-type="string" calcext:value-type="string">
            <text:p>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97,01</text:p>
          </table:table-cell>
          <table:table-cell office:value-type="string" calcext:value-type="string">
            <text:p>2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737" calcext:value-type="float">
            <text:p>0.0007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97,01</text:p>
          </table:table-cell>
          <table:table-cell office:value-type="string" calcext:value-type="string">
            <text:p>2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string" calcext:value-type="string">
            <text:p>98,99</text:p>
          </table:table-cell>
          <table:table-cell office:value-type="string" calcext:value-type="string">
            <text:p>1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01428" calcext:value-type="float">
            <text:p>0.001428</text:p>
          </table:table-cell>
          <table:table-cell table:number-columns-repeated="2" office:value-type="float" office:value="0.001431" calcext:value-type="float">
            <text:p>0.001431</text:p>
          </table:table-cell>
          <table:table-cell office:value-type="float" office:value="0.001416" calcext:value-type="float">
            <text:p>0.0014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4"/>
          <table:table-cell office:value-type="string" calcext:value-type="string">
            <text:p>2097152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0.002779" calcext:value-type="float">
            <text:p>0.002779</text:p>
          </table:table-cell>
          <table:table-cell office:value-type="float" office:value="0.002761" calcext:value-type="float">
            <text:p>0.002761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194304</text:p>
          </table:table-cell>
          <table:table-cell office:value-type="float" office:value="0.005465" calcext:value-type="float">
            <text:p>0.005465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0.005379" calcext:value-type="float">
            <text:p>0.005379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005401" calcext:value-type="float">
            <text:p>0.005401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388608</text:p>
          </table:table-cell>
          <table:table-cell office:value-type="float" office:value="0.010794" calcext:value-type="float">
            <text:p>0.010794</text:p>
          </table:table-cell>
          <table:table-cell office:value-type="float" office:value="0.010725" calcext:value-type="float">
            <text:p>0.010725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010728" calcext:value-type="float">
            <text:p>0.010728</text:p>
          </table:table-cell>
          <table:table-cell office:value-type="float" office:value="0.010742" calcext:value-type="float">
            <text:p>0.010742</text:p>
          </table:table-cell>
          <table:table-cell office:value-type="float" office:value="0.010723" calcext:value-type="float">
            <text:p>0.010723</text:p>
          </table:table-cell>
          <table:table-cell office:value-type="float" office:value="0.010932" calcext:value-type="float">
            <text:p>0.010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021663" calcext:value-type="float">
            <text:p>0.021663</text:p>
          </table:table-cell>
          <table:table-cell office:value-type="float" office:value="0.021495" calcext:value-type="float">
            <text:p>0.021495</text:p>
          </table:table-cell>
          <table:table-cell office:value-type="float" office:value="0.021607" calcext:value-type="float">
            <text:p>0.021607</text:p>
          </table:table-cell>
          <table:table-cell office:value-type="float" office:value="0.021636" calcext:value-type="float">
            <text:p>0.021636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21611" calcext:value-type="float">
            <text:p>0.0216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69,50</text:p>
          </table:table-cell>
          <table:table-cell office:value-type="string" calcext:value-type="string">
            <text:p>3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90,95</text:p>
          </table:table-cell>
          <table:table-cell office:value-type="string" calcext:value-type="string">
            <text:p>9,0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043166" calcext:value-type="float">
            <text:p>0.043166</text:p>
          </table:table-cell>
          <table:table-cell office:value-type="float" office:value="0.043247" calcext:value-type="float">
            <text:p>0.043247</text:p>
          </table:table-cell>
          <table:table-cell office:value-type="float" office:value="0.043218" calcext:value-type="float">
            <text:p>0.043218</text:p>
          </table:table-cell>
          <table:table-cell office:value-type="float" office:value="0.043219" calcext:value-type="float">
            <text:p>0.043219</text:p>
          </table:table-cell>
          <table:table-cell office:value-type="float" office:value="0.043238" calcext:value-type="float">
            <text:p>0.043238</text:p>
          </table:table-cell>
          <table:table-cell office:value-type="float" office:value="0.043352" calcext:value-type="float">
            <text:p>0.043352</text:p>
          </table:table-cell>
          <table:table-cell office:value-type="float" office:value="0.043126" calcext:value-type="float">
            <text:p>0.043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74,63</text:p>
          </table:table-cell>
          <table:table-cell office:value-type="string" calcext:value-type="string">
            <text:p>25,3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085923" calcext:value-type="float">
            <text:p>0.085923</text:p>
          </table:table-cell>
          <table:table-cell office:value-type="float" office:value="0.085887" calcext:value-type="float">
            <text:p>0.085887</text:p>
          </table:table-cell>
          <table:table-cell office:value-type="float" office:value="0.086043" calcext:value-type="float">
            <text:p>0.086043</text:p>
          </table:table-cell>
          <table:table-cell office:value-type="float" office:value="0.085778" calcext:value-type="float">
            <text:p>0.085778</text:p>
          </table:table-cell>
          <table:table-cell office:value-type="float" office:value="0.086027" calcext:value-type="float">
            <text:p>0.086027</text:p>
          </table:table-cell>
          <table:table-cell office:value-type="float" office:value="0.086183" calcext:value-type="float">
            <text:p>0.086183</text:p>
          </table:table-cell>
          <table:table-cell office:value-type="float" office:value="0.086221" calcext:value-type="float">
            <text:p>0.086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61,31</text:p>
          </table:table-cell>
          <table:table-cell office:value-type="string" calcext:value-type="string">
            <text:p>28,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5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97,49</text:p>
          </table:table-cell>
          <table:table-cell office:value-type="string" calcext:value-type="string">
            <text:p>2,5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0.171585" calcext:value-type="float">
            <text:p>0.171585</text:p>
          </table:table-cell>
          <table:table-cell office:value-type="float" office:value="0.171444" calcext:value-type="float">
            <text:p>0.171444</text:p>
          </table:table-cell>
          <table:table-cell office:value-type="float" office:value="0.171279" calcext:value-type="float">
            <text:p>0.171279</text:p>
          </table:table-cell>
          <table:table-cell office:value-type="float" office:value="0.171743" calcext:value-type="float">
            <text:p>0.171743</text:p>
          </table:table-cell>
          <table:table-cell office:value-type="float" office:value="0.172031" calcext:value-type="float">
            <text:p>0.172031</text:p>
          </table:table-cell>
          <table:table-cell office:value-type="float" office:value="0.172099" calcext:value-type="float">
            <text:p>0.172099</text:p>
          </table:table-cell>
          <table:table-cell office:value-type="float" office:value="0.171512" calcext:value-type="float">
            <text:p>0.1715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56,72</text:p>
          </table:table-cell>
          <table:table-cell office:value-type="string" calcext:value-type="string">
            <text:p>28,8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4,4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90,05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0.303785" calcext:value-type="float">
            <text:p>0.303785</text:p>
          </table:table-cell>
          <table:table-cell office:value-type="float" office:value="0.302958" calcext:value-type="float">
            <text:p>0.302958</text:p>
          </table:table-cell>
          <table:table-cell office:value-type="float" office:value="0.303198" calcext:value-type="float">
            <text:p>0.303198</text:p>
          </table:table-cell>
          <table:table-cell office:value-type="float" office:value="0.302816" calcext:value-type="float">
            <text:p>0.302816</text:p>
          </table:table-cell>
          <table:table-cell office:value-type="float" office:value="0.303342" calcext:value-type="float">
            <text:p>0.303342</text:p>
          </table:table-cell>
          <table:table-cell office:value-type="float" office:value="0.303966" calcext:value-type="float">
            <text:p>0.303966</text:p>
          </table:table-cell>
          <table:table-cell office:value-type="float" office:value="0.302905" calcext:value-type="float">
            <text:p>0.3029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72,36</text:p>
          </table:table-cell>
          <table:table-cell office:value-type="string" calcext:value-type="string">
            <text:p>22,6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55,45</text:p>
          </table:table-cell>
          <table:table-cell office:value-type="string" calcext:value-type="string">
            <text:p>35,6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0.567177" calcext:value-type="float">
            <text:p>0.567177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56768" calcext:value-type="float">
            <text:p>0.56768</text:p>
          </table:table-cell>
          <table:table-cell office:value-type="float" office:value="0.566978" calcext:value-type="float">
            <text:p>0.566978</text:p>
          </table:table-cell>
          <table:table-cell office:value-type="float" office:value="0.567038" calcext:value-type="float">
            <text:p>0.567038</text:p>
          </table:table-cell>
          <table:table-cell office:value-type="float" office:value="0.568704" calcext:value-type="float">
            <text:p>0.568704</text:p>
          </table:table-cell>
          <table:table-cell office:value-type="float" office:value="0.567396" calcext:value-type="float">
            <text:p>0.5673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57,71</text:p>
          </table:table-cell>
          <table:table-cell office:value-type="string" calcext:value-type="string">
            <text:p>24,8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7,4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54,50</text:p>
          </table:table-cell>
          <table:table-cell office:value-type="string" calcext:value-type="string">
            <text:p>4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70,35</text:p>
          </table:table-cell>
          <table:table-cell office:value-type="string" calcext:value-type="string">
            <text:p>26,1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64,00</text:p>
          </table:table-cell>
          <table:table-cell office:value-type="string" calcext:value-type="string">
            <text:p>3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64,50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69,35</text:p>
          </table:table-cell>
          <table:table-cell office:value-type="string" calcext:value-type="string">
            <text:p>23,6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3" calcext:value-type="float">
            <text:p>18.13</text:p>
          </table:table-cell>
          <table:table-cell office:value-type="string" calcext:value-type="string">
            <text:p>53,23</text:p>
          </table:table-cell>
          <table:table-cell office:value-type="string" calcext:value-type="string">
            <text:p>34,8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94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57,21</text:p>
          </table:table-cell>
          <table:table-cell office:value-type="string" calcext:value-type="string">
            <text:p>26,8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9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4" calcext:value-type="float">
            <text:p>18.14</text:p>
          </table:table-cell>
          <table:table-cell office:value-type="string" calcext:value-type="string">
            <text:p>56,28</text:p>
          </table:table-cell>
          <table:table-cell office:value-type="string" calcext:value-type="string">
            <text:p>30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5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59,30</text:p>
          </table:table-cell>
          <table:table-cell office:value-type="string" calcext:value-type="string">
            <text:p>35,6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5"/>
          <table:table-cell office:value-type="string" calcext:value-type="string">
            <text:p>LTCP Mapp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.14" calcext:value-type="float">
            <text:p>18.14</text:p>
          </table:table-cell>
          <table:table-cell office:value-type="string" calcext:value-type="string">
            <text:p>96,02</text:p>
          </table:table-cell>
          <table:table-cell office:value-type="string" calcext:value-type="string">
            <text:p>3,9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string" calcext:value-type="string">
            <text:p>64,00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5"/>
          <table:table-cell office:value-type="string" calcext:value-type="string">
            <text:p>CPU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.14" calcext:value-type="float">
            <text:p>18.14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4" calcext:value-type="float">
            <text:p>18.14</text:p>
          </table:table-cell>
          <table:table-cell office:value-type="string" calcext:value-type="string">
            <text:p>71,50</text:p>
          </table:table-cell>
          <table:table-cell office:value-type="string" calcext:value-type="string">
            <text:p>2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7"/>
          <table:table-cell office:value-type="string" calcext:value-type="string">
            <text:p>1.634609</text:p>
          </table:table-cell>
          <table:table-cell office:value-type="string" calcext:value-type="string">
            <text:p>1.626462</text:p>
          </table:table-cell>
          <table:table-cell office:value-type="string" calcext:value-type="string">
            <text:p>1.554855</text:p>
          </table:table-cell>
          <table:table-cell office:value-type="string" calcext:value-type="string">
            <text:p>1.452832</text:p>
          </table:table-cell>
          <table:table-cell office:value-type="string" calcext:value-type="string">
            <text:p>1.656331</text:p>
          </table:table-cell>
          <table:table-cell office:value-type="string" calcext:value-type="string">
            <text:p>1.563618</text:p>
          </table:table-cell>
          <table:table-cell office:value-type="string" calcext:value-type="string">
            <text:p>1.59213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14" calcext:value-type="float">
            <text:p>18.14</text:p>
          </table:table-cell>
          <table:table-cell office:value-type="string" calcext:value-type="string">
            <text:p>95,00</text:p>
          </table:table-cell>
          <table:table-cell office:value-type="string" calcext:value-type="string">
            <text:p>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14" calcext:value-type="float">
            <text:p>18.1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03" calcext:value-type="float">
            <text:p>0.00010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82" calcext:value-type="float">
            <text:p>8.2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8" calcext:value-type="float">
            <text:p>7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75" calcext:value-type="float">
            <text:p>7.5E-05</text:p>
          </table:table-cell>
          <table:table-cell table:number-columns-repeated="2" office:value-type="float" office:value="0.000079" calcext:value-type="float">
            <text:p>7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77,00</text:p>
          </table:table-cell>
          <table:table-cell office:value-type="string" calcext:value-type="string">
            <text:p>2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8" calcext:value-type="float">
            <text:p>7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84,50</text:p>
          </table:table-cell>
          <table:table-cell office:value-type="string" calcext:value-type="string">
            <text:p>1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1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" calcext:value-type="float">
            <text:p>7E-05</text:p>
          </table:table-cell>
          <table:table-cell table:number-columns-repeated="2" office:value-type="float" office:value="0.000074" calcext:value-type="float">
            <text:p>7.4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77,11</text:p>
          </table:table-cell>
          <table:table-cell office:value-type="string" calcext:value-type="string">
            <text:p>22,3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79" calcext:value-type="float">
            <text:p>7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79,00</text:p>
          </table:table-cell>
          <table:table-cell office:value-type="string" calcext:value-type="string">
            <text:p>1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78" calcext:value-type="float">
            <text:p>7.8E-05</text:p>
          </table:table-cell>
          <table:table-cell table:number-columns-repeated="2" office:value-type="float" office:value="0.00008" calcext:value-type="float">
            <text:p>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64,32</text:p>
          </table:table-cell>
          <table:table-cell office:value-type="string" calcext:value-type="string">
            <text:p>30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53,00</text:p>
          </table:table-cell>
          <table:table-cell office:value-type="string" calcext:value-type="string">
            <text:p>3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5" calcext:value-type="float">
            <text:p>7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58,50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63,50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9" calcext:value-type="float">
            <text:p>7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68,5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61,00</text:p>
          </table:table-cell>
          <table:table-cell office:value-type="string" calcext:value-type="string">
            <text:p>29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4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" calcext:value-type="float">
            <text:p>8E-05</text:p>
          </table:table-cell>
          <table:table-cell table:number-columns-repeated="2"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56,00</text:p>
          </table:table-cell>
          <table:table-cell office:value-type="string" calcext:value-type="string">
            <text:p>28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65,50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1" calcext:value-type="float">
            <text:p>7.1E-05</text:p>
          </table:table-cell>
          <table:table-cell table:number-columns-repeated="2" office:value-type="float" office:value="0.000067" calcext:value-type="float">
            <text:p>6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62,50</text:p>
          </table:table-cell>
          <table:table-cell office:value-type="string" calcext:value-type="string">
            <text:p>29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53,27</text:p>
          </table:table-cell>
          <table:table-cell office:value-type="string" calcext:value-type="string">
            <text:p>29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7,59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1" calcext:value-type="float">
            <text:p>7.1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64,50</text:p>
          </table:table-cell>
          <table:table-cell office:value-type="string" calcext:value-type="string">
            <text:p>27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58,21</text:p>
          </table:table-cell>
          <table:table-cell office:value-type="string" calcext:value-type="string">
            <text:p>36,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  <table:table-cell table:number-columns-repeated="2" office:value-type="float" office:value="0.000075" calcext:value-type="float">
            <text:p>7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54,73</text:p>
          </table:table-cell>
          <table:table-cell office:value-type="string" calcext:value-type="string">
            <text:p>36,8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46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69,00</text:p>
          </table:table-cell>
          <table:table-cell office:value-type="string" calcext:value-type="string">
            <text:p>27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table:number-columns-repeated="3" office:value-type="float" office:value="0.000092" calcext:value-type="float">
            <text:p>9.2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1" calcext:value-type="float">
            <text:p>9.1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51,76</text:p>
          </table:table-cell>
          <table:table-cell office:value-type="string" calcext:value-type="string">
            <text:p>27,6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0,6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74,63</text:p>
          </table:table-cell>
          <table:table-cell office:value-type="string" calcext:value-type="string">
            <text:p>21,8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6" calcext:value-type="float">
            <text:p>0.000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96,98</text:p>
          </table:table-cell>
          <table:table-cell office:value-type="string" calcext:value-type="string">
            <text:p>3,0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25" calcext:value-type="float">
            <text:p>0.000225</text:p>
          </table:table-cell>
          <table:table-cell table:number-columns-repeated="2" office:value-type="float" office:value="0.000222" calcext:value-type="float">
            <text:p>0.00022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21" calcext:value-type="float">
            <text:p>0.000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5" calcext:value-type="float">
            <text:p>18.1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8.15" calcext:value-type="float">
            <text:p>18.1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6" calcext:value-type="float">
            <text:p>0.000396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524288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0744" calcext:value-type="float">
            <text:p>0.000744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048576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432" calcext:value-type="float">
            <text:p>0.001432</text:p>
          </table:table-cell>
          <table:table-cell table:number-columns-repeated="2" office:value-type="float" office:value="0.001428" calcext:value-type="float">
            <text:p>0.001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02742" calcext:value-type="float">
            <text:p>0.002742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2774" calcext:value-type="float">
            <text:p>0.00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71,00</text:p>
          </table:table-cell>
          <table:table-cell office:value-type="string" calcext:value-type="string">
            <text:p>29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1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10925" calcext:value-type="float">
            <text:p>0.010925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0.010817" calcext:value-type="float">
            <text:p>0.010817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0654" calcext:value-type="float">
            <text:p>0.010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91,46</text:p>
          </table:table-cell>
          <table:table-cell office:value-type="string" calcext:value-type="string">
            <text:p>8,5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2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018049" calcext:value-type="float">
            <text:p>0.018049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063" calcext:value-type="float">
            <text:p>0.018063</text:p>
          </table:table-cell>
          <table:table-cell office:value-type="float" office:value="0.011926" calcext:value-type="float">
            <text:p>0.011926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0.014051" calcext:value-type="float">
            <text:p>0.014051</text:p>
          </table:table-cell>
          <table:table-cell office:value-type="float" office:value="0.018055" calcext:value-type="float">
            <text:p>0.0180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63,00</text:p>
          </table:table-cell>
          <table:table-cell office:value-type="string" calcext:value-type="string">
            <text:p>26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022738" calcext:value-type="float">
            <text:p>0.022738</text:p>
          </table:table-cell>
          <table:table-cell office:value-type="float" office:value="0.022724" calcext:value-type="float">
            <text:p>0.022724</text:p>
          </table:table-cell>
          <table:table-cell office:value-type="float" office:value="0.021442" calcext:value-type="float">
            <text:p>0.021442</text:p>
          </table:table-cell>
          <table:table-cell office:value-type="float" office:value="0.021552" calcext:value-type="float">
            <text:p>0.021552</text:p>
          </table:table-cell>
          <table:table-cell office:value-type="float" office:value="0.021378" calcext:value-type="float">
            <text:p>0.021378</text:p>
          </table:table-cell>
          <table:table-cell office:value-type="float" office:value="0.021444" calcext:value-type="float">
            <text:p>0.021444</text:p>
          </table:table-cell>
          <table:table-cell office:value-type="float" office:value="0.021427" calcext:value-type="float">
            <text:p>0.021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57,21</text:p>
          </table:table-cell>
          <table:table-cell office:value-type="string" calcext:value-type="string">
            <text:p>30,8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94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83,50</text:p>
          </table:table-cell>
          <table:table-cell office:value-type="string" calcext:value-type="string">
            <text:p>1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042709" calcext:value-type="float">
            <text:p>0.042709</text:p>
          </table:table-cell>
          <table:table-cell office:value-type="float" office:value="0.042719" calcext:value-type="float">
            <text:p>0.042719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0.043147" calcext:value-type="float">
            <text:p>0.043147</text:p>
          </table:table-cell>
          <table:table-cell office:value-type="float" office:value="0.042722" calcext:value-type="float">
            <text:p>0.042722</text:p>
          </table:table-cell>
          <table:table-cell office:value-type="float" office:value="0.042907" calcext:value-type="float">
            <text:p>0.042907</text:p>
          </table:table-cell>
          <table:table-cell office:value-type="float" office:value="0.042908" calcext:value-type="float">
            <text:p>0.0429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68,5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57,50</text:p>
          </table:table-cell>
          <table:table-cell office:value-type="string" calcext:value-type="string">
            <text:p>27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085384" calcext:value-type="float">
            <text:p>0.085384</text:p>
          </table:table-cell>
          <table:table-cell office:value-type="float" office:value="0.085383" calcext:value-type="float">
            <text:p>0.085383</text:p>
          </table:table-cell>
          <table:table-cell office:value-type="float" office:value="0.085605" calcext:value-type="float">
            <text:p>0.085605</text:p>
          </table:table-cell>
          <table:table-cell office:value-type="float" office:value="0.085835" calcext:value-type="float">
            <text:p>0.085835</text:p>
          </table:table-cell>
          <table:table-cell office:value-type="float" office:value="0.085353" calcext:value-type="float">
            <text:p>0.085353</text:p>
          </table:table-cell>
          <table:table-cell office:value-type="float" office:value="0.085796" calcext:value-type="float">
            <text:p>0.085796</text:p>
          </table:table-cell>
          <table:table-cell office:value-type="float" office:value="0.085736" calcext:value-type="float">
            <text:p>0.0857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58,00</text:p>
          </table:table-cell>
          <table:table-cell office:value-type="string" calcext:value-type="string">
            <text:p>29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56,72</text:p>
          </table:table-cell>
          <table:table-cell office:value-type="string" calcext:value-type="string">
            <text:p>31,8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44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0.17097" calcext:value-type="float">
            <text:p>0.17097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0.171498" calcext:value-type="float">
            <text:p>0.171498</text:p>
          </table:table-cell>
          <table:table-cell office:value-type="float" office:value="0.172239" calcext:value-type="float">
            <text:p>0.172239</text:p>
          </table:table-cell>
          <table:table-cell office:value-type="float" office:value="0.171349" calcext:value-type="float">
            <text:p>0.171349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171592" calcext:value-type="float">
            <text:p>0.171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69,65</text:p>
          </table:table-cell>
          <table:table-cell office:value-type="string" calcext:value-type="string">
            <text:p>24,8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65,33</text:p>
          </table:table-cell>
          <table:table-cell office:value-type="string" calcext:value-type="string">
            <text:p>23,6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06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0.302561" calcext:value-type="float">
            <text:p>0.302561</text:p>
          </table:table-cell>
          <table:table-cell office:value-type="float" office:value="0.307668" calcext:value-type="float">
            <text:p>0.307668</text:p>
          </table:table-cell>
          <table:table-cell office:value-type="float" office:value="0.302776" calcext:value-type="float">
            <text:p>0.302776</text:p>
          </table:table-cell>
          <table:table-cell office:value-type="float" office:value="0.308756" calcext:value-type="float">
            <text:p>0.308756</text:p>
          </table:table-cell>
          <table:table-cell office:value-type="float" office:value="0.316168" calcext:value-type="float">
            <text:p>0.316168</text:p>
          </table:table-cell>
          <table:table-cell office:value-type="float" office:value="0.302695" calcext:value-type="float">
            <text:p>0.302695</text:p>
          </table:table-cell>
          <table:table-cell office:value-type="float" office:value="0.308385" calcext:value-type="float">
            <text:p>0.308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67,68</text:p>
          </table:table-cell>
          <table:table-cell office:value-type="string" calcext:value-type="string">
            <text:p>25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61,00</text:p>
          </table:table-cell>
          <table:table-cell office:value-type="string" calcext:value-type="string">
            <text:p>3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0.579432" calcext:value-type="float">
            <text:p>0.579432</text:p>
          </table:table-cell>
          <table:table-cell office:value-type="float" office:value="0.580254" calcext:value-type="float">
            <text:p>0.580254</text:p>
          </table:table-cell>
          <table:table-cell office:value-type="float" office:value="0.573897" calcext:value-type="float">
            <text:p>0.573897</text:p>
          </table:table-cell>
          <table:table-cell office:value-type="float" office:value="0.580618" calcext:value-type="float">
            <text:p>0.580618</text:p>
          </table:table-cell>
          <table:table-cell office:value-type="float" office:value="0.570403" calcext:value-type="float">
            <text:p>0.570403</text:p>
          </table:table-cell>
          <table:table-cell office:value-type="float" office:value="0.567452" calcext:value-type="float">
            <text:p>0.567452</text:p>
          </table:table-cell>
          <table:table-cell office:value-type="float" office:value="0.576036" calcext:value-type="float">
            <text:p>0.5760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57,71</text:p>
          </table:table-cell>
          <table:table-cell office:value-type="string" calcext:value-type="string">
            <text:p>26,3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9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51,24</text:p>
          </table:table-cell>
          <table:table-cell office:value-type="string" calcext:value-type="string">
            <text:p>36,8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94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56,00</text:p>
          </table:table-cell>
          <table:table-cell office:value-type="string" calcext:value-type="string">
            <text:p>3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58,50</text:p>
          </table:table-cell>
          <table:table-cell office:value-type="string" calcext:value-type="string">
            <text:p>28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66,33</text:p>
          </table:table-cell>
          <table:table-cell office:value-type="string" calcext:value-type="string">
            <text:p>28,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8.17" calcext:value-type="float">
            <text:p>18.17</text:p>
          </table:table-cell>
          <table:table-cell office:value-type="string" calcext:value-type="string">
            <text:p>84,00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17" calcext:value-type="float">
            <text:p>18.17</text:p>
          </table:table-cell>
          <table:table-cell office:value-type="string" calcext:value-type="string">
            <text:p>97,51</text:p>
          </table:table-cell>
          <table:table-cell office:value-type="string" calcext:value-type="string">
            <text:p>2,4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17" calcext:value-type="float">
            <text:p>18.1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2"/>
          <table:table-cell office:value-type="string" calcext:value-type="string">
            <text:p>LTPC PIO</text:p>
          </table:table-cell>
          <table:table-cell table:number-columns-repeated="11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4"/>
          <table:table-cell office:value-type="string" calcext:value-type="string">
            <text:p>0.731363</text:p>
          </table:table-cell>
          <table:table-cell office:value-type="string" calcext:value-type="string">
            <text:p>0.735433</text:p>
          </table:table-cell>
          <table:table-cell office:value-type="string" calcext:value-type="string">
            <text:p>0.733022</text:p>
          </table:table-cell>
          <table:table-cell office:value-type="string" calcext:value-type="string">
            <text:p>0.732331</text:p>
          </table:table-cell>
          <table:table-cell office:value-type="string" calcext:value-type="string">
            <text:p>0.731288</text:p>
          </table:table-cell>
          <table:table-cell office:value-type="string" calcext:value-type="string">
            <text:p>0.734481</text:p>
          </table:table-cell>
          <table:table-cell office:value-type="string" calcext:value-type="string">
            <text:p>0.7332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8"/>
          <table:table-cell table:number-columns-repeated="6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98,01</text:p>
          </table:table-cell>
          <table:table-cell office:value-type="string" calcext:value-type="string">
            <text:p>1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69" calcext:value-type="float">
            <text:p>6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72,86</text:p>
          </table:table-cell>
          <table:table-cell office:value-type="string" calcext:value-type="string">
            <text:p>27,1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82,50</text:p>
          </table:table-cell>
          <table:table-cell office:value-type="string" calcext:value-type="string">
            <text:p>1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49" calcext:value-type="float">
            <text:p>4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65" calcext:value-type="float">
            <text:p>6.5E-05</text:p>
          </table:table-cell>
          <table:table-cell table:number-columns-repeated="2" office:value-type="float" office:value="0.000069" calcext:value-type="float">
            <text:p>6.9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71,50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81,41</text:p>
          </table:table-cell>
          <table:table-cell office:value-type="string" calcext:value-type="string">
            <text:p>17,0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6" calcext:value-type="float">
            <text:p>3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56,50</text:p>
          </table:table-cell>
          <table:table-cell office:value-type="string" calcext:value-type="string">
            <text:p>28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56,72</text:p>
          </table:table-cell>
          <table:table-cell office:value-type="string" calcext:value-type="string">
            <text:p>26,8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6,42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7" calcext:value-type="float">
            <text:p>2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64,18</text:p>
          </table:table-cell>
          <table:table-cell office:value-type="string" calcext:value-type="string">
            <text:p>26,8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56,00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4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57,29</text:p>
          </table:table-cell>
          <table:table-cell office:value-type="string" calcext:value-type="string">
            <text:p>30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2,56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65,84</text:p>
          </table:table-cell>
          <table:table-cell office:value-type="string" calcext:value-type="string">
            <text:p>24,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9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35" calcext:value-type="float">
            <text:p>3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71,00</text:p>
          </table:table-cell>
          <table:table-cell office:value-type="string" calcext:value-type="string">
            <text:p>2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61,50</text:p>
          </table:table-cell>
          <table:table-cell office:value-type="string" calcext:value-type="string">
            <text:p>3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67,50</text:p>
          </table:table-cell>
          <table:table-cell office:value-type="string" calcext:value-type="string">
            <text:p>2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55,50</text:p>
          </table:table-cell>
          <table:table-cell office:value-type="string" calcext:value-type="string">
            <text:p>3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35" calcext:value-type="float">
            <text:p>3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54,00</text:p>
          </table:table-cell>
          <table:table-cell office:value-type="string" calcext:value-type="string">
            <text:p>2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61,50</text:p>
          </table:table-cell>
          <table:table-cell office:value-type="string" calcext:value-type="string">
            <text:p>3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3" calcext:value-type="float">
            <text:p>3.3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54,77</text:p>
          </table:table-cell>
          <table:table-cell office:value-type="string" calcext:value-type="string">
            <text:p>25,1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0,1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70,35</text:p>
          </table:table-cell>
          <table:table-cell office:value-type="string" calcext:value-type="string">
            <text:p>25,1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1" calcext:value-type="float">
            <text:p>3.1E-05</text:p>
          </table:table-cell>
          <table:table-cell table:number-columns-repeated="3" office:value-type="float" office:value="0.000034" calcext:value-type="float">
            <text:p>3.4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97,01</text:p>
          </table:table-cell>
          <table:table-cell office:value-type="string" calcext:value-type="string">
            <text:p>2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88,06</text:p>
          </table:table-cell>
          <table:table-cell office:value-type="string" calcext:value-type="string">
            <text:p>10,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4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4" calcext:value-type="float">
            <text:p>3.4E-05</text:p>
          </table:table-cell>
          <table:table-cell table:number-columns-repeated="2" office:value-type="float" office:value="0.000035" calcext:value-type="float">
            <text:p>3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8" calcext:value-type="float">
            <text:p>18.18</text:p>
          </table:table-cell>
          <table:table-cell office:value-type="string" calcext:value-type="string">
            <text:p>96,98</text:p>
          </table:table-cell>
          <table:table-cell office:value-type="string" calcext:value-type="string">
            <text:p>3,0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18" calcext:value-type="float">
            <text:p>18.18</text:p>
          </table:table-cell>
          <table:table-cell office:value-type="string" calcext:value-type="string">
            <text:p>94,97</text:p>
          </table:table-cell>
          <table:table-cell office:value-type="string" calcext:value-type="string">
            <text:p>5,0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6" calcext:value-type="float">
            <text:p>4.6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18" calcext:value-type="float">
            <text:p>18.18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2" calcext:value-type="float">
            <text:p>4.2E-05</text:p>
          </table:table-cell>
          <table:table-cell table:number-columns-repeated="2" office:value-type="float" office:value="0.000046" calcext:value-type="float">
            <text:p>4.6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51" calcext:value-type="float">
            <text:p>5.1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38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7" calcext:value-type="float">
            <text:p>5.7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3276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81" calcext:value-type="float">
            <text:p>8.1E-05</text:p>
          </table:table-cell>
          <table:table-cell table:number-columns-repeated="2" office:value-type="float" office:value="0.00008" calcext:value-type="float">
            <text:p>8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81" calcext:value-type="float">
            <text:p>8.1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6553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5" calcext:value-type="float">
            <text:p>0.00013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31072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38" calcext:value-type="float">
            <text:p>0.000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492" calcext:value-type="float">
            <text:p>0.000492</text:p>
          </table:table-cell>
          <table:table-cell table:number-columns-repeated="2" office:value-type="float" office:value="0.000441" calcext:value-type="float">
            <text:p>0.00044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39" calcext:value-type="float">
            <text:p>0.0004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80,60</text:p>
          </table:table-cell>
          <table:table-cell office:value-type="string" calcext:value-type="string">
            <text:p>19,4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8,00</text:p>
          </table:table-cell>
          <table:table-cell office:value-type="string" calcext:value-type="string">
            <text:p>3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845" calcext:value-type="float">
            <text:p>0.000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86,00</text:p>
          </table:table-cell>
          <table:table-cell office:value-type="string" calcext:value-type="string">
            <text:p>1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94,97</text:p>
          </table:table-cell>
          <table:table-cell office:value-type="string" calcext:value-type="string">
            <text:p>5,0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.001737" calcext:value-type="float">
            <text:p>0.0017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80,50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04179" calcext:value-type="float">
            <text:p>0.004179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3851" calcext:value-type="float">
            <text:p>0.0038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65,50</text:p>
          </table:table-cell>
          <table:table-cell office:value-type="string" calcext:value-type="string">
            <text:p>29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74,00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7971" calcext:value-type="float">
            <text:p>0.007971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7848" calcext:value-type="float">
            <text:p>0.007848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007752" calcext:value-type="float">
            <text:p>0.007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63,0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0,00</text:p>
          </table:table-cell>
          <table:table-cell office:value-type="string" calcext:value-type="string">
            <text:p>3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016875" calcext:value-type="float">
            <text:p>0.016875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015801" calcext:value-type="float">
            <text:p>0.015801</text:p>
          </table:table-cell>
          <table:table-cell office:value-type="float" office:value="0.015338" calcext:value-type="float">
            <text:p>0.01533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0.015207" calcext:value-type="float">
            <text:p>0.015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29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1,50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034027" calcext:value-type="float">
            <text:p>0.034027</text:p>
          </table:table-cell>
          <table:table-cell office:value-type="float" office:value="0.031551" calcext:value-type="float">
            <text:p>0.031551</text:p>
          </table:table-cell>
          <table:table-cell office:value-type="float" office:value="0.031784" calcext:value-type="float">
            <text:p>0.031784</text:p>
          </table:table-cell>
          <table:table-cell office:value-type="float" office:value="0.030996" calcext:value-type="float">
            <text:p>0.030996</text:p>
          </table:table-cell>
          <table:table-cell office:value-type="float" office:value="0.031118" calcext:value-type="float">
            <text:p>0.031118</text:p>
          </table:table-cell>
          <table:table-cell office:value-type="float" office:value="0.031081" calcext:value-type="float">
            <text:p>0.031081</text:p>
          </table:table-cell>
          <table:table-cell office:value-type="float" office:value="0.030633" calcext:value-type="float">
            <text:p>0.030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57,71</text:p>
          </table:table-cell>
          <table:table-cell office:value-type="string" calcext:value-type="string">
            <text:p>33,3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3,50</text:p>
          </table:table-cell>
          <table:table-cell office:value-type="string" calcext:value-type="string">
            <text:p>2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068553" calcext:value-type="float">
            <text:p>0.068553</text:p>
          </table:table-cell>
          <table:table-cell office:value-type="float" office:value="0.063137" calcext:value-type="float">
            <text:p>0.063137</text:p>
          </table:table-cell>
          <table:table-cell office:value-type="float" office:value="0.063287" calcext:value-type="float">
            <text:p>0.063287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3071" calcext:value-type="float">
            <text:p>0.063071</text:p>
          </table:table-cell>
          <table:table-cell office:value-type="float" office:value="0.062197" calcext:value-type="float">
            <text:p>0.062197</text:p>
          </table:table-cell>
          <table:table-cell office:value-type="float" office:value="0.062215" calcext:value-type="float">
            <text:p>0.062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72,00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4,18</text:p>
          </table:table-cell>
          <table:table-cell office:value-type="string" calcext:value-type="string">
            <text:p>26,8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137219" calcext:value-type="float">
            <text:p>0.137219</text:p>
          </table:table-cell>
          <table:table-cell office:value-type="float" office:value="0.136857" calcext:value-type="float">
            <text:p>0.136857</text:p>
          </table:table-cell>
          <table:table-cell office:value-type="float" office:value="0.128891" calcext:value-type="float">
            <text:p>0.128891</text:p>
          </table:table-cell>
          <table:table-cell office:value-type="float" office:value="0.123806" calcext:value-type="float">
            <text:p>0.123806</text:p>
          </table:table-cell>
          <table:table-cell office:value-type="float" office:value="0.124488" calcext:value-type="float">
            <text:p>0.124488</text:p>
          </table:table-cell>
          <table:table-cell office:value-type="float" office:value="0.126437" calcext:value-type="float">
            <text:p>0.126437</text:p>
          </table:table-cell>
          <table:table-cell office:value-type="float" office:value="0.122466" calcext:value-type="float">
            <text:p>0.122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64,5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58,50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58374" calcext:value-type="float">
            <text:p>0.258374</text:p>
          </table:table-cell>
          <table:table-cell office:value-type="float" office:value="0.254772" calcext:value-type="float">
            <text:p>0.254772</text:p>
          </table:table-cell>
          <table:table-cell office:value-type="float" office:value="0.247666" calcext:value-type="float">
            <text:p>0.247666</text:p>
          </table:table-cell>
          <table:table-cell office:value-type="float" office:value="0.249893" calcext:value-type="float">
            <text:p>0.249893</text:p>
          </table:table-cell>
          <table:table-cell office:value-type="float" office:value="0.250419" calcext:value-type="float">
            <text:p>0.250419</text:p>
          </table:table-cell>
          <table:table-cell office:value-type="float" office:value="0.244751" calcext:value-type="float">
            <text:p>0.2447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56,78</text:p>
          </table:table-cell>
          <table:table-cell office:value-type="string" calcext:value-type="string">
            <text:p>28,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1,31</text:p>
          </table:table-cell>
          <table:table-cell office:value-type="string" calcext:value-type="string">
            <text:p>31,6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0.573875" calcext:value-type="float">
            <text:p>0.573875</text:p>
          </table:table-cell>
          <table:table-cell office:value-type="float" office:value="0.534657" calcext:value-type="float">
            <text:p>0.534657</text:p>
          </table:table-cell>
          <table:table-cell office:value-type="float" office:value="0.548869" calcext:value-type="float">
            <text:p>0.548869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529457" calcext:value-type="float">
            <text:p>0.529457</text:p>
          </table:table-cell>
          <table:table-cell office:value-type="float" office:value="0.533032" calcext:value-type="float">
            <text:p>0.533032</text:p>
          </table:table-cell>
          <table:table-cell office:value-type="float" office:value="0.51861" calcext:value-type="float">
            <text:p>0.518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65,5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67,66</text:p>
          </table:table-cell>
          <table:table-cell office:value-type="string" calcext:value-type="string">
            <text:p>28,3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1.033046" calcext:value-type="float">
            <text:p>1.033046</text:p>
          </table:table-cell>
          <table:table-cell office:value-type="float" office:value="0.976078" calcext:value-type="float">
            <text:p>0.976078</text:p>
          </table:table-cell>
          <table:table-cell office:value-type="float" office:value="0.97626" calcext:value-type="float">
            <text:p>0.97626</text:p>
          </table:table-cell>
          <table:table-cell office:value-type="float" office:value="0.959834" calcext:value-type="float">
            <text:p>0.959834</text:p>
          </table:table-cell>
          <table:table-cell office:value-type="float" office:value="0.97222" calcext:value-type="float">
            <text:p>0.97222</text:p>
          </table:table-cell>
          <table:table-cell office:value-type="float" office:value="0.963137" calcext:value-type="float">
            <text:p>0.963137</text:p>
          </table:table-cell>
          <table:table-cell office:value-type="float" office:value="0.931612" calcext:value-type="float">
            <text:p>0.9316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office:value-type="string" calcext:value-type="string">
            <text:p>80,50</text:p>
          </table:table-cell>
          <table:table-cell office:value-type="string" calcext:value-type="string">
            <text:p>17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2" calcext:value-type="float">
            <text:p>18.2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2" calcext:value-type="float">
            <text:p>18.2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8.2" calcext:value-type="float">
            <text:p>18.2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2"/>
          <table:table-cell office:value-type="string" calcext:value-type="string">
            <text:p>LTCP PI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5"/>
          <table:table-cell office:value-type="string" calcext:value-type="string">
            <text:p>CPU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83,42</text:p>
          </table:table-cell>
          <table:table-cell office:value-type="string" calcext:value-type="string">
            <text:p>16,5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7"/>
          <table:table-cell office:value-type="string" calcext:value-type="string">
            <text:p>1.201887</text:p>
          </table:table-cell>
          <table:table-cell office:value-type="string" calcext:value-type="string">
            <text:p>1.132329</text:p>
          </table:table-cell>
          <table:table-cell office:value-type="string" calcext:value-type="string">
            <text:p>1.189378</text:p>
          </table:table-cell>
          <table:table-cell office:value-type="string" calcext:value-type="string">
            <text:p>1.039717</text:p>
          </table:table-cell>
          <table:table-cell office:value-type="string" calcext:value-type="string">
            <text:p>1.195122</text:p>
          </table:table-cell>
          <table:table-cell office:value-type="string" calcext:value-type="string">
            <text:p>1.229687</text:p>
          </table:table-cell>
          <table:table-cell office:value-type="string" calcext:value-type="string">
            <text:p>1.044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84,58</text:p>
          </table:table-cell>
          <table:table-cell office:value-type="string" calcext:value-type="string">
            <text:p>15,4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0.000053" calcext:value-type="float">
            <text:p>5.3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6" calcext:value-type="float">
            <text:p>5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61,50</text:p>
          </table:table-cell>
          <table:table-cell office:value-type="string" calcext:value-type="string">
            <text:p>3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4" calcext:value-type="float">
            <text:p>5.4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68,00</text:p>
          </table:table-cell>
          <table:table-cell office:value-type="string" calcext:value-type="string">
            <text:p>2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56,50</text:p>
          </table:table-cell>
          <table:table-cell office:value-type="string" calcext:value-type="string">
            <text:p>3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59,00</text:p>
          </table:table-cell>
          <table:table-cell office:value-type="string" calcext:value-type="string">
            <text:p>3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63,32</text:p>
          </table:table-cell>
          <table:table-cell office:value-type="string" calcext:value-type="string">
            <text:p>27,6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</text:p>
          </table:table-cell>
          <table:table-cell office:value-type="float" office:value="0.000034" calcext:value-type="float">
            <text:p>3.4E-05</text:p>
          </table:table-cell>
          <table:table-cell table:number-columns-repeated="2" office:value-type="float" office:value="0.000057" calcext:value-type="float">
            <text:p>5.7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5" calcext:value-type="float">
            <text:p>3.5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53,00</text:p>
          </table:table-cell>
          <table:table-cell office:value-type="string" calcext:value-type="string">
            <text:p>38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59,20</text:p>
          </table:table-cell>
          <table:table-cell office:value-type="string" calcext:value-type="string">
            <text:p>27,3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43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6" calcext:value-type="float">
            <text:p>3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69,50</text:p>
          </table:table-cell>
          <table:table-cell office:value-type="string" calcext:value-type="string">
            <text:p>2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65,67</text:p>
          </table:table-cell>
          <table:table-cell office:value-type="string" calcext:value-type="string">
            <text:p>28,8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</text:p>
          </table:table-cell>
          <table:table-cell table:number-columns-repeated="2" office:value-type="float" office:value="0.000056" calcext:value-type="float">
            <text:p>5.6E-05</text:p>
          </table:table-cell>
          <table:table-cell table:number-columns-repeated="2" office:value-type="float" office:value="0.000057" calcext:value-type="float">
            <text:p>5.7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3" calcext:value-type="float">
            <text:p>3.3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68,50</text:p>
          </table:table-cell>
          <table:table-cell office:value-type="string" calcext:value-type="string">
            <text:p>2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53,77</text:p>
          </table:table-cell>
          <table:table-cell office:value-type="string" calcext:value-type="string">
            <text:p>33,6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2,56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53,50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8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58,21</text:p>
          </table:table-cell>
          <table:table-cell office:value-type="string" calcext:value-type="string">
            <text:p>30,3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1,44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38" calcext:value-type="float">
            <text:p>3.8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58,79</text:p>
          </table:table-cell>
          <table:table-cell office:value-type="string" calcext:value-type="string">
            <text:p>35,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65,17</text:p>
          </table:table-cell>
          <table:table-cell office:value-type="string" calcext:value-type="string">
            <text:p>31,8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8" calcext:value-type="float">
            <text:p>5.8E-05</text:p>
          </table:table-cell>
          <table:table-cell table:number-columns-repeated="2" office:value-type="float" office:value="0.000055" calcext:value-type="float">
            <text:p>5.5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4" calcext:value-type="float">
            <text:p>3.4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1" calcext:value-type="float">
            <text:p>18.21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office:value-type="string" calcext:value-type="string">
            <text:p>72,00</text:p>
          </table:table-cell>
          <table:table-cell office:value-type="string" calcext:value-type="string">
            <text:p>2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12</text:p>
          </table:table-cell>
          <table:table-cell table:number-columns-repeated="2" office:value-type="float" office:value="0.000057" calcext:value-type="float">
            <text:p>5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31" calcext:value-type="float">
            <text:p>3.1E-05</text:p>
          </table:table-cell>
          <table:table-cell table:number-columns-repeated="2" office:value-type="float" office:value="0.000034" calcext:value-type="float">
            <text:p>3.4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.21" calcext:value-type="float">
            <text:p>18.21</text:p>
          </table:table-cell>
          <table:table-cell office:value-type="string" calcext:value-type="string">
            <text:p>94,97</text:p>
          </table:table-cell>
          <table:table-cell office:value-type="string" calcext:value-type="string">
            <text:p>5,0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table:number-columns-repeated="3" office:value-type="float" office:value="0.000058" calcext:value-type="float">
            <text:p>5.8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4" calcext:value-type="float">
            <text:p>3.4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04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38" calcext:value-type="float">
            <text:p>3.8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09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7" calcext:value-type="float">
            <text:p>5.7E-05</text:p>
          </table:table-cell>
          <table:table-cell table:number-columns-repeated="2" office:value-type="float" office:value="0.000038" calcext:value-type="float">
            <text:p>3.8E-05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CP MAPPING</text:p>
          </table:table-cell>
          <table:table-cell/>
          <table:table-cell office:value-type="float" office:value="21.08" calcext:value-type="float">
            <text:p>21.0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table:number-columns-repeated="2" office:value-type="float" office:value="0.000062" calcext:value-type="float">
            <text:p>6.2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" calcext:value-type="float">
            <text:p>4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8" calcext:value-type="float">
            <text:p>21.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6,00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6,67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5,3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6,67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2" calcext:value-type="float">
            <text:p>7.2E-05</text:p>
          </table:table-cell>
          <table:table-cell table:number-columns-repeated="2" office:value-type="float" office:value="0.000071" calcext:value-type="float">
            <text:p>7.1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53" calcext:value-type="float">
            <text:p>5.3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8" calcext:value-type="float">
            <text:p>21.08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34,7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8,68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25,7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1,13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79" calcext:value-type="float">
            <text:p>7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8" calcext:value-type="float">
            <text:p>21.08</text:p>
          </table:table-cell>
          <table:table-cell office:value-type="string" calcext:value-type="string">
            <text:p>0,00</text:p>
          </table:table-cell>
          <table:table-cell table:number-columns-repeated="2"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00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3,80</text:p>
          </table:table-cell>
          <table:table-cell office:value-type="string" calcext:value-type="string">
            <text:p>9,2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6,96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table:number-columns-repeated="3" office:value-type="float" office:value="0.000134" calcext:value-type="float">
            <text:p>0.00013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2" calcext:value-type="float">
            <text:p>0.000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8" calcext:value-type="float">
            <text:p>21.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6,9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3,08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8,9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7</text:p>
          </table:table-cell>
          <table:table-cell office:value-type="string" calcext:value-type="string">
            <text:p>85,92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232" calcext:value-type="float">
            <text:p>0.000232</text:p>
          </table:table-cell>
          <table:table-cell table:number-columns-repeated="2" office:value-type="float" office:value="0.000239" calcext:value-type="float">
            <text:p>0.000239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36" calcext:value-type="float">
            <text:p>0.0002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8" calcext:value-type="float">
            <text:p>21.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9,50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17,3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33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637" calcext:value-type="float">
            <text:p>0.000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8" calcext:value-type="float">
            <text:p>21.0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4,31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8,04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85" calcext:value-type="float">
            <text:p>0.00085</text:p>
          </table:table-cell>
          <table:table-cell table:number-columns-repeated="2" office:value-type="float" office:value="0.000839" calcext:value-type="float">
            <text:p>0.000839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000856" calcext:value-type="float">
            <text:p>0.00085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08" calcext:value-type="float">
            <text:p>21.08</text:p>
          </table:table-cell>
          <table:table-cell office:value-type="string" calcext:value-type="string">
            <text:p>4,31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3,25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778" calcext:value-type="float">
            <text:p>0.00177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08" calcext:value-type="float">
            <text:p>21.08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1,9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75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10279" calcext:value-type="float">
            <text:p>0.010279</text:p>
          </table:table-cell>
          <table:table-cell office:value-type="float" office:value="0.004029" calcext:value-type="float">
            <text:p>0.00402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08" calcext:value-type="float">
            <text:p>21.08</text:p>
          </table:table-cell>
          <table:table-cell table:number-columns-repeated="2"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11538" calcext:value-type="float">
            <text:p>0.01153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5722" calcext:value-type="float">
            <text:p>0.015722</text:p>
          </table:table-cell>
          <table:table-cell office:value-type="float" office:value="0.016866" calcext:value-type="float">
            <text:p>0.016866</text:p>
          </table:table-cell>
          <table:table-cell office:value-type="float" office:value="0.015573" calcext:value-type="float">
            <text:p>0.015573</text:p>
          </table:table-cell>
          <table:table-cell office:value-type="float" office:value="0.016984" calcext:value-type="float">
            <text:p>0.016984</text:p>
          </table:table-cell>
          <table:table-cell office:value-type="float" office:value="0.020961" calcext:value-type="float">
            <text:p>0.02096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08" calcext:value-type="float">
            <text:p>21.0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018676" calcext:value-type="float">
            <text:p>0.018676</text:p>
          </table:table-cell>
          <table:table-cell office:value-type="float" office:value="0.015885" calcext:value-type="float">
            <text:p>0.015885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017865" calcext:value-type="float">
            <text:p>0.017865</text:p>
          </table:table-cell>
          <table:table-cell office:value-type="float" office:value="0.016842" calcext:value-type="float">
            <text:p>0.016842</text:p>
          </table:table-cell>
          <table:table-cell office:value-type="float" office:value="0.015628" calcext:value-type="float">
            <text:p>0.015628</text:p>
          </table:table-cell>
          <table:table-cell office:value-type="float" office:value="0.018277" calcext:value-type="float">
            <text:p>0.018277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777216</text:p>
          </table:table-cell>
          <table:table-cell office:value-type="float" office:value="0.037758" calcext:value-type="float">
            <text:p>0.037758</text:p>
          </table:table-cell>
          <table:table-cell office:value-type="float" office:value="0.04103" calcext:value-type="float">
            <text:p>0.04103</text:p>
          </table:table-cell>
          <table:table-cell office:value-type="float" office:value="0.047584" calcext:value-type="float">
            <text:p>0.047584</text:p>
          </table:table-cell>
          <table:table-cell office:value-type="float" office:value="0.043886" calcext:value-type="float">
            <text:p>0.043886</text:p>
          </table:table-cell>
          <table:table-cell office:value-type="float" office:value="0.042652" calcext:value-type="float">
            <text:p>0.042652</text:p>
          </table:table-cell>
          <table:table-cell office:value-type="float" office:value="0.046043" calcext:value-type="float">
            <text:p>0.046043</text:p>
          </table:table-cell>
          <table:table-cell office:value-type="float" office:value="0.049549" calcext:value-type="float">
            <text:p>0.049549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33554432</text:p>
          </table:table-cell>
          <table:table-cell office:value-type="float" office:value="0.091888" calcext:value-type="float">
            <text:p>0.091888</text:p>
          </table:table-cell>
          <table:table-cell office:value-type="float" office:value="0.091056" calcext:value-type="float">
            <text:p>0.091056</text:p>
          </table:table-cell>
          <table:table-cell office:value-type="float" office:value="0.086429" calcext:value-type="float">
            <text:p>0.086429</text:p>
          </table:table-cell>
          <table:table-cell office:value-type="float" office:value="0.063907" calcext:value-type="float">
            <text:p>0.063907</text:p>
          </table:table-cell>
          <table:table-cell office:value-type="float" office:value="0.090304" calcext:value-type="float">
            <text:p>0.090304</text:p>
          </table:table-cell>
          <table:table-cell office:value-type="float" office:value="0.099962" calcext:value-type="float">
            <text:p>0.099962</text:p>
          </table:table-cell>
          <table:table-cell office:value-type="float" office:value="0.099965" calcext:value-type="float">
            <text:p>0.09996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67108864</text:p>
          </table:table-cell>
          <table:table-cell office:value-type="float" office:value="0.158699" calcext:value-type="float">
            <text:p>0.158699</text:p>
          </table:table-cell>
          <table:table-cell office:value-type="float" office:value="0.161795" calcext:value-type="float">
            <text:p>0.161795</text:p>
          </table:table-cell>
          <table:table-cell office:value-type="float" office:value="0.187873" calcext:value-type="float">
            <text:p>0.187873</text:p>
          </table:table-cell>
          <table:table-cell office:value-type="float" office:value="0.163934" calcext:value-type="float">
            <text:p>0.163934</text:p>
          </table:table-cell>
          <table:table-cell office:value-type="float" office:value="0.203977" calcext:value-type="float">
            <text:p>0.203977</text:p>
          </table:table-cell>
          <table:table-cell office:value-type="float" office:value="0.164318" calcext:value-type="float">
            <text:p>0.164318</text:p>
          </table:table-cell>
          <table:table-cell office:value-type="float" office:value="0.183989" calcext:value-type="float">
            <text:p>0.183989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34217728</text:p>
          </table:table-cell>
          <table:table-cell office:value-type="float" office:value="0.261624" calcext:value-type="float">
            <text:p>0.261624</text:p>
          </table:table-cell>
          <table:table-cell office:value-type="float" office:value="0.257235" calcext:value-type="float">
            <text:p>0.257235</text:p>
          </table:table-cell>
          <table:table-cell office:value-type="float" office:value="0.265976" calcext:value-type="float">
            <text:p>0.265976</text:p>
          </table:table-cell>
          <table:table-cell office:value-type="float" office:value="0.250588" calcext:value-type="float">
            <text:p>0.250588</text:p>
          </table:table-cell>
          <table:table-cell office:value-type="float" office:value="0.251103" calcext:value-type="float">
            <text:p>0.251103</text:p>
          </table:table-cell>
          <table:table-cell office:value-type="float" office:value="0.264299" calcext:value-type="float">
            <text:p>0.264299</text:p>
          </table:table-cell>
          <table:table-cell office:value-type="float" office:value="0.264563" calcext:value-type="float">
            <text:p>0.2645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18" calcext:value-type="float">
            <text:p>21.1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18" calcext:value-type="float">
            <text:p>21.1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0.621281" calcext:value-type="float">
            <text:p>0.621281</text:p>
          </table:table-cell>
          <table:table-cell office:value-type="float" office:value="0.549935" calcext:value-type="float">
            <text:p>0.549935</text:p>
          </table:table-cell>
          <table:table-cell office:value-type="float" office:value="0.534978" calcext:value-type="float">
            <text:p>0.534978</text:p>
          </table:table-cell>
          <table:table-cell office:value-type="float" office:value="0.538598" calcext:value-type="float">
            <text:p>0.538598</text:p>
          </table:table-cell>
          <table:table-cell office:value-type="float" office:value="0.521711" calcext:value-type="float">
            <text:p>0.521711</text:p>
          </table:table-cell>
          <table:table-cell office:value-type="float" office:value="0.56469" calcext:value-type="float">
            <text:p>0.56469</text:p>
          </table:table-cell>
          <table:table-cell office:value-type="float" office:value="0.584644" calcext:value-type="float">
            <text:p>0.5846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18" calcext:value-type="float">
            <text:p>21.18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20,10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4,37</text:p>
          </table:table-cell>
          <table:table-cell table:number-columns-repeated="2"/>
          <table:table-cell office:value-type="float" office:value="21.18" calcext:value-type="float">
            <text:p>21.1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6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1.015716" calcext:value-type="float">
            <text:p>1.015716</text:p>
          </table:table-cell>
          <table:table-cell office:value-type="float" office:value="0.979475" calcext:value-type="float">
            <text:p>0.979475</text:p>
          </table:table-cell>
          <table:table-cell office:value-type="float" office:value="0.997641" calcext:value-type="float">
            <text:p>0.997641</text:p>
          </table:table-cell>
          <table:table-cell office:value-type="float" office:value="1.025633" calcext:value-type="float">
            <text:p>1.025633</text:p>
          </table:table-cell>
          <table:table-cell office:value-type="float" office:value="0.997735" calcext:value-type="float">
            <text:p>0.997735</text:p>
          </table:table-cell>
          <table:table-cell office:value-type="float" office:value="1.035601" calcext:value-type="float">
            <text:p>1.035601</text:p>
          </table:table-cell>
          <table:table-cell office:value-type="float" office:value="1.105239" calcext:value-type="float">
            <text:p>1.1052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18" calcext:value-type="float">
            <text:p>21.18</text:p>
          </table:table-cell>
          <table:table-cell office:value-type="string" calcext:value-type="string">
            <text:p>1,67</text:p>
          </table:table-cell>
          <table:table-cell office:value-type="string" calcext:value-type="string">
            <text:p>12,7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5,56</text:p>
          </table:table-cell>
          <table:table-cell table:number-columns-repeated="2"/>
          <table:table-cell office:value-type="float" office:value="21.18" calcext:value-type="float">
            <text:p>21.18</text:p>
          </table:table-cell>
          <table:table-cell office:value-type="string" calcext:value-type="string">
            <text:p>7,58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28,7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0,6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1.18" calcext:value-type="float">
            <text:p>21.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9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08</text:p>
          </table:table-cell>
          <table:table-cell table:number-columns-repeated="2"/>
          <table:table-cell office:value-type="float" office:value="21.18" calcext:value-type="float">
            <text:p>21.18</text:p>
          </table:table-cell>
          <table:table-cell office:value-type="string" calcext:value-type="string">
            <text:p>8,57</text:p>
          </table:table-cell>
          <table:table-cell office:value-type="string" calcext:value-type="string">
            <text:p>33,3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8,1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1.18" calcext:value-type="float">
            <text:p>21.18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9,00</text:p>
          </table:table-cell>
          <table:table-cell table:number-columns-repeated="2"/>
          <table:table-cell office:value-type="float" office:value="21.18" calcext:value-type="float">
            <text:p>21.18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2,7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2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1.18" calcext:value-type="float">
            <text:p>21.1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18" calcext:value-type="float">
            <text:p>21.18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4,0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91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1.18" calcext:value-type="float">
            <text:p>21.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6,8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2,14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1.18" calcext:value-type="float">
            <text:p>21.18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5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1.18" calcext:value-type="float">
            <text:p>21.18</text:p>
          </table:table-cell>
          <table:table-cell table:number-columns-repeated="2" office:value-type="string" calcext:value-type="string">
            <text:p>2,01</text:p>
          </table:table-cell>
          <table:table-cell office:value-type="string" calcext:value-type="string">
            <text:p>13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2,41</text:p>
          </table:table-cell>
          <table:table-cell table:number-columns-repeated="5"/>
          <table:table-cell office:value-type="string" calcext:value-type="string">
            <text:p>SuperSockets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1.18" calcext:value-type="float">
            <text:p>21.1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24"/>
          <table:table-cell office:value-type="string" calcext:value-type="string">
            <text:p>0.960722</text:p>
          </table:table-cell>
          <table:table-cell office:value-type="string" calcext:value-type="string">
            <text:p>0.756715</text:p>
          </table:table-cell>
          <table:table-cell office:value-type="string" calcext:value-type="string">
            <text:p>0.760765</text:p>
          </table:table-cell>
          <table:table-cell office:value-type="string" calcext:value-type="string">
            <text:p>0.757778</text:p>
          </table:table-cell>
          <table:table-cell office:value-type="string" calcext:value-type="string">
            <text:p>0.760034</text:p>
          </table:table-cell>
          <table:table-cell office:value-type="string" calcext:value-type="string">
            <text:p>0.770191</text:p>
          </table:table-cell>
          <table:table-cell office:value-type="string" calcext:value-type="string">
            <text:p>0.759471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3"/>
          <table:table-cell office:value-type="string" calcext:value-type="string">
            <text:p>1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75" calcext:value-type="float">
            <text:p>0.00027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258" calcext:value-type="float">
            <text:p>0.0002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1" calcext:value-type="float">
            <text:p>21.3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3" calcext:value-type="float">
            <text:p>21.3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5" calcext:value-type="float">
            <text:p>0.000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1" calcext:value-type="float">
            <text:p>21.31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27,1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8,34</text:p>
          </table:table-cell>
          <table:table-cell table:number-columns-repeated="2"/>
          <table:table-cell office:value-type="float" office:value="21.31" calcext:value-type="float">
            <text:p>21.31</text:p>
          </table:table-cell>
          <table:table-cell office:value-type="string" calcext:value-type="string">
            <text:p>5,13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22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7,69</text:p>
          </table:table-cell>
          <table:table-cell table:number-columns-repeated="6"/>
          <table:table-cell office:value-type="string" calcext:value-type="string">
            <text:p>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1" calcext:value-type="float">
            <text:p>21.31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93,41</text:p>
          </table:table-cell>
          <table:table-cell table:number-columns-repeated="2"/>
          <table:table-cell office:value-type="float" office:value="21.31" calcext:value-type="float">
            <text:p>21.31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32,9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2,89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131" calcext:value-type="float">
            <text:p>0.000131</text:p>
          </table:table-cell>
          <table:table-cell table:number-columns-repeated="2" office:value-type="float" office:value="0.000134" calcext:value-type="float">
            <text:p>0.00013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1" calcext:value-type="float">
            <text:p>21.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00</text:p>
          </table:table-cell>
          <table:table-cell table:number-columns-repeated="2"/>
          <table:table-cell office:value-type="float" office:value="21.31" calcext:value-type="float">
            <text:p>21.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9,43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2" office:value-type="float" office:value="0.00014" calcext:value-type="float">
            <text:p>0.0001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1" calcext:value-type="float">
            <text:p>21.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4,00</text:p>
          </table:table-cell>
          <table:table-cell table:number-columns-repeated="2"/>
          <table:table-cell office:value-type="float" office:value="21.31" calcext:value-type="float">
            <text:p>21.31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3,43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32" calcext:value-type="float">
            <text:p>0.000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1" calcext:value-type="float">
            <text:p>21.3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50</text:p>
          </table:table-cell>
          <table:table-cell table:number-columns-repeated="2"/>
          <table:table-cell office:value-type="float" office:value="21.31" calcext:value-type="float">
            <text:p>21.31</text:p>
          </table:table-cell>
          <table:table-cell office:value-type="string" calcext:value-type="string">
            <text:p>4,31</text:p>
          </table:table-cell>
          <table:table-cell office:value-type="string" calcext:value-type="string">
            <text:p>17,2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8,47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" calcext:value-type="float">
            <text:p>8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31" calcext:value-type="float">
            <text:p>21.31</text:p>
          </table:table-cell>
          <table:table-cell table:number-columns-repeated="2" office:value-type="string" calcext:value-type="string">
            <text:p>2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111" calcext:value-type="float">
            <text:p>0.000111</text:p>
          </table:table-cell>
          <table:table-cell table:number-columns-repeated="2" office:value-type="float" office:value="0.00008" calcext:value-type="float">
            <text:p>8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1" calcext:value-type="float">
            <text:p>7.1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31" calcext:value-type="float">
            <text:p>21.31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19,9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8,06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3" calcext:value-type="float">
            <text:p>8.3E-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31" calcext:value-type="float">
            <text:p>21.31</text:p>
          </table:table-cell>
          <table:table-cell table:number-columns-repeated="2" office:value-type="string" calcext:value-type="string">
            <text:p>0,51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45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8" calcext:value-type="float">
            <text:p>6.8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04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7" calcext:value-type="float">
            <text:p>8.7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096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5" calcext:value-type="float">
            <text:p>7.5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192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93" calcext:value-type="float">
            <text:p>9.3E-05</text:p>
          </table:table-cell>
          <table:table-cell table:number-columns-repeated="2" office:value-type="float" office:value="0.000091" calcext:value-type="float">
            <text:p>9.1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" calcext:value-type="float">
            <text:p>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table:number-columns-repeated="2"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89" calcext:value-type="float">
            <text:p>8.9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19,1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7,89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16,6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2,78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9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196" calcext:value-type="float">
            <text:p>0.000196</text:p>
          </table:table-cell>
          <table:table-cell table:number-columns-repeated="2" office:value-type="float" office:value="0.000193" calcext:value-type="float">
            <text:p>0.00019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96" calcext:value-type="float">
            <text:p>0.000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9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08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6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8,50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353" calcext:value-type="float">
            <text:p>0.000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2,50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office:value-type="string" calcext:value-type="string">
            <text:p>10,19</text:p>
          </table:table-cell>
          <table:table-cell office:value-type="string" calcext:value-type="string">
            <text:p>35,44</text:p>
          </table:table-cell>
          <table:table-cell office:value-type="string" calcext:value-type="string">
            <text:p>6,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8,06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571" calcext:value-type="float">
            <text:p>0.000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number-columns-repeated="3" office:value-type="string" calcext:value-type="string">
            <text:p>0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52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2,0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41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0977" calcext:value-type="float">
            <text:p>0.0009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37" calcext:value-type="float">
            <text:p>21.37</text:p>
          </table:table-cell>
          <table:table-cell table:number-columns-repeated="2" office:value-type="string" calcext:value-type="string">
            <text:p>0,5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90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1717" calcext:value-type="float">
            <text:p>0.001717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1714" calcext:value-type="float">
            <text:p>0.00171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37" calcext:value-type="float">
            <text:p>21.37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7,2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1,73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3288" calcext:value-type="float">
            <text:p>0.00328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37" calcext:value-type="float">
            <text:p>21.37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6,4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58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05967" calcext:value-type="float">
            <text:p>0.005967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0.006628" calcext:value-type="float">
            <text:p>0.00662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269" calcext:value-type="float">
            <text:p>0.006269</text:p>
          </table:table-cell>
          <table:table-cell office:value-type="float" office:value="0.005885" calcext:value-type="float">
            <text:p>0.00588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388608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0.012927" calcext:value-type="float">
            <text:p>0.012927</text:p>
          </table:table-cell>
          <table:table-cell office:value-type="float" office:value="0.012513" calcext:value-type="float">
            <text:p>0.012513</text:p>
          </table:table-cell>
          <table:table-cell office:value-type="float" office:value="0.012649" calcext:value-type="float">
            <text:p>0.012649</text:p>
          </table:table-cell>
          <table:table-cell office:value-type="float" office:value="0.012504" calcext:value-type="float">
            <text:p>0.012504</text:p>
          </table:table-cell>
          <table:table-cell office:value-type="float" office:value="0.012903" calcext:value-type="float">
            <text:p>0.012903</text:p>
          </table:table-cell>
          <table:table-cell office:value-type="float" office:value="0.01335" calcext:value-type="float">
            <text:p>0.0133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777216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4409" calcext:value-type="float">
            <text:p>0.024409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0.023682" calcext:value-type="float">
            <text:p>0.023682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23932" calcext:value-type="float">
            <text:p>0.023932</text:p>
          </table:table-cell>
          <table:table-cell office:value-type="float" office:value="0.02465" calcext:value-type="float">
            <text:p>0.0246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33554432</text:p>
          </table:table-cell>
          <table:table-cell office:value-type="float" office:value="0.048984" calcext:value-type="float">
            <text:p>0.048984</text:p>
          </table:table-cell>
          <table:table-cell office:value-type="float" office:value="0.048743" calcext:value-type="float">
            <text:p>0.048743</text:p>
          </table:table-cell>
          <table:table-cell office:value-type="float" office:value="0.049237" calcext:value-type="float">
            <text:p>0.049237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0.048573" calcext:value-type="float">
            <text:p>0.048573</text:p>
          </table:table-cell>
          <table:table-cell office:value-type="float" office:value="0.048741" calcext:value-type="float">
            <text:p>0.048741</text:p>
          </table:table-cell>
          <table:table-cell office:value-type="float" office:value="0.0502" calcext:value-type="float">
            <text:p>0.0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office:value-type="string" calcext:value-type="string">
            <text:p>1,50</text:p>
          </table:table-cell>
          <table:table-cell table:number-columns-repeated="2"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50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097115" calcext:value-type="float">
            <text:p>0.097115</text:p>
          </table:table-cell>
          <table:table-cell office:value-type="float" office:value="0.097001" calcext:value-type="float">
            <text:p>0.097001</text:p>
          </table:table-cell>
          <table:table-cell office:value-type="float" office:value="0.09601" calcext:value-type="float">
            <text:p>0.09601</text:p>
          </table:table-cell>
          <table:table-cell office:value-type="float" office:value="0.122356" calcext:value-type="float">
            <text:p>0.122356</text:p>
          </table:table-cell>
          <table:table-cell office:value-type="float" office:value="0.097863" calcext:value-type="float">
            <text:p>0.097863</text:p>
          </table:table-cell>
          <table:table-cell office:value-type="float" office:value="0.09681" calcext:value-type="float">
            <text:p>0.09681</text:p>
          </table:table-cell>
          <table:table-cell office:value-type="float" office:value="0.098365" calcext:value-type="float">
            <text:p>0.0983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table:number-columns-repeated="3"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50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office:value-type="string" calcext:value-type="string">
            <text:p>7,22</text:p>
          </table:table-cell>
          <table:table-cell office:value-type="string" calcext:value-type="string">
            <text:p>7,73</text:p>
          </table:table-cell>
          <table:table-cell office:value-type="string" calcext:value-type="string">
            <text:p>21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3,40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0.196686" calcext:value-type="float">
            <text:p>0.196686</text:p>
          </table:table-cell>
          <table:table-cell office:value-type="float" office:value="0.19494" calcext:value-type="float">
            <text:p>0.19494</text:p>
          </table:table-cell>
          <table:table-cell office:value-type="float" office:value="0.196458" calcext:value-type="float">
            <text:p>0.196458</text:p>
          </table:table-cell>
          <table:table-cell office:value-type="float" office:value="0.203625" calcext:value-type="float">
            <text:p>0.203625</text:p>
          </table:table-cell>
          <table:table-cell office:value-type="float" office:value="0.19533" calcext:value-type="float">
            <text:p>0.19533</text:p>
          </table:table-cell>
          <table:table-cell office:value-type="float" office:value="0.193631" calcext:value-type="float">
            <text:p>0.193631</text:p>
          </table:table-cell>
          <table:table-cell office:value-type="float" office:value="0.196358" calcext:value-type="float">
            <text:p>0.1963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6,1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85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27,5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6,33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0.391987" calcext:value-type="float">
            <text:p>0.391987</text:p>
          </table:table-cell>
          <table:table-cell office:value-type="float" office:value="0.386579" calcext:value-type="float">
            <text:p>0.386579</text:p>
          </table:table-cell>
          <table:table-cell office:value-type="float" office:value="0.389831" calcext:value-type="float">
            <text:p>0.389831</text:p>
          </table:table-cell>
          <table:table-cell office:value-type="float" office:value="0.390383" calcext:value-type="float">
            <text:p>0.390383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386894" calcext:value-type="float">
            <text:p>0.386894</text:p>
          </table:table-cell>
          <table:table-cell office:value-type="float" office:value="0.392329" calcext:value-type="float">
            <text:p>0.392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8,3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56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71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0.793345" calcext:value-type="float">
            <text:p>0.793345</text:p>
          </table:table-cell>
          <table:table-cell office:value-type="float" office:value="0.776051" calcext:value-type="float">
            <text:p>0.776051</text:p>
          </table:table-cell>
          <table:table-cell office:value-type="float" office:value="0.779073" calcext:value-type="float">
            <text:p>0.779073</text:p>
          </table:table-cell>
          <table:table-cell office:value-type="float" office:value="0.796019" calcext:value-type="float">
            <text:p>0.796019</text:p>
          </table:table-cell>
          <table:table-cell office:value-type="float" office:value="0.792918" calcext:value-type="float">
            <text:p>0.792918</text:p>
          </table:table-cell>
          <table:table-cell office:value-type="float" office:value="0.783753" calcext:value-type="float">
            <text:p>0.783753</text:p>
          </table:table-cell>
          <table:table-cell office:value-type="float" office:value="0.787839" calcext:value-type="float">
            <text:p>0.7878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36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8,18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,7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4,5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4,50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7,1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2,3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1.42" calcext:value-type="float">
            <text:p>21.4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42" calcext:value-type="float">
            <text:p>21.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97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1.42" calcext:value-type="float">
            <text:p>21.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8,4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0,51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1.42" calcext:value-type="float">
            <text:p>21.4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 calcext:value-type="string">
            <text:p>SuperSockets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CPU</text:p>
          </table:table-cell>
          <table:table-cell table:number-columns-repeated="11"/>
        </table:table-row>
        <table:table-row table:style-name="ro1">
          <table:table-cell table:number-columns-repeated="24"/>
          <table:table-cell office:value-type="string" calcext:value-type="string">
            <text:p>1.248923</text:p>
          </table:table-cell>
          <table:table-cell office:value-type="string" calcext:value-type="string">
            <text:p>1.117222</text:p>
          </table:table-cell>
          <table:table-cell office:value-type="string" calcext:value-type="string">
            <text:p>0.986213</text:p>
          </table:table-cell>
          <table:table-cell office:value-type="string" calcext:value-type="string">
            <text:p>1.209298</text:p>
          </table:table-cell>
          <table:table-cell office:value-type="string" calcext:value-type="string">
            <text:p>1.143641</text:p>
          </table:table-cell>
          <table:table-cell office:value-type="float" office:value="1.280197" calcext:value-type="float">
            <text:p>1.280197</text:p>
          </table:table-cell>
          <table:table-cell office:value-type="string" calcext:value-type="string">
            <text:p>1.263465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string" calcext:value-type="string">
            <text:p>1,02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206" calcext:value-type="float">
            <text:p>0.0002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8,59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0,40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table:number-columns-repeated="2" office:value-type="string" calcext:value-type="string">
            <text:p>1,51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2,46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205" calcext:value-type="float">
            <text:p>0.0002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27,5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8,54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19,5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7,00</text:p>
          </table:table-cell>
          <table:table-cell table:number-columns-repeated="6"/>
          <table:table-cell office:value-type="string" calcext:value-type="string">
            <text:p>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43" calcext:value-type="float">
            <text:p>0.000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6,02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15,9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93</text:p>
          </table:table-cell>
          <table:table-cell table:number-columns-repeated="6"/>
          <table:table-cell office:value-type="string" calcext:value-type="string">
            <text:p>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44" calcext:value-type="float">
            <text:p>0.000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0,4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60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6,50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6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9,34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133" calcext:value-type="float">
            <text:p>0.000133</text:p>
          </table:table-cell>
          <table:table-cell table:number-columns-repeated="2" office:value-type="float" office:value="0.000135" calcext:value-type="float">
            <text:p>0.00013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.000134" calcext:value-type="float">
            <text:p>0.000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5" calcext:value-type="float">
            <text:p>21.45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12,0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5,93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45" calcext:value-type="float">
            <text:p>21.45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15,6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0,81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8" calcext:value-type="float">
            <text:p>0.000108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56</text:p>
          </table:table-cell>
          <table:table-cell office:value-type="float" office:value="0.000073" calcext:value-type="float">
            <text:p>7.3E-05</text:p>
          </table:table-cell>
          <table:table-cell table:number-columns-repeated="2" office:value-type="float" office:value="0.00007" calcext:value-type="float">
            <text:p>7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71" calcext:value-type="float">
            <text:p>7.1E-05</text:p>
          </table:table-cell>
          <table:table-cell table:number-columns-repeated="2"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51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5" calcext:value-type="float">
            <text:p>8.5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02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9" calcext:value-type="float">
            <text:p>9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04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8" calcext:value-type="float">
            <text:p>7.8E-05</text:p>
          </table:table-cell>
          <table:table-cell table:number-columns-repeated="2" office:value-type="float" office:value="0.000079" calcext:value-type="float">
            <text:p>7.9E-05</text:p>
          </table:table-cell>
          <table:table-cell office:value-type="float" office:value="0.000082" calcext:value-type="float">
            <text:p>8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4" calcext:value-type="float">
            <text:p>21.5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54" calcext:value-type="float">
            <text:p>21.54</text:p>
          </table:table-cell>
          <table:table-cell office:value-type="string" calcext:value-type="string">
            <text:p>1,03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97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82" calcext:value-type="float">
            <text:p>8.2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4" calcext:value-type="float">
            <text:p>21.54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26,7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20</text:p>
          </table:table-cell>
          <table:table-cell table:number-columns-repeated="2"/>
          <table:table-cell office:value-type="float" office:value="21.54" calcext:value-type="float">
            <text:p>21.54</text:p>
          </table:table-cell>
          <table:table-cell office:value-type="string" calcext:value-type="string">
            <text:p>8,12</text:p>
          </table:table-cell>
          <table:table-cell office:value-type="string" calcext:value-type="string">
            <text:p>11,68</text:p>
          </table:table-cell>
          <table:table-cell office:value-type="string" calcext:value-type="string">
            <text:p>29,4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0,76</text:p>
          </table:table-cell>
          <table:table-cell table:number-columns-repeated="6"/>
          <table:table-cell office:value-type="string" calcext:value-type="string">
            <text:p>8192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15" calcext:value-type="float">
            <text:p>0.000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4" calcext:value-type="float">
            <text:p>21.5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7,2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67</text:p>
          </table:table-cell>
          <table:table-cell table:number-columns-repeated="2"/>
          <table:table-cell office:value-type="float" office:value="21.54" calcext:value-type="float">
            <text:p>21.54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24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50</text:p>
          </table:table-cell>
          <table:table-cell table:number-columns-repeated="6"/>
          <table:table-cell office:value-type="string" calcext:value-type="string">
            <text:p>16384</text:p>
          </table:table-cell>
          <table:table-cell office:value-type="float" office:value="0.000127" calcext:value-type="float">
            <text:p>0.000127</text:p>
          </table:table-cell>
          <table:table-cell table:number-columns-repeated="2" office:value-type="float" office:value="0.000122" calcext:value-type="float">
            <text:p>0.0001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23" calcext:value-type="float">
            <text:p>0.000123</text:p>
          </table:table-cell>
          <table:table-cell table:number-columns-repeated="2" office:value-type="float" office:value="0.00012" calcext:value-type="float">
            <text:p>0.00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4" calcext:value-type="float">
            <text:p>21.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10</text:p>
          </table:table-cell>
          <table:table-cell table:number-columns-repeated="2"/>
          <table:table-cell office:value-type="float" office:value="21.54" calcext:value-type="float">
            <text:p>21.54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11</text:p>
          </table:table-cell>
          <table:table-cell table:number-columns-repeated="6"/>
          <table:table-cell office:value-type="string" calcext:value-type="string">
            <text:p>3276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57" calcext:value-type="float">
            <text:p>0.000157</text:p>
          </table:table-cell>
          <table:table-cell table:number-columns-repeated="2" office:value-type="float" office:value="0.000158" calcext:value-type="float">
            <text:p>0.00015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57" calcext:value-type="float">
            <text:p>0.000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4" calcext:value-type="float">
            <text:p>21.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86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4,65</text:p>
          </table:table-cell>
          <table:table-cell table:number-columns-repeated="2"/>
          <table:table-cell office:value-type="float" office:value="21.54" calcext:value-type="float">
            <text:p>21.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39</text:p>
          </table:table-cell>
          <table:table-cell table:number-columns-repeated="6"/>
          <table:table-cell office:value-type="string" calcext:value-type="string">
            <text:p>65536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0193" calcext:value-type="float">
            <text:p>0.000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4" calcext:value-type="float">
            <text:p>21.5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1.54" calcext:value-type="float">
            <text:p>21.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5,3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4,69</text:p>
          </table:table-cell>
          <table:table-cell table:number-columns-repeated="6"/>
          <table:table-cell office:value-type="string" calcext:value-type="string">
            <text:p>131072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57" calcext:value-type="float">
            <text:p>0.0003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.54" calcext:value-type="float">
            <text:p>21.5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8,27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5" calcext:value-type="float">
            <text:p>0.0006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524288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46" calcext:value-type="float">
            <text:p>0.001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CP MAPPING</text:p>
          </table:table-cell>
          <table:table-cell table:number-columns-repeated="21"/>
          <table:table-cell office:value-type="string" calcext:value-type="string">
            <text:p>104857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02366" calcext:value-type="float">
            <text:p>0.0023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22.11" calcext:value-type="float">
            <text:p>22.1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4249" calcext:value-type="float">
            <text:p>0.004249</text:p>
          </table:table-cell>
          <table:table-cell office:value-type="float" office:value="0.018929" calcext:value-type="float">
            <text:p>0.018929</text:p>
          </table:table-cell>
          <table:table-cell office:value-type="float" office:value="0.004334" calcext:value-type="float">
            <text:p>0.0043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8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74,50</text:p>
          </table:table-cell>
          <table:table-cell office:value-type="string" calcext:value-type="string">
            <text:p>2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18597" calcext:value-type="float">
            <text:p>0.018597</text:p>
          </table:table-cell>
          <table:table-cell office:value-type="float" office:value="0.041729" calcext:value-type="float">
            <text:p>0.041729</text:p>
          </table:table-cell>
          <table:table-cell office:value-type="float" office:value="0.026445" calcext:value-type="float">
            <text:p>0.026445</text:p>
          </table:table-cell>
          <table:table-cell office:value-type="float" office:value="0.019505" calcext:value-type="float">
            <text:p>0.019505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0.009463" calcext:value-type="float">
            <text:p>0.009463</text:p>
          </table:table-cell>
          <table:table-cell office:value-type="float" office:value="0.019524" calcext:value-type="float">
            <text:p>0.019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string" calcext:value-type="string">
            <text:p>72,93</text:p>
          </table:table-cell>
          <table:table-cell office:value-type="string" calcext:value-type="string">
            <text:p>27,0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86,93</text:p>
          </table:table-cell>
          <table:table-cell office:value-type="string" calcext:value-type="string">
            <text:p>13,0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058659" calcext:value-type="float">
            <text:p>0.058659</text:p>
          </table:table-cell>
          <table:table-cell office:value-type="float" office:value="0.027529" calcext:value-type="float">
            <text:p>0.027529</text:p>
          </table:table-cell>
          <table:table-cell office:value-type="float" office:value="0.037308" calcext:value-type="float">
            <text:p>0.037308</text:p>
          </table:table-cell>
          <table:table-cell office:value-type="float" office:value="0.075155" calcext:value-type="float">
            <text:p>0.075155</text:p>
          </table:table-cell>
          <table:table-cell office:value-type="float" office:value="0.048484" calcext:value-type="float">
            <text:p>0.048484</text:p>
          </table:table-cell>
          <table:table-cell office:value-type="float" office:value="0.063541" calcext:value-type="float">
            <text:p>0.063541</text:p>
          </table:table-cell>
          <table:table-cell office:value-type="float" office:value="0.048112" calcext:value-type="float">
            <text:p>0.048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97,24</text:p>
          </table:table-cell>
          <table:table-cell office:value-type="string" calcext:value-type="string">
            <text:p>2,7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090748" calcext:value-type="float">
            <text:p>0.090748</text:p>
          </table:table-cell>
          <table:table-cell office:value-type="float" office:value="0.116265" calcext:value-type="float">
            <text:p>0.116265</text:p>
          </table:table-cell>
          <table:table-cell office:value-type="float" office:value="0.078827" calcext:value-type="float">
            <text:p>0.078827</text:p>
          </table:table-cell>
          <table:table-cell office:value-type="float" office:value="0.08256" calcext:value-type="float">
            <text:p>0.08256</text:p>
          </table:table-cell>
          <table:table-cell office:value-type="float" office:value="0.086089" calcext:value-type="float">
            <text:p>0.086089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0.105071" calcext:value-type="float">
            <text:p>0.1050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string" calcext:value-type="string">
            <text:p>89,45</text:p>
          </table:table-cell>
          <table:table-cell office:value-type="string" calcext:value-type="string">
            <text:p>10,5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154783" calcext:value-type="float">
            <text:p>0.154783</text:p>
          </table:table-cell>
          <table:table-cell office:value-type="float" office:value="0.181384" calcext:value-type="float">
            <text:p>0.181384</text:p>
          </table:table-cell>
          <table:table-cell office:value-type="float" office:value="0.216301" calcext:value-type="float">
            <text:p>0.216301</text:p>
          </table:table-cell>
          <table:table-cell office:value-type="float" office:value="0.143193" calcext:value-type="float">
            <text:p>0.143193</text:p>
          </table:table-cell>
          <table:table-cell office:value-type="float" office:value="0.172914" calcext:value-type="float">
            <text:p>0.172914</text:p>
          </table:table-cell>
          <table:table-cell office:value-type="float" office:value="0.092528" calcext:value-type="float">
            <text:p>0.092528</text:p>
          </table:table-cell>
          <table:table-cell office:value-type="float" office:value="0.201659" calcext:value-type="float">
            <text:p>0.2016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string" calcext:value-type="string">
            <text:p>83,08</text:p>
          </table:table-cell>
          <table:table-cell office:value-type="string" calcext:value-type="string">
            <text:p>16,9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85,00</text:p>
          </table:table-cell>
          <table:table-cell office:value-type="string" calcext:value-type="string">
            <text:p>1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0.345231" calcext:value-type="float">
            <text:p>0.345231</text:p>
          </table:table-cell>
          <table:table-cell office:value-type="float" office:value="0.376779" calcext:value-type="float">
            <text:p>0.376779</text:p>
          </table:table-cell>
          <table:table-cell office:value-type="float" office:value="0.170022" calcext:value-type="float">
            <text:p>0.170022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0.204287" calcext:value-type="float">
            <text:p>0.204287</text:p>
          </table:table-cell>
          <table:table-cell office:value-type="float" office:value="0.291879" calcext:value-type="float">
            <text:p>0.291879</text:p>
          </table:table-cell>
          <table:table-cell office:value-type="float" office:value="0.23972" calcext:value-type="float">
            <text:p>0.239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string" calcext:value-type="string">
            <text:p>86,50</text:p>
          </table:table-cell>
          <table:table-cell office:value-type="string" calcext:value-type="string">
            <text:p>1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0.336212" calcext:value-type="float">
            <text:p>0.336212</text:p>
          </table:table-cell>
          <table:table-cell office:value-type="float" office:value="0.511543" calcext:value-type="float">
            <text:p>0.511543</text:p>
          </table:table-cell>
          <table:table-cell office:value-type="float" office:value="0.424545" calcext:value-type="float">
            <text:p>0.424545</text:p>
          </table:table-cell>
          <table:table-cell office:value-type="float" office:value="0.594943" calcext:value-type="float">
            <text:p>0.594943</text:p>
          </table:table-cell>
          <table:table-cell office:value-type="float" office:value="0.478887" calcext:value-type="float">
            <text:p>0.478887</text:p>
          </table:table-cell>
          <table:table-cell office:value-type="float" office:value="0.515867" calcext:value-type="float">
            <text:p>0.515867</text:p>
          </table:table-cell>
          <table:table-cell office:value-type="float" office:value="0.734189" calcext:value-type="float">
            <text:p>0.73418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11" calcext:value-type="float">
            <text:p>22.11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8435456</text:p>
          </table:table-cell>
          <table:table-cell office:value-type="float" office:value="1.046444" calcext:value-type="float">
            <text:p>1.046444</text:p>
          </table:table-cell>
          <table:table-cell office:value-type="float" office:value="1.069519" calcext:value-type="float">
            <text:p>1.069519</text:p>
          </table:table-cell>
          <table:table-cell office:value-type="float" office:value="1.220917" calcext:value-type="float">
            <text:p>1.220917</text:p>
          </table:table-cell>
          <table:table-cell office:value-type="float" office:value="1.101886" calcext:value-type="float">
            <text:p>1.101886</text:p>
          </table:table-cell>
          <table:table-cell office:value-type="float" office:value="1.052215" calcext:value-type="float">
            <text:p>1.052215</text:p>
          </table:table-cell>
          <table:table-cell office:value-type="float" office:value="1.055868" calcext:value-type="float">
            <text:p>1.055868</text:p>
          </table:table-cell>
          <table:table-cell office:value-type="float" office:value="0.92164" calcext:value-type="float">
            <text:p>0.92164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536870912</text:p>
          </table:table-cell>
          <table:table-cell office:value-type="float" office:value="1.987988" calcext:value-type="float">
            <text:p>1.987988</text:p>
          </table:table-cell>
          <table:table-cell office:value-type="float" office:value="2.166798" calcext:value-type="float">
            <text:p>2.166798</text:p>
          </table:table-cell>
          <table:table-cell office:value-type="float" office:value="2.089983" calcext:value-type="float">
            <text:p>2.089983</text:p>
          </table:table-cell>
          <table:table-cell office:value-type="float" office:value="2.17176" calcext:value-type="float">
            <text:p>2.17176</text:p>
          </table:table-cell>
          <table:table-cell office:value-type="float" office:value="1.788378" calcext:value-type="float">
            <text:p>1.788378</text:p>
          </table:table-cell>
          <table:table-cell office:value-type="float" office:value="1.823388" calcext:value-type="float">
            <text:p>1.823388</text:p>
          </table:table-cell>
          <table:table-cell office:value-type="float" office:value="2.082853" calcext:value-type="float">
            <text:p>2.082853</text:p>
          </table:table-cell>
          <table:table-cell table:number-columns-repeated="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22.28" calcext:value-type="float">
            <text:p>22.28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1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28" calcext:value-type="float">
            <text:p>22.28</text:p>
          </table:table-cell>
          <table:table-cell office:value-type="string" calcext:value-type="string">
            <text:p>76,11</text:p>
          </table:table-cell>
          <table:table-cell office:value-type="string" calcext:value-type="string">
            <text:p>23,8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string" calcext:value-type="string">
            <text:p>75,50</text:p>
          </table:table-cell>
          <table:table-cell office:value-type="string" calcext:value-type="string">
            <text:p>2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28" calcext:value-type="float">
            <text:p>22.2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8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28" calcext:value-type="float">
            <text:p>22.28</text:p>
          </table:table-cell>
          <table:table-cell office:value-type="string" calcext:value-type="string">
            <text:p>86,07</text:p>
          </table:table-cell>
          <table:table-cell office:value-type="string" calcext:value-type="string">
            <text:p>13,9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string" calcext:value-type="string">
            <text:p>98,89</text:p>
          </table:table-cell>
          <table:table-cell office:value-type="string" calcext:value-type="string">
            <text:p>1,1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5"/>
          <table:table-cell office:value-type="string" calcext:value-type="string">
            <text:p>TC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2.28" calcext:value-type="float">
            <text:p>22.28</text:p>
          </table:table-cell>
          <table:table-cell office:value-type="string" calcext:value-type="string">
            <text:p>89,95</text:p>
          </table:table-cell>
          <table:table-cell office:value-type="string" calcext:value-type="string">
            <text:p>10,0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2.28" calcext:value-type="float">
            <text:p>22.28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7"/>
          <table:table-cell office:value-type="string" calcext:value-type="string">
            <text:p>0.731299</text:p>
          </table:table-cell>
          <table:table-cell office:value-type="string" calcext:value-type="string">
            <text:p>0.728268</text:p>
          </table:table-cell>
          <table:table-cell office:value-type="string" calcext:value-type="string">
            <text:p>0.728702</text:p>
          </table:table-cell>
          <table:table-cell office:value-type="string" calcext:value-type="string">
            <text:p>0.729395</text:p>
          </table:table-cell>
          <table:table-cell office:value-type="string" calcext:value-type="string">
            <text:p>0.726079</text:p>
          </table:table-cell>
          <table:table-cell office:value-type="float" office:value="0.72966" calcext:value-type="float">
            <text:p>0.72966</text:p>
          </table:table-cell>
          <table:table-cell office:value-type="string" calcext:value-type="string">
            <text:p>0.7282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28" calcext:value-type="float">
            <text:p>22.28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8"/>
          <table:table-cell table:number-columns-repeated="6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28" calcext:value-type="float">
            <text:p>22.28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71" calcext:value-type="float">
            <text:p>0.00017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28" calcext:value-type="float">
            <text:p>22.28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07" calcext:value-type="float">
            <text:p>0.000107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03" calcext:value-type="float">
            <text:p>0.000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3" calcext:value-type="float">
            <text:p>22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33" calcext:value-type="float">
            <text:p>22.33</text:p>
          </table:table-cell>
          <table:table-cell office:value-type="string" calcext:value-type="string">
            <text:p>97,01</text:p>
          </table:table-cell>
          <table:table-cell office:value-type="string" calcext:value-type="string">
            <text:p>2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17" calcext:value-type="float">
            <text:p>0.000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3" calcext:value-type="float">
            <text:p>22.33</text:p>
          </table:table-cell>
          <table:table-cell office:value-type="string" calcext:value-type="string">
            <text:p>71,50</text:p>
          </table:table-cell>
          <table:table-cell office:value-type="string" calcext:value-type="string">
            <text:p>28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33" calcext:value-type="float">
            <text:p>22.33</text:p>
          </table:table-cell>
          <table:table-cell office:value-type="string" calcext:value-type="string">
            <text:p>77,89</text:p>
          </table:table-cell>
          <table:table-cell office:value-type="string" calcext:value-type="string">
            <text:p>22,1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3" calcext:value-type="float">
            <text:p>22.33</text:p>
          </table:table-cell>
          <table:table-cell office:value-type="string" calcext:value-type="string">
            <text:p>94,44</text:p>
          </table:table-cell>
          <table:table-cell office:value-type="string" calcext:value-type="string">
            <text:p>5,5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33" calcext:value-type="float">
            <text:p>22.33</text:p>
          </table:table-cell>
          <table:table-cell office:value-type="string" calcext:value-type="string">
            <text:p>83,50</text:p>
          </table:table-cell>
          <table:table-cell office:value-type="string" calcext:value-type="string">
            <text:p>16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2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3" calcext:value-type="float">
            <text:p>22.33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6,4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33" calcext:value-type="float">
            <text:p>22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17" calcext:value-type="float">
            <text:p>0.000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3" calcext:value-type="float">
            <text:p>22.33</text:p>
          </table:table-cell>
          <table:table-cell office:value-type="string" calcext:value-type="string">
            <text:p>82,00</text:p>
          </table:table-cell>
          <table:table-cell office:value-type="string" calcext:value-type="string">
            <text:p>18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33" calcext:value-type="float">
            <text:p>22.33</text:p>
          </table:table-cell>
          <table:table-cell office:value-type="string" calcext:value-type="string">
            <text:p>98,3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3" calcext:value-type="float">
            <text:p>22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33" calcext:value-type="float">
            <text:p>22.33</text:p>
          </table:table-cell>
          <table:table-cell office:value-type="string" calcext:value-type="string">
            <text:p>86,00</text:p>
          </table:table-cell>
          <table:table-cell office:value-type="string" calcext:value-type="string">
            <text:p>1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52" calcext:value-type="float">
            <text:p>0.00015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33" calcext:value-type="float">
            <text:p>22.33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9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4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226" calcext:value-type="float">
            <text:p>0.00022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33" calcext:value-type="float">
            <text:p>22.33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36" calcext:value-type="float">
            <text:p>0.000236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192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332" calcext:value-type="float">
            <text:p>0.000332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384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33" calcext:value-type="float">
            <text:p>0.00043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32768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069" calcext:value-type="float">
            <text:p>0.001069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65536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1623" calcext:value-type="float">
            <text:p>0.001623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31072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614" calcext:value-type="float">
            <text:p>0.0036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98,5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62144</text:p>
          </table:table-cell>
          <table:table-cell office:value-type="float" office:value="0.006546" calcext:value-type="float">
            <text:p>0.006546</text:p>
          </table:table-cell>
          <table:table-cell office:value-type="float" office:value="0.005689" calcext:value-type="float">
            <text:p>0.005689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.005921" calcext:value-type="float">
            <text:p>0.0059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79,50</text:p>
          </table:table-cell>
          <table:table-cell office:value-type="string" calcext:value-type="string">
            <text:p>2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1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9453" calcext:value-type="float">
            <text:p>0.009453</text:p>
          </table:table-cell>
          <table:table-cell office:value-type="float" office:value="0.009935" calcext:value-type="float">
            <text:p>0.009935</text:p>
          </table:table-cell>
          <table:table-cell office:value-type="float" office:value="0.009632" calcext:value-type="float">
            <text:p>0.009632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.009576" calcext:value-type="float">
            <text:p>0.009576</text:p>
          </table:table-cell>
          <table:table-cell office:value-type="float" office:value="0.009553" calcext:value-type="float">
            <text:p>0.0095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82,78</text:p>
          </table:table-cell>
          <table:table-cell office:value-type="string" calcext:value-type="string">
            <text:p>17,2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77,50</text:p>
          </table:table-cell>
          <table:table-cell office:value-type="string" calcext:value-type="string">
            <text:p>2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18244" calcext:value-type="float">
            <text:p>0.018244</text:p>
          </table:table-cell>
          <table:table-cell office:value-type="float" office:value="0.018265" calcext:value-type="float">
            <text:p>0.018265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018185" calcext:value-type="float">
            <text:p>0.018185</text:p>
          </table:table-cell>
          <table:table-cell office:value-type="float" office:value="0.018287" calcext:value-type="float">
            <text:p>0.018287</text:p>
          </table:table-cell>
          <table:table-cell office:value-type="float" office:value="0.018325" calcext:value-type="float">
            <text:p>0.0183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96,02</text:p>
          </table:table-cell>
          <table:table-cell office:value-type="string" calcext:value-type="string">
            <text:p>3,9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97,52</text:p>
          </table:table-cell>
          <table:table-cell office:value-type="string" calcext:value-type="string">
            <text:p>2,4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36211" calcext:value-type="float">
            <text:p>0.036211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36198" calcext:value-type="float">
            <text:p>0.036198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036243" calcext:value-type="float">
            <text:p>0.036243</text:p>
          </table:table-cell>
          <table:table-cell office:value-type="float" office:value="0.036101" calcext:value-type="float">
            <text:p>0.036101</text:p>
          </table:table-cell>
          <table:table-cell office:value-type="float" office:value="0.036163" calcext:value-type="float">
            <text:p>0.0361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83,92</text:p>
          </table:table-cell>
          <table:table-cell office:value-type="string" calcext:value-type="string">
            <text:p>16,0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72119" calcext:value-type="float">
            <text:p>0.072119</text:p>
          </table:table-cell>
          <table:table-cell office:value-type="float" office:value="0.072112" calcext:value-type="float">
            <text:p>0.072112</text:p>
          </table:table-cell>
          <table:table-cell office:value-type="float" office:value="0.072099" calcext:value-type="float">
            <text:p>0.072099</text:p>
          </table:table-cell>
          <table:table-cell office:value-type="float" office:value="0.072107" calcext:value-type="float">
            <text:p>0.072107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072113" calcext:value-type="float">
            <text:p>0.072113</text:p>
          </table:table-cell>
          <table:table-cell office:value-type="float" office:value="0.072031" calcext:value-type="float">
            <text:p>0.0720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85,50</text:p>
          </table:table-cell>
          <table:table-cell office:value-type="string" calcext:value-type="string">
            <text:p>1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143655" calcext:value-type="float">
            <text:p>0.143655</text:p>
          </table:table-cell>
          <table:table-cell office:value-type="float" office:value="0.143632" calcext:value-type="float">
            <text:p>0.143632</text:p>
          </table:table-cell>
          <table:table-cell office:value-type="float" office:value="0.143732" calcext:value-type="float">
            <text:p>0.143732</text:p>
          </table:table-cell>
          <table:table-cell office:value-type="float" office:value="0.143647" calcext:value-type="float">
            <text:p>0.143647</text:p>
          </table:table-cell>
          <table:table-cell office:value-type="float" office:value="0.143625" calcext:value-type="float">
            <text:p>0.143625</text:p>
          </table:table-cell>
          <table:table-cell office:value-type="float" office:value="0.143613" calcext:value-type="float">
            <text:p>0.143613</text:p>
          </table:table-cell>
          <table:table-cell office:value-type="float" office:value="0.143681" calcext:value-type="float">
            <text:p>0.1436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1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287022" calcext:value-type="float">
            <text:p>0.287022</text:p>
          </table:table-cell>
          <table:table-cell office:value-type="float" office:value="0.287016" calcext:value-type="float">
            <text:p>0.287016</text:p>
          </table:table-cell>
          <table:table-cell office:value-type="float" office:value="0.287013" calcext:value-type="float">
            <text:p>0.287013</text:p>
          </table:table-cell>
          <table:table-cell office:value-type="float" office:value="0.287032" calcext:value-type="float">
            <text:p>0.28703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6887" calcext:value-type="float">
            <text:p>0.28688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4" calcext:value-type="float">
            <text:p>22.4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573582" calcext:value-type="float">
            <text:p>0.573582</text:p>
          </table:table-cell>
          <table:table-cell office:value-type="float" office:value="0.574178" calcext:value-type="float">
            <text:p>0.574178</text:p>
          </table:table-cell>
          <table:table-cell office:value-type="float" office:value="0.573566" calcext:value-type="float">
            <text:p>0.573566</text:p>
          </table:table-cell>
          <table:table-cell office:value-type="float" office:value="0.573586" calcext:value-type="float">
            <text:p>0.573586</text:p>
          </table:table-cell>
          <table:table-cell office:value-type="float" office:value="0.573545" calcext:value-type="float">
            <text:p>0.573545</text:p>
          </table:table-cell>
          <table:table-cell office:value-type="float" office:value="0.573701" calcext:value-type="float">
            <text:p>0.573701</text:p>
          </table:table-cell>
          <table:table-cell office:value-type="float" office:value="0.573596" calcext:value-type="float">
            <text:p>0.573596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67108864</text:p>
          </table:table-cell>
          <table:table-cell office:value-type="float" office:value="1.146812" calcext:value-type="float">
            <text:p>1.146812</text:p>
          </table:table-cell>
          <table:table-cell office:value-type="float" office:value="1.146864" calcext:value-type="float">
            <text:p>1.146864</text:p>
          </table:table-cell>
          <table:table-cell office:value-type="float" office:value="1.146988" calcext:value-type="float">
            <text:p>1.146988</text:p>
          </table:table-cell>
          <table:table-cell office:value-type="float" office:value="1.147084" calcext:value-type="float">
            <text:p>1.147084</text:p>
          </table:table-cell>
          <table:table-cell office:value-type="float" office:value="1.146935" calcext:value-type="float">
            <text:p>1.146935</text:p>
          </table:table-cell>
          <table:table-cell office:value-type="float" office:value="1.146922" calcext:value-type="float">
            <text:p>1.146922</text:p>
          </table:table-cell>
          <table:table-cell office:value-type="float" office:value="1.146985" calcext:value-type="float">
            <text:p>1.14698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34217728</text:p>
          </table:table-cell>
          <table:table-cell office:value-type="float" office:value="2.294453" calcext:value-type="float">
            <text:p>2.294453</text:p>
          </table:table-cell>
          <table:table-cell office:value-type="float" office:value="2.294708" calcext:value-type="float">
            <text:p>2.294708</text:p>
          </table:table-cell>
          <table:table-cell office:value-type="float" office:value="2.294113" calcext:value-type="float">
            <text:p>2.294113</text:p>
          </table:table-cell>
          <table:table-cell office:value-type="float" office:value="2.294042" calcext:value-type="float">
            <text:p>2.294042</text:p>
          </table:table-cell>
          <table:table-cell office:value-type="float" office:value="2.294419" calcext:value-type="float">
            <text:p>2.294419</text:p>
          </table:table-cell>
          <table:table-cell office:value-type="float" office:value="2.294545" calcext:value-type="float">
            <text:p>2.294545</text:p>
          </table:table-cell>
          <table:table-cell office:value-type="float" office:value="2.29459" calcext:value-type="float">
            <text:p>2.29459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68435456</text:p>
          </table:table-cell>
          <table:table-cell office:value-type="float" office:value="4.5886" calcext:value-type="float">
            <text:p>4.5886</text:p>
          </table:table-cell>
          <table:table-cell office:value-type="float" office:value="4.588491" calcext:value-type="float">
            <text:p>4.588491</text:p>
          </table:table-cell>
          <table:table-cell office:value-type="float" office:value="4.588375" calcext:value-type="float">
            <text:p>4.588375</text:p>
          </table:table-cell>
          <table:table-cell office:value-type="float" office:value="4.595003" calcext:value-type="float">
            <text:p>4.595003</text:p>
          </table:table-cell>
          <table:table-cell office:value-type="float" office:value="4.588339" calcext:value-type="float">
            <text:p>4.588339</text:p>
          </table:table-cell>
          <table:table-cell office:value-type="float" office:value="4.588867" calcext:value-type="float">
            <text:p>4.588867</text:p>
          </table:table-cell>
          <table:table-cell office:value-type="float" office:value="4.58842" calcext:value-type="float">
            <text:p>4.588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36870912</text:p>
          </table:table-cell>
          <table:table-cell office:value-type="float" office:value="9.177557" calcext:value-type="float">
            <text:p>9.177557</text:p>
          </table:table-cell>
          <table:table-cell office:value-type="float" office:value="9.174593" calcext:value-type="float">
            <text:p>9.174593</text:p>
          </table:table-cell>
          <table:table-cell office:value-type="float" office:value="9.174001" calcext:value-type="float">
            <text:p>9.174001</text:p>
          </table:table-cell>
          <table:table-cell office:value-type="float" office:value="9.174112" calcext:value-type="float">
            <text:p>9.174112</text:p>
          </table:table-cell>
          <table:table-cell office:value-type="float" office:value="9.173356" calcext:value-type="float">
            <text:p>9.173356</text:p>
          </table:table-cell>
          <table:table-cell office:value-type="float" office:value="9.173982" calcext:value-type="float">
            <text:p>9.173982</text:p>
          </table:table-cell>
          <table:table-cell office:value-type="float" office:value="9.173373" calcext:value-type="float">
            <text:p>9.1733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92,54</text:p>
          </table:table-cell>
          <table:table-cell office:value-type="string" calcext:value-type="string">
            <text:p>7,4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74,09</text:p>
          </table:table-cell>
          <table:table-cell office:value-type="string" calcext:value-type="string">
            <text:p>25,9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87,00</text:p>
          </table:table-cell>
          <table:table-cell office:value-type="string" calcext:value-type="string">
            <text:p>1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1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86,43</text:p>
          </table:table-cell>
          <table:table-cell office:value-type="string" calcext:value-type="string">
            <text:p>13,5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2.48" calcext:value-type="float">
            <text:p>22.4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string" calcext:value-type="string">
            <text:p>83,50</text:p>
          </table:table-cell>
          <table:table-cell office:value-type="string" calcext:value-type="string">
            <text:p>16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5"/>
          <table:table-cell office:value-type="string" calcext:value-type="string">
            <text:p>TCP 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2.48" calcext:value-type="float">
            <text:p>22.48</text:p>
          </table:table-cell>
          <table:table-cell office:value-type="string" calcext:value-type="string">
            <text:p>86,50</text:p>
          </table:table-cell>
          <table:table-cell office:value-type="string" calcext:value-type="string">
            <text:p>1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5"/>
          <table:table-cell office:value-type="string" calcext:value-type="string">
            <text:p>CPU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2.48" calcext:value-type="float">
            <text:p>22.48</text:p>
          </table:table-cell>
          <table:table-cell office:value-type="string" calcext:value-type="string">
            <text:p>95,02</text:p>
          </table:table-cell>
          <table:table-cell office:value-type="string" calcext:value-type="string">
            <text:p>4,9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7"/>
          <table:table-cell office:value-type="float" office:value="1.015156" calcext:value-type="float">
            <text:p>1.015156</text:p>
          </table:table-cell>
          <table:table-cell office:value-type="float" office:value="1.21798" calcext:value-type="float">
            <text:p>1.21798</text:p>
          </table:table-cell>
          <table:table-cell office:value-type="string" calcext:value-type="string">
            <text:p>1.128194</text:p>
          </table:table-cell>
          <table:table-cell office:value-type="float" office:value="1.211672" calcext:value-type="float">
            <text:p>1.211672</text:p>
          </table:table-cell>
          <table:table-cell office:value-type="float" office:value="1.156437" calcext:value-type="float">
            <text:p>1.156437</text:p>
          </table:table-cell>
          <table:table-cell office:value-type="float" office:value="1.270465" calcext:value-type="float">
            <text:p>1.270465</text:p>
          </table:table-cell>
          <table:table-cell office:value-type="float" office:value="1.086021" calcext:value-type="float">
            <text:p>1.0860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48" calcext:value-type="float">
            <text:p>22.48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string" calcext:value-type="string">
            <text:p>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3" calcext:value-type="float">
            <text:p>9.3E-0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06" calcext:value-type="float">
            <text:p>0.000106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6" calcext:value-type="float">
            <text:p>0.000106</text:p>
          </table:table-cell>
          <table:table-cell table:number-columns-repeated="2" office:value-type="float" office:value="0.000107" calcext:value-type="float">
            <text:p>0.000107</text:p>
          </table:table-cell>
          <table:table-cell table:number-columns-repeated="3" office:value-type="float" office:value="0.000106" calcext:value-type="float">
            <text:p>0.000106</text:p>
          </table:table-cell>
          <table:table-cell table:number-columns-repeated="2"/>
          <table:table-cell office:value-type="string" calcext:value-type="string">
            <text:p>&lt;</text:p>
          </table:table-cell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6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3" calcext:value-type="float">
            <text:p>22.53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7" calcext:value-type="float">
            <text:p>0.000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office:value-type="string" calcext:value-type="string">
            <text:p>73,40</text:p>
          </table:table-cell>
          <table:table-cell office:value-type="string" calcext:value-type="string">
            <text:p>26,6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3" calcext:value-type="float">
            <text:p>22.53</text:p>
          </table:table-cell>
          <table:table-cell office:value-type="string" calcext:value-type="string">
            <text:p>96,52</text:p>
          </table:table-cell>
          <table:table-cell office:value-type="string" calcext:value-type="string">
            <text:p>3,4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7" calcext:value-type="float">
            <text:p>0.000107</text:p>
          </table:table-cell>
          <table:table-cell table:number-columns-repeated="4" office:value-type="float" office:value="0.000106" calcext:value-type="float">
            <text:p>0.000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53" calcext:value-type="float">
            <text:p>22.53</text:p>
          </table:table-cell>
          <table:table-cell office:value-type="string" calcext:value-type="string">
            <text:p>76,50</text:p>
          </table:table-cell>
          <table:table-cell office:value-type="string" calcext:value-type="string">
            <text:p>2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6" calcext:value-type="float">
            <text:p>0.000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1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3" calcext:value-type="float">
            <text:p>22.53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1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28</text:p>
          </table:table-cell>
          <table:table-cell table:number-columns-repeated="3" office:value-type="float" office:value="0.000107" calcext:value-type="float">
            <text:p>0.000107</text:p>
          </table:table-cell>
          <table:table-cell table:number-columns-repeated="4" office:value-type="float" office:value="0.000108" calcext:value-type="float">
            <text:p>0.000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office:value-type="string" calcext:value-type="string">
            <text:p>92,04</text:p>
          </table:table-cell>
          <table:table-cell office:value-type="string" calcext:value-type="string">
            <text:p>7,9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3" calcext:value-type="float">
            <text:p>22.53</text:p>
          </table:table-cell>
          <table:table-cell office:value-type="string" calcext:value-type="string">
            <text:p>95,58</text:p>
          </table:table-cell>
          <table:table-cell office:value-type="string" calcext:value-type="string">
            <text:p>4,4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5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16" calcext:value-type="float">
            <text:p>0.000116</text:p>
          </table:table-cell>
          <table:table-cell table:number-columns-repeated="2" office:value-type="float" office:value="0.000117" calcext:value-type="float">
            <text:p>0.00011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53" calcext:value-type="float">
            <text:p>22.53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1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53" calcext:value-type="float">
            <text:p>22.53</text:p>
          </table:table-cell>
          <table:table-cell office:value-type="string" calcext:value-type="string">
            <text:p>82,59</text:p>
          </table:table-cell>
          <table:table-cell office:value-type="string" calcext:value-type="string">
            <text:p>16,9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2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31" calcext:value-type="float">
            <text:p>0.00013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53" calcext:value-type="float">
            <text:p>22.53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9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4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61" calcext:value-type="float">
            <text:p>0.00016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53" calcext:value-type="float">
            <text:p>22.53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09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9" calcext:value-type="float">
            <text:p>0.000229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8192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281" calcext:value-type="float">
            <text:p>0.000281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6384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31" calcext:value-type="float">
            <text:p>0.000431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32768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185" calcext:value-type="float">
            <text:p>0.00118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65536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3134" calcext:value-type="float">
            <text:p>0.003134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131072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4146" calcext:value-type="float">
            <text:p>0.004146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416" calcext:value-type="float">
            <text:p>0.00416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62144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0.006682" calcext:value-type="float">
            <text:p>0.006682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05649" calcext:value-type="float">
            <text:p>0.005649</text:p>
          </table:table-cell>
          <table:table-cell office:value-type="float" office:value="0.006463" calcext:value-type="float">
            <text:p>0.0064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</text:p>
          </table:table-cell>
          <table:table-cell office:value-type="string" calcext:value-type="string">
            <text:p>%iowait</text:p>
          </table:table-cell>
          <table:table-cell office:value-type="string" calcext:value-type="string">
            <text:p>%soft</text:p>
          </table:table-cell>
          <table:table-cell office:value-type="string" calcext:value-type="string">
            <text:p>%idle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5242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0.009372" calcext:value-type="float">
            <text:p>0.009372</text:p>
          </table:table-cell>
          <table:table-cell office:value-type="float" office:value="0.009483" calcext:value-type="float">
            <text:p>0.009483</text:p>
          </table:table-cell>
          <table:table-cell office:value-type="float" office:value="0.009851" calcext:value-type="float">
            <text:p>0.009851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0.010173" calcext:value-type="float">
            <text:p>0.010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048576</text:p>
          </table:table-cell>
          <table:table-cell office:value-type="float" office:value="0.018357" calcext:value-type="float">
            <text:p>0.018357</text:p>
          </table:table-cell>
          <table:table-cell office:value-type="float" office:value="0.020111" calcext:value-type="float">
            <text:p>0.020111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329" calcext:value-type="float">
            <text:p>0.018329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18668" calcext:value-type="float">
            <text:p>0.018668</text:p>
          </table:table-cell>
          <table:table-cell office:value-type="float" office:value="0.019193" calcext:value-type="float">
            <text:p>0.019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74,13</text:p>
          </table:table-cell>
          <table:table-cell office:value-type="string" calcext:value-type="string">
            <text:p>25,8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83,00</text:p>
          </table:table-cell>
          <table:table-cell office:value-type="string" calcext:value-type="string">
            <text:p>1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209715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36061" calcext:value-type="float">
            <text:p>0.036061</text:p>
          </table:table-cell>
          <table:table-cell office:value-type="float" office:value="0.036225" calcext:value-type="float">
            <text:p>0.036225</text:p>
          </table:table-cell>
          <table:table-cell office:value-type="float" office:value="0.036143" calcext:value-type="float">
            <text:p>0.036143</text:p>
          </table:table-cell>
          <table:table-cell office:value-type="float" office:value="0.036195" calcext:value-type="float">
            <text:p>0.036195</text:p>
          </table:table-cell>
          <table:table-cell office:value-type="float" office:value="0.036034" calcext:value-type="float">
            <text:p>0.036034</text:p>
          </table:table-cell>
          <table:table-cell office:value-type="float" office:value="0.036803" calcext:value-type="float">
            <text:p>0.0368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92,78</text:p>
          </table:table-cell>
          <table:table-cell office:value-type="string" calcext:value-type="string">
            <text:p>7,2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82,50</text:p>
          </table:table-cell>
          <table:table-cell office:value-type="string" calcext:value-type="string">
            <text:p>1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4194304</text:p>
          </table:table-cell>
          <table:table-cell office:value-type="float" office:value="0.071888" calcext:value-type="float">
            <text:p>0.071888</text:p>
          </table:table-cell>
          <table:table-cell office:value-type="float" office:value="0.072337" calcext:value-type="float">
            <text:p>0.072337</text:p>
          </table:table-cell>
          <table:table-cell office:value-type="float" office:value="0.072046" calcext:value-type="float">
            <text:p>0.072046</text:p>
          </table:table-cell>
          <table:table-cell table:number-columns-repeated="2" office:value-type="float" office:value="0.072007" calcext:value-type="float">
            <text:p>0.072007</text:p>
          </table:table-cell>
          <table:table-cell office:value-type="float" office:value="0.072089" calcext:value-type="float">
            <text:p>0.072089</text:p>
          </table:table-cell>
          <table:table-cell office:value-type="float" office:value="0.071928" calcext:value-type="float">
            <text:p>0.0719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94,53</text:p>
          </table:table-cell>
          <table:table-cell office:value-type="string" calcext:value-type="string">
            <text:p>5,4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8388608</text:p>
          </table:table-cell>
          <table:table-cell office:value-type="float" office:value="0.143621" calcext:value-type="float">
            <text:p>0.143621</text:p>
          </table:table-cell>
          <table:table-cell office:value-type="float" office:value="0.14465" calcext:value-type="float">
            <text:p>0.14465</text:p>
          </table:table-cell>
          <table:table-cell office:value-type="float" office:value="0.143602" calcext:value-type="float">
            <text:p>0.143602</text:p>
          </table:table-cell>
          <table:table-cell office:value-type="float" office:value="0.143619" calcext:value-type="float">
            <text:p>0.143619</text:p>
          </table:table-cell>
          <table:table-cell office:value-type="float" office:value="0.14358" calcext:value-type="float">
            <text:p>0.14358</text:p>
          </table:table-cell>
          <table:table-cell office:value-type="float" office:value="0.143723" calcext:value-type="float">
            <text:p>0.143723</text:p>
          </table:table-cell>
          <table:table-cell office:value-type="float" office:value="0.143717" calcext:value-type="float">
            <text:p>0.1437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85,50</text:p>
          </table:table-cell>
          <table:table-cell office:value-type="string" calcext:value-type="string">
            <text:p>1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98,93</text:p>
          </table:table-cell>
          <table:table-cell office:value-type="string" calcext:value-type="string">
            <text:p>1,0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6777216</text:p>
          </table:table-cell>
          <table:table-cell office:value-type="float" office:value="0.286967" calcext:value-type="float">
            <text:p>0.286967</text:p>
          </table:table-cell>
          <table:table-cell office:value-type="float" office:value="0.286983" calcext:value-type="float">
            <text:p>0.286983</text:p>
          </table:table-cell>
          <table:table-cell office:value-type="float" office:value="0.286962" calcext:value-type="float">
            <text:p>0.286962</text:p>
          </table:table-cell>
          <table:table-cell office:value-type="float" office:value="0.286955" calcext:value-type="float">
            <text:p>0.286955</text:p>
          </table:table-cell>
          <table:table-cell office:value-type="float" office:value="0.287063" calcext:value-type="float">
            <text:p>0.287063</text:p>
          </table:table-cell>
          <table:table-cell office:value-type="float" office:value="0.286995" calcext:value-type="float">
            <text:p>0.286995</text:p>
          </table:table-cell>
          <table:table-cell office:value-type="float" office:value="0.286965" calcext:value-type="float">
            <text:p>0.2869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9" calcext:value-type="float">
            <text:p>22.5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2.59" calcext:value-type="float">
            <text:p>22.59</text:p>
          </table:table-cell>
          <table:table-cell office:value-type="string" calcext:value-type="string">
            <text:p>87,00</text:p>
          </table:table-cell>
          <table:table-cell office:value-type="string" calcext:value-type="string">
            <text:p>1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33554432</text:p>
          </table:table-cell>
          <table:table-cell office:value-type="float" office:value="0.573774" calcext:value-type="float">
            <text:p>0.573774</text:p>
          </table:table-cell>
          <table:table-cell office:value-type="float" office:value="0.573751" calcext:value-type="float">
            <text:p>0.573751</text:p>
          </table:table-cell>
          <table:table-cell office:value-type="float" office:value="0.573731" calcext:value-type="float">
            <text:p>0.573731</text:p>
          </table:table-cell>
          <table:table-cell office:value-type="float" office:value="0.573586" calcext:value-type="float">
            <text:p>0.573586</text:p>
          </table:table-cell>
          <table:table-cell office:value-type="float" office:value="0.573533" calcext:value-type="float">
            <text:p>0.573533</text:p>
          </table:table-cell>
          <table:table-cell office:value-type="float" office:value="0.573728" calcext:value-type="float">
            <text:p>0.573728</text:p>
          </table:table-cell>
          <table:table-cell office:value-type="float" office:value="0.573731" calcext:value-type="float">
            <text:p>0.57373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59" calcext:value-type="float">
            <text:p>22.59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67108864</text:p>
          </table:table-cell>
          <table:table-cell office:value-type="float" office:value="1.149858" calcext:value-type="float">
            <text:p>1.149858</text:p>
          </table:table-cell>
          <table:table-cell office:value-type="float" office:value="1.147012" calcext:value-type="float">
            <text:p>1.147012</text:p>
          </table:table-cell>
          <table:table-cell office:value-type="float" office:value="1.146981" calcext:value-type="float">
            <text:p>1.146981</text:p>
          </table:table-cell>
          <table:table-cell office:value-type="float" office:value="1.146694" calcext:value-type="float">
            <text:p>1.146694</text:p>
          </table:table-cell>
          <table:table-cell office:value-type="float" office:value="1.146921" calcext:value-type="float">
            <text:p>1.146921</text:p>
          </table:table-cell>
          <table:table-cell office:value-type="float" office:value="1.149032" calcext:value-type="float">
            <text:p>1.149032</text:p>
          </table:table-cell>
          <table:table-cell office:value-type="float" office:value="1.146906" calcext:value-type="float">
            <text:p>1.14690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.59" calcext:value-type="float">
            <text:p>22.59</text:p>
          </table:table-cell>
          <table:table-cell office:value-type="string" calcext:value-type="string">
            <text:p>96,48</text:p>
          </table:table-cell>
          <table:table-cell office:value-type="string" calcext:value-type="string">
            <text:p>3,5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6"/>
          <table:table-cell office:value-type="string" calcext:value-type="string">
            <text:p>134217728</text:p>
          </table:table-cell>
          <table:table-cell office:value-type="float" office:value="2.294556" calcext:value-type="float">
            <text:p>2.294556</text:p>
          </table:table-cell>
          <table:table-cell office:value-type="float" office:value="2.294541" calcext:value-type="float">
            <text:p>2.294541</text:p>
          </table:table-cell>
          <table:table-cell office:value-type="float" office:value="2.29449" calcext:value-type="float">
            <text:p>2.29449</text:p>
          </table:table-cell>
          <table:table-cell office:value-type="float" office:value="2.294524" calcext:value-type="float">
            <text:p>2.294524</text:p>
          </table:table-cell>
          <table:table-cell office:value-type="float" office:value="2.294537" calcext:value-type="float">
            <text:p>2.294537</text:p>
          </table:table-cell>
          <table:table-cell office:value-type="float" office:value="2.294457" calcext:value-type="float">
            <text:p>2.294457</text:p>
          </table:table-cell>
          <table:table-cell office:value-type="float" office:value="2.297307" calcext:value-type="float">
            <text:p>2.297307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268435456</text:p>
          </table:table-cell>
          <table:table-cell office:value-type="float" office:value="4.58965" calcext:value-type="float">
            <text:p>4.58965</text:p>
          </table:table-cell>
          <table:table-cell office:value-type="float" office:value="4.590978" calcext:value-type="float">
            <text:p>4.590978</text:p>
          </table:table-cell>
          <table:table-cell office:value-type="float" office:value="4.588781" calcext:value-type="float">
            <text:p>4.588781</text:p>
          </table:table-cell>
          <table:table-cell office:value-type="float" office:value="4.590809" calcext:value-type="float">
            <text:p>4.590809</text:p>
          </table:table-cell>
          <table:table-cell office:value-type="float" office:value="4.592162" calcext:value-type="float">
            <text:p>4.592162</text:p>
          </table:table-cell>
          <table:table-cell office:value-type="float" office:value="4.599113" calcext:value-type="float">
            <text:p>4.599113</text:p>
          </table:table-cell>
          <table:table-cell office:value-type="float" office:value="4.588136" calcext:value-type="float">
            <text:p>4.588136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536870912</text:p>
          </table:table-cell>
          <table:table-cell office:value-type="float" office:value="9.175037" calcext:value-type="float">
            <text:p>9.175037</text:p>
          </table:table-cell>
          <table:table-cell office:value-type="float" office:value="9.174587" calcext:value-type="float">
            <text:p>9.174587</text:p>
          </table:table-cell>
          <table:table-cell office:value-type="float" office:value="9.182233" calcext:value-type="float">
            <text:p>9.182233</text:p>
          </table:table-cell>
          <table:table-cell office:value-type="float" office:value="9.173621" calcext:value-type="float">
            <text:p>9.173621</text:p>
          </table:table-cell>
          <table:table-cell office:value-type="float" office:value="9.175957" calcext:value-type="float">
            <text:p>9.175957</text:p>
          </table:table-cell>
          <table:table-cell office:value-type="float" office:value="9.174058" calcext:value-type="float">
            <text:p>9.174058</text:p>
          </table:table-cell>
          <table:table-cell office:value-type="float" office:value="9.180497" calcext:value-type="float">
            <text:p>9.180497</text:p>
          </table:table-cell>
          <table:table-cell table:number-columns-repeated="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P PI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4,3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2,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32,8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2,1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32,65</text:p>
          </table:table-cell>
          <table:table-cell office:value-type="string" calcext:value-type="string">
            <text:p>9,6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8,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9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1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67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9,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1,82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7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24,2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4,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6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4,3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13</text:p>
          </table:table-cell>
          <table:table-cell table:number-columns-repeated="25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20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7,3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22,6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38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33,17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47,7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1,4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6,57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2,5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9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0,1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90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7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28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50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7,0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2,4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9,95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23,5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3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6" calcext:value-type="float">
            <text:p>20.1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13,8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3,08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20.22" calcext:value-type="float">
            <text:p>20.2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22" calcext:value-type="float">
            <text:p>20.2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2" calcext:value-type="float">
            <text:p>20.2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20.22" calcext:value-type="float">
            <text:p>20.22</text:p>
          </table:table-cell>
          <table:table-cell office:value-type="string" calcext:value-type="string">
            <text:p>6,63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33,6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8,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2" calcext:value-type="float">
            <text:p>20.22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31,6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3,32</text:p>
          </table:table-cell>
          <table:table-cell table:number-columns-repeated="2"/>
          <table:table-cell office:value-type="float" office:value="20.22" calcext:value-type="float">
            <text:p>20.22</text:p>
          </table:table-cell>
          <table:table-cell office:value-type="string" calcext:value-type="string">
            <text:p>6,60</text:p>
          </table:table-cell>
          <table:table-cell office:value-type="string" calcext:value-type="string">
            <text:p>33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9,9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2" calcext:value-type="float">
            <text:p>20.2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9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04</text:p>
          </table:table-cell>
          <table:table-cell table:number-columns-repeated="2"/>
          <table:table-cell office:value-type="float" office:value="20.22" calcext:value-type="float">
            <text:p>20.22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1,4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4,2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3" calcext:value-type="float">
            <text:p>2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6,7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3,23</text:p>
          </table:table-cell>
          <table:table-cell table:number-columns-repeated="2"/>
          <table:table-cell office:value-type="float" office:value="20.22" calcext:value-type="float">
            <text:p>20.22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16,7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4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3" calcext:value-type="float">
            <text:p>2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4,38</text:p>
          </table:table-cell>
          <table:table-cell office:value-type="string" calcext:value-type="string">
            <text:p>11,4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63,68</text:p>
          </table:table-cell>
          <table:table-cell table:number-columns-repeated="2"/>
          <table:table-cell office:value-type="float" office:value="20.23" calcext:value-type="float">
            <text:p>20.23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21,5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7,4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3" calcext:value-type="float">
            <text:p>20.23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23" calcext:value-type="float">
            <text:p>20.23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17,0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1,41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23" calcext:value-type="float">
            <text:p>20.23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22,8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2,59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32,1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2,81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0,6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5,8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50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27,78</text:p>
          </table:table-cell>
          <table:table-cell office:value-type="string" calcext:value-type="string">
            <text:p>10,61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51,5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24,88</text:p>
          </table:table-cell>
          <table:table-cell table:number-columns-repeated="2" office:value-type="string" calcext:value-type="string">
            <text:p>0,50</text:p>
          </table:table-cell>
          <table:table-cell office:value-type="string" calcext:value-type="string">
            <text:p>73,13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9,1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5,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4,75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3,74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5,2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3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26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27" calcext:value-type="float">
            <text:p>20.2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27" calcext:value-type="float">
            <text:p>20.2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25,1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3,87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27" calcext:value-type="float">
            <text:p>20.27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9,5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27" calcext:value-type="float">
            <text:p>20.27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0,4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27" calcext:value-type="float">
            <text:p>20.27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1,4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53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28" calcext:value-type="float">
            <text:p>20.2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32" calcext:value-type="float">
            <text:p>20.32</text:p>
          </table:table-cell>
          <table:table-cell table:number-columns-repeated="2"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3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6,50</text:p>
          </table:table-cell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2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48</text:p>
          </table:table-cell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7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3,00</text:p>
          </table:table-cell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2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6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9,65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8,34</text:p>
          </table:table-cell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29,0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7,3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string" calcext:value-type="string">
            <text:p>1,02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2" calcext:value-type="float">
            <text:p>20.32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8,6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81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2" calcext:value-type="float">
            <text:p>20.32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23,4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51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2" calcext:value-type="float">
            <text:p>20.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33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5,64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2" calcext:value-type="float">
            <text:p>20.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21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5,9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2" calcext:value-type="float">
            <text:p>20.3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4,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15,15</text:p>
          </table:table-cell>
          <table:table-cell office:value-type="string" calcext:value-type="string">
            <text:p>20,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4,5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32,8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3,13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1,4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5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4,47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25,1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3,87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string" calcext:value-type="string">
            <text:p>5,31</text:p>
          </table:table-cell>
          <table:table-cell office:value-type="string" calcext:value-type="string">
            <text:p>20,29</text:p>
          </table:table-cell>
          <table:table-cell office:value-type="string" calcext:value-type="string">
            <text:p>0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3,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6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71,00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26,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71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9,1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9,8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6" calcext:value-type="float">
            <text:p>20.36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2,61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72,86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36" calcext:value-type="float">
            <text:p>20.36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5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20.44" calcext:value-type="float">
            <text:p>20.4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7,9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44" calcext:value-type="float">
            <text:p>20.44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14,0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3,92</text:p>
          </table:table-cell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25,87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65,6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44" calcext:value-type="float">
            <text:p>20.4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19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00</text:p>
          </table:table-cell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string" calcext:value-type="string">
            <text:p>9,62</text:p>
          </table:table-cell>
          <table:table-cell office:value-type="string" calcext:value-type="string">
            <text:p>36,06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1,4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44" calcext:value-type="float">
            <text:p>20.4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7,4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2,59</text:p>
          </table:table-cell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1,4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1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44" calcext:value-type="float">
            <text:p>20.4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9,1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85</text:p>
          </table:table-cell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12,2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3,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44" calcext:value-type="float">
            <text:p>20.4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6,50</text:p>
          </table:table-cell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24,8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3,1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44" calcext:value-type="float">
            <text:p>20.44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17,5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8,54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44" calcext:value-type="float">
            <text:p>20.44</text:p>
          </table:table-cell>
          <table:table-cell office:value-type="string" calcext:value-type="string">
            <text:p>5,61</text:p>
          </table:table-cell>
          <table:table-cell office:value-type="string" calcext:value-type="string">
            <text:p>6,54</text:p>
          </table:table-cell>
          <table:table-cell office:value-type="string" calcext:value-type="string">
            <text:p>22,4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5,42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LTCP PIO </text:p>
          </table:table-cell>
          <table:table-cell office:value-type="float" office:value="23.11" calcext:value-type="float">
            <text:p>23.1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23.11" calcext:value-type="float">
            <text:p>23.11</text:p>
          </table:table-cell>
          <table:table-cell office:value-type="string" calcext:value-type="string">
            <text:p>79,00</text:p>
          </table:table-cell>
          <table:table-cell office:value-type="string" calcext:value-type="string">
            <text:p>2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11" calcext:value-type="float">
            <text:p>23.11</text:p>
          </table:table-cell>
          <table:table-cell office:value-type="string" calcext:value-type="string">
            <text:p>88,94</text:p>
          </table:table-cell>
          <table:table-cell office:value-type="string" calcext:value-type="string">
            <text:p>11,0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11" calcext:value-type="float">
            <text:p>23.11</text:p>
          </table:table-cell>
          <table:table-cell office:value-type="string" calcext:value-type="string">
            <text:p>85,57</text:p>
          </table:table-cell>
          <table:table-cell office:value-type="string" calcext:value-type="string">
            <text:p>14,4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98,51</text:p>
          </table:table-cell>
          <table:table-cell office:value-type="string" calcext:value-type="string">
            <text:p>1,4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11" calcext:value-type="float">
            <text:p>23.11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11" calcext:value-type="float">
            <text:p>23.11</text:p>
          </table:table-cell>
          <table:table-cell office:value-type="string" calcext:value-type="string">
            <text:p>79,00</text:p>
          </table:table-cell>
          <table:table-cell office:value-type="string" calcext:value-type="string">
            <text:p>2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82,50</text:p>
          </table:table-cell>
          <table:table-cell office:value-type="string" calcext:value-type="string">
            <text:p>1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11" calcext:value-type="float">
            <text:p>23.1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11" calcext:value-type="float">
            <text:p>23.11</text:p>
          </table:table-cell>
          <table:table-cell office:value-type="string" calcext:value-type="string">
            <text:p>80,50</text:p>
          </table:table-cell>
          <table:table-cell office:value-type="string" calcext:value-type="string">
            <text:p>1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11" calcext:value-type="float">
            <text:p>23.11</text:p>
          </table:table-cell>
          <table:table-cell office:value-type="string" calcext:value-type="string">
            <text:p>79,40</text:p>
          </table:table-cell>
          <table:table-cell office:value-type="string" calcext:value-type="string">
            <text:p>20,6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11" calcext:value-type="float">
            <text:p>23.11</text:p>
          </table:table-cell>
          <table:table-cell office:value-type="string" calcext:value-type="string">
            <text:p>95,05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88,44</text:p>
          </table:table-cell>
          <table:table-cell office:value-type="string" calcext:value-type="string">
            <text:p>11,5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79,00</text:p>
          </table:table-cell>
          <table:table-cell office:value-type="string" calcext:value-type="string">
            <text:p>2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79,40</text:p>
          </table:table-cell>
          <table:table-cell office:value-type="string" calcext:value-type="string">
            <text:p>20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94,53</text:p>
          </table:table-cell>
          <table:table-cell office:value-type="string" calcext:value-type="string">
            <text:p>5,4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83,08</text:p>
          </table:table-cell>
          <table:table-cell office:value-type="string" calcext:value-type="string">
            <text:p>16,9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2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74,13</text:p>
          </table:table-cell>
          <table:table-cell office:value-type="string" calcext:value-type="string">
            <text:p>25,3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1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24" calcext:value-type="float">
            <text:p>23.2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string" calcext:value-type="string">
            <text:p>76,88</text:p>
          </table:table-cell>
          <table:table-cell office:value-type="string" calcext:value-type="string">
            <text:p>23,1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24" calcext:value-type="float">
            <text:p>23.24</text:p>
          </table:table-cell>
          <table:table-cell office:value-type="string" calcext:value-type="string">
            <text:p>75,62</text:p>
          </table:table-cell>
          <table:table-cell office:value-type="string" calcext:value-type="string">
            <text:p>24,3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24" calcext:value-type="float">
            <text:p>23.24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24" calcext:value-type="float">
            <text:p>23.24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24" calcext:value-type="float">
            <text:p>23.24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95,48</text:p>
          </table:table-cell>
          <table:table-cell office:value-type="string" calcext:value-type="string">
            <text:p>4,5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78,00</text:p>
          </table:table-cell>
          <table:table-cell office:value-type="string" calcext:value-type="string">
            <text:p>2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73,00</text:p>
          </table:table-cell>
          <table:table-cell office:value-type="string" calcext:value-type="string">
            <text:p>2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94,53</text:p>
          </table:table-cell>
          <table:table-cell office:value-type="string" calcext:value-type="string">
            <text:p>5,4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2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69,50</text:p>
          </table:table-cell>
          <table:table-cell office:value-type="string" calcext:value-type="string">
            <text:p>3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84,50</text:p>
          </table:table-cell>
          <table:table-cell office:value-type="string" calcext:value-type="string">
            <text:p>1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2" calcext:value-type="float">
            <text:p>23.3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string" calcext:value-type="string">
            <text:p>79,50</text:p>
          </table:table-cell>
          <table:table-cell office:value-type="string" calcext:value-type="string">
            <text:p>2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32" calcext:value-type="float">
            <text:p>23.32</text:p>
          </table:table-cell>
          <table:table-cell office:value-type="string" calcext:value-type="string">
            <text:p>83,00</text:p>
          </table:table-cell>
          <table:table-cell office:value-type="string" calcext:value-type="string">
            <text:p>1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32" calcext:value-type="float">
            <text:p>23.32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32" calcext:value-type="float">
            <text:p>23.3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98,51</text:p>
          </table:table-cell>
          <table:table-cell office:value-type="string" calcext:value-type="string">
            <text:p>1,4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69,31</text:p>
          </table:table-cell>
          <table:table-cell office:value-type="string" calcext:value-type="string">
            <text:p>30,2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84,92</text:p>
          </table:table-cell>
          <table:table-cell office:value-type="string" calcext:value-type="string">
            <text:p>15,0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23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72,00</text:p>
          </table:table-cell>
          <table:table-cell office:value-type="string" calcext:value-type="string">
            <text:p>28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85,57</text:p>
          </table:table-cell>
          <table:table-cell office:value-type="string" calcext:value-type="string">
            <text:p>14,4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74,00</text:p>
          </table:table-cell>
          <table:table-cell office:value-type="string" calcext:value-type="string">
            <text:p>2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38" calcext:value-type="float">
            <text:p>23.38</text:p>
          </table:table-cell>
          <table:table-cell office:value-type="string" calcext:value-type="string">
            <text:p>81,41</text:p>
          </table:table-cell>
          <table:table-cell office:value-type="string" calcext:value-type="string">
            <text:p>18,5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38" calcext:value-type="float">
            <text:p>23.38</text:p>
          </table:table-cell>
          <table:table-cell office:value-type="string" calcext:value-type="string">
            <text:p>94,03</text:p>
          </table:table-cell>
          <table:table-cell office:value-type="string" calcext:value-type="string">
            <text:p>5,9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38" calcext:value-type="float">
            <text:p>23.38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38" calcext:value-type="float">
            <text:p>23.38</text:p>
          </table:table-cell>
          <table:table-cell office:value-type="string" calcext:value-type="string">
            <text:p>98,49</text:p>
          </table:table-cell>
          <table:table-cell office:value-type="string" calcext:value-type="string">
            <text:p>1,5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83,00</text:p>
          </table:table-cell>
          <table:table-cell office:value-type="string" calcext:value-type="string">
            <text:p>1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84,50</text:p>
          </table:table-cell>
          <table:table-cell office:value-type="string" calcext:value-type="string">
            <text:p>1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83,92</text:p>
          </table:table-cell>
          <table:table-cell office:value-type="string" calcext:value-type="string">
            <text:p>16,0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89,11</text:p>
          </table:table-cell>
          <table:table-cell office:value-type="string" calcext:value-type="string">
            <text:p>10,8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79,10</text:p>
          </table:table-cell>
          <table:table-cell office:value-type="string" calcext:value-type="string">
            <text:p>20,9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74,16</text:p>
          </table:table-cell>
          <table:table-cell office:value-type="string" calcext:value-type="string">
            <text:p>25,8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84,50</text:p>
          </table:table-cell>
          <table:table-cell office:value-type="string" calcext:value-type="string">
            <text:p>1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6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43" calcext:value-type="float">
            <text:p>23.4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43" calcext:value-type="float">
            <text:p>23.43</text:p>
          </table:table-cell>
          <table:table-cell office:value-type="string" calcext:value-type="string">
            <text:p>75,50</text:p>
          </table:table-cell>
          <table:table-cell office:value-type="string" calcext:value-type="string">
            <text:p>2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43" calcext:value-type="float">
            <text:p>23.43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2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43" calcext:value-type="float">
            <text:p>23.43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43" calcext:value-type="float">
            <text:p>23.43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73,00</text:p>
          </table:table-cell>
          <table:table-cell office:value-type="string" calcext:value-type="string">
            <text:p>2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1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95,52</text:p>
          </table:table-cell>
          <table:table-cell office:value-type="string" calcext:value-type="string">
            <text:p>4,4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79,07</text:p>
          </table:table-cell>
          <table:table-cell office:value-type="string" calcext:value-type="string">
            <text:p>20,4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47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1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72,36</text:p>
          </table:table-cell>
          <table:table-cell office:value-type="string" calcext:value-type="string">
            <text:p>27,6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82,50</text:p>
          </table:table-cell>
          <table:table-cell office:value-type="string" calcext:value-type="string">
            <text:p>1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52" calcext:value-type="float">
            <text:p>23.52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52" calcext:value-type="float">
            <text:p>23.5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70,50</text:p>
          </table:table-cell>
          <table:table-cell office:value-type="string" calcext:value-type="string">
            <text:p>2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1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78,00</text:p>
          </table:table-cell>
          <table:table-cell office:value-type="string" calcext:value-type="string">
            <text:p>2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75,38</text:p>
          </table:table-cell>
          <table:table-cell office:value-type="string" calcext:value-type="string">
            <text:p>24,6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84,29</text:p>
          </table:table-cell>
          <table:table-cell office:value-type="string" calcext:value-type="string">
            <text:p>15,7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90,05</text:p>
          </table:table-cell>
          <table:table-cell office:value-type="string" calcext:value-type="string">
            <text:p>9,9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74,88</text:p>
          </table:table-cell>
          <table:table-cell office:value-type="string" calcext:value-type="string">
            <text:p>25,1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.57" calcext:value-type="float">
            <text:p>23.5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3.57" calcext:value-type="float">
            <text:p>23.57</text:p>
          </table:table-cell>
          <table:table-cell office:value-type="string" calcext:value-type="string">
            <text:p>82,41</text:p>
          </table:table-cell>
          <table:table-cell office:value-type="string" calcext:value-type="string">
            <text:p>17,5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57" calcext:value-type="float">
            <text:p>23.57</text:p>
          </table:table-cell>
          <table:table-cell office:value-type="string" calcext:value-type="string">
            <text:p>97,01</text:p>
          </table:table-cell>
          <table:table-cell office:value-type="string" calcext:value-type="string">
            <text:p>2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3.57" calcext:value-type="float">
            <text:p>23.5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SuperSockets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0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18,0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90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34,62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0,48</text:p>
          </table:table-cell>
          <table:table-cell office:value-type="string" calcext:value-type="string">
            <text:p>57,6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18,3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7,59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9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4,1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5,83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3,0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5,3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0,5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9,00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84,1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3,8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8,4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1,59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2,07</text:p>
          </table:table-cell>
          <table:table-cell office:value-type="string" calcext:value-type="string">
            <text:p>18,6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9,2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string" calcext:value-type="string">
            <text:p>4,31</text:p>
          </table:table-cell>
          <table:table-cell office:value-type="string" calcext:value-type="string">
            <text:p>4,7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91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3,93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4,08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37,2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8,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21,8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12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0,2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9,80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40,7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7,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3,1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6,84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4,93</text:p>
          </table:table-cell>
          <table:table-cell office:value-type="string" calcext:value-type="string">
            <text:p>77,3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7,7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96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7,5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7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5,2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52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3" calcext:value-type="float">
            <text:p>0.53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3,17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20,5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7,50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25,1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2,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14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2,50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13,0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4,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51,4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8,02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4,0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0,7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9,29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85,2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12,7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39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9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3,0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4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4" calcext:value-type="float">
            <text:p>0.5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35,6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0,40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,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4,95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3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77,45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8,14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string" calcext:value-type="string">
            <text:p>6,60</text:p>
          </table:table-cell>
          <table:table-cell office:value-type="string" calcext:value-type="string">
            <text:p>17,9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4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2,3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7,69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string" calcext:value-type="string">
            <text:p>6,80</text:p>
          </table:table-cell>
          <table:table-cell office:value-type="string" calcext:value-type="string">
            <text:p>20,3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2,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51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69,7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28,29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7" calcext:value-type="float">
            <text:p>0.57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6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38,97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7" calcext:value-type="float">
            <text:p>0.5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5,9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7" calcext:value-type="float">
            <text:p>0.5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35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1,0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4,1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7,01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10,9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3,8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7,4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2,05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8,06</text:p>
          </table:table-cell>
          <table:table-cell office:value-type="string" calcext:value-type="string">
            <text:p>27,96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2,5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2,5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6,5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4,81</text:p>
          </table:table-cell>
          <table:table-cell office:value-type="string" calcext:value-type="string">
            <text:p>1,4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7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58,2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0,3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69,1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26,87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8" calcext:value-type="float">
            <text:p>0.58</text:p>
          </table:table-cell>
          <table:table-cell office:value-type="string" calcext:value-type="string">
            <text:p>5,71</text:p>
          </table:table-cell>
          <table:table-cell office:value-type="string" calcext:value-type="string">
            <text:p>4,2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58" calcext:value-type="float">
            <text:p>0.58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75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4,5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4,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8,1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3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23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5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27,5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8,3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0,1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8,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3,9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6,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56,8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2,1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69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27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1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2,12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7,99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18,0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4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11,2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6,7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17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5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4,4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2,4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46,4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2,55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table:number-columns-repeated="2"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5,0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4,93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string" calcext:value-type="string">
            <text:p>2,97</text:p>
          </table:table-cell>
          <table:table-cell office:value-type="string" calcext:value-type="string">
            <text:p>62,3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34,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5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7,3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32,6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9,01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4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02" calcext:value-type="float">
            <text:p>1.02</text:p>
          </table:table-cell>
          <table:table-cell office:value-type="string" calcext:value-type="string">
            <text:p>1,52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02" calcext:value-type="float">
            <text:p>1.0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/>
          <table:table-cell office:value-type="string" calcext:value-type="string">
            <text:p>SuperSocket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95,00</text:p>
          </table:table-cell>
          <table:table-cell office:value-type="string" calcext:value-type="string">
            <text:p>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71,00</text:p>
          </table:table-cell>
          <table:table-cell office:value-type="string" calcext:value-type="string">
            <text:p>29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72,86</text:p>
          </table:table-cell>
          <table:table-cell office:value-type="string" calcext:value-type="string">
            <text:p>27,1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98,01</text:p>
          </table:table-cell>
          <table:table-cell office:value-type="string" calcext:value-type="string">
            <text:p>1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67,84</text:p>
          </table:table-cell>
          <table:table-cell office:value-type="string" calcext:value-type="string">
            <text:p>32,1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80,00</text:p>
          </table:table-cell>
          <table:table-cell office:value-type="string" calcext:value-type="string">
            <text:p>2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67,16</text:p>
          </table:table-cell>
          <table:table-cell office:value-type="string" calcext:value-type="string">
            <text:p>32,8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57,21</text:p>
          </table:table-cell>
          <table:table-cell office:value-type="string" calcext:value-type="string">
            <text:p>42,7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68,34</text:p>
          </table:table-cell>
          <table:table-cell office:value-type="string" calcext:value-type="string">
            <text:p>31,6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64,82</text:p>
          </table:table-cell>
          <table:table-cell office:value-type="string" calcext:value-type="string">
            <text:p>35,1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64,50</text:p>
          </table:table-cell>
          <table:table-cell office:value-type="string" calcext:value-type="string">
            <text:p>3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67,50</text:p>
          </table:table-cell>
          <table:table-cell office:value-type="string" calcext:value-type="string">
            <text:p>3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6,9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85,57</text:p>
          </table:table-cell>
          <table:table-cell office:value-type="string" calcext:value-type="string">
            <text:p>13,9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27" calcext:value-type="float">
            <text:p>1.27</text:p>
          </table:table-cell>
          <table:table-cell office:value-type="string" calcext:value-type="string">
            <text:p>97,49</text:p>
          </table:table-cell>
          <table:table-cell office:value-type="string" calcext:value-type="string">
            <text:p>2,5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77,61</text:p>
          </table:table-cell>
          <table:table-cell office:value-type="string" calcext:value-type="string">
            <text:p>22,3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69,50</text:p>
          </table:table-cell>
          <table:table-cell office:value-type="string" calcext:value-type="string">
            <text:p>3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86,43</text:p>
          </table:table-cell>
          <table:table-cell office:value-type="string" calcext:value-type="string">
            <text:p>13,5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71,14</text:p>
          </table:table-cell>
          <table:table-cell office:value-type="string" calcext:value-type="string">
            <text:p>28,8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1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66,00</text:p>
          </table:table-cell>
          <table:table-cell office:value-type="string" calcext:value-type="string">
            <text:p>3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64,00</text:p>
          </table:table-cell>
          <table:table-cell office:value-type="string" calcext:value-type="string">
            <text:p>3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64,00</text:p>
          </table:table-cell>
          <table:table-cell office:value-type="string" calcext:value-type="string">
            <text:p>3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58,00</text:p>
          </table:table-cell>
          <table:table-cell office:value-type="string" calcext:value-type="string">
            <text:p>4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65,17</text:p>
          </table:table-cell>
          <table:table-cell office:value-type="string" calcext:value-type="string">
            <text:p>34,8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83,00</text:p>
          </table:table-cell>
          <table:table-cell office:value-type="string" calcext:value-type="string">
            <text:p>1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71,86</text:p>
          </table:table-cell>
          <table:table-cell office:value-type="string" calcext:value-type="string">
            <text:p>28,1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70,50</text:p>
          </table:table-cell>
          <table:table-cell office:value-type="string" calcext:value-type="string">
            <text:p>2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85,00</text:p>
          </table:table-cell>
          <table:table-cell office:value-type="string" calcext:value-type="string">
            <text:p>1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70,65</text:p>
          </table:table-cell>
          <table:table-cell office:value-type="string" calcext:value-type="string">
            <text:p>29,3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72,50</text:p>
          </table:table-cell>
          <table:table-cell office:value-type="string" calcext:value-type="string">
            <text:p>2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73,63</text:p>
          </table:table-cell>
          <table:table-cell office:value-type="string" calcext:value-type="string">
            <text:p>26,3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61,50</text:p>
          </table:table-cell>
          <table:table-cell office:value-type="string" calcext:value-type="string">
            <text:p>38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65,83</text:p>
          </table:table-cell>
          <table:table-cell office:value-type="string" calcext:value-type="string">
            <text:p>34,1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59,20</text:p>
          </table:table-cell>
          <table:table-cell office:value-type="string" calcext:value-type="string">
            <text:p>40,3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63,18</text:p>
          </table:table-cell>
          <table:table-cell office:value-type="string" calcext:value-type="string">
            <text:p>36,8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85,00</text:p>
          </table:table-cell>
          <table:table-cell office:value-type="string" calcext:value-type="string">
            <text:p>1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60,50</text:p>
          </table:table-cell>
          <table:table-cell office:value-type="string" calcext:value-type="string">
            <text:p>3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string" calcext:value-type="string">
            <text:p>77,39</text:p>
          </table:table-cell>
          <table:table-cell office:value-type="string" calcext:value-type="string">
            <text:p>22,6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3" calcext:value-type="float">
            <text:p>1.33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3" calcext:value-type="float">
            <text:p>1.33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73,37</text:p>
          </table:table-cell>
          <table:table-cell office:value-type="string" calcext:value-type="string">
            <text:p>26,6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6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76,50</text:p>
          </table:table-cell>
          <table:table-cell office:value-type="string" calcext:value-type="string">
            <text:p>2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74,37</text:p>
          </table:table-cell>
          <table:table-cell office:value-type="string" calcext:value-type="string">
            <text:p>25,6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73,00</text:p>
          </table:table-cell>
          <table:table-cell office:value-type="string" calcext:value-type="string">
            <text:p>2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6,9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64,50</text:p>
          </table:table-cell>
          <table:table-cell office:value-type="string" calcext:value-type="string">
            <text:p>3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74,50</text:p>
          </table:table-cell>
          <table:table-cell office:value-type="string" calcext:value-type="string">
            <text:p>2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79,00</text:p>
          </table:table-cell>
          <table:table-cell office:value-type="string" calcext:value-type="string">
            <text:p>2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70,00</text:p>
          </table:table-cell>
          <table:table-cell office:value-type="string" calcext:value-type="string">
            <text:p>3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64,82</text:p>
          </table:table-cell>
          <table:table-cell office:value-type="string" calcext:value-type="string">
            <text:p>35,1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string" calcext:value-type="string">
            <text:p>64,18</text:p>
          </table:table-cell>
          <table:table-cell office:value-type="string" calcext:value-type="string">
            <text:p>35,8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5" calcext:value-type="float">
            <text:p>1.35</text:p>
          </table:table-cell>
          <table:table-cell office:value-type="string" calcext:value-type="string">
            <text:p>65,83</text:p>
          </table:table-cell>
          <table:table-cell office:value-type="string" calcext:value-type="string">
            <text:p>34,1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5" calcext:value-type="float">
            <text:p>1.35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5" calcext:value-type="float">
            <text:p>1.35</text:p>
          </table:table-cell>
          <table:table-cell office:value-type="string" calcext:value-type="string">
            <text:p>95,02</text:p>
          </table:table-cell>
          <table:table-cell office:value-type="string" calcext:value-type="string">
            <text:p>4,9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5" calcext:value-type="float">
            <text:p>1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1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72,00</text:p>
          </table:table-cell>
          <table:table-cell office:value-type="string" calcext:value-type="string">
            <text:p>28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75,00</text:p>
          </table:table-cell>
          <table:table-cell office:value-type="string" calcext:value-type="string">
            <text:p>2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90,55</text:p>
          </table:table-cell>
          <table:table-cell office:value-type="string" calcext:value-type="string">
            <text:p>9,4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6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97,49</text:p>
          </table:table-cell>
          <table:table-cell office:value-type="string" calcext:value-type="string">
            <text:p>2,5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67,66</text:p>
          </table:table-cell>
          <table:table-cell office:value-type="string" calcext:value-type="string">
            <text:p>32,3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77,00</text:p>
          </table:table-cell>
          <table:table-cell office:value-type="string" calcext:value-type="string">
            <text:p>2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64,82</text:p>
          </table:table-cell>
          <table:table-cell office:value-type="string" calcext:value-type="string">
            <text:p>35,1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64,00</text:p>
          </table:table-cell>
          <table:table-cell office:value-type="string" calcext:value-type="string">
            <text:p>3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69,15</text:p>
          </table:table-cell>
          <table:table-cell office:value-type="string" calcext:value-type="string">
            <text:p>30,8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62,69</text:p>
          </table:table-cell>
          <table:table-cell office:value-type="string" calcext:value-type="string">
            <text:p>36,8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68,84</text:p>
          </table:table-cell>
          <table:table-cell office:value-type="string" calcext:value-type="string">
            <text:p>31,1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66,50</text:p>
          </table:table-cell>
          <table:table-cell office:value-type="string" calcext:value-type="string">
            <text:p>3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1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5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94,47</text:p>
          </table:table-cell>
          <table:table-cell office:value-type="string" calcext:value-type="string">
            <text:p>5,5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74,63</text:p>
          </table:table-cell>
          <table:table-cell office:value-type="string" calcext:value-type="string">
            <text:p>25,3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73,00</text:p>
          </table:table-cell>
          <table:table-cell office:value-type="string" calcext:value-type="string">
            <text:p>2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93,47</text:p>
          </table:table-cell>
          <table:table-cell office:value-type="string" calcext:value-type="string">
            <text:p>6,5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76,50</text:p>
          </table:table-cell>
          <table:table-cell office:value-type="string" calcext:value-type="string">
            <text:p>2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62,00</text:p>
          </table:table-cell>
          <table:table-cell office:value-type="string" calcext:value-type="string">
            <text:p>38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71,50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65,50</text:p>
          </table:table-cell>
          <table:table-cell office:value-type="string" calcext:value-type="string">
            <text:p>3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60,50</text:p>
          </table:table-cell>
          <table:table-cell office:value-type="string" calcext:value-type="string">
            <text:p>39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60,00</text:p>
          </table:table-cell>
          <table:table-cell office:value-type="string" calcext:value-type="string">
            <text:p>40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64,50</text:p>
          </table:table-cell>
          <table:table-cell office:value-type="string" calcext:value-type="string">
            <text:p>3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92,54</text:p>
          </table:table-cell>
          <table:table-cell office:value-type="string" calcext:value-type="string">
            <text:p>7,4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59,20</text:p>
          </table:table-cell>
          <table:table-cell office:value-type="string" calcext:value-type="string">
            <text:p>40,8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string" calcext:value-type="string">
            <text:p>90,95</text:p>
          </table:table-cell>
          <table:table-cell office:value-type="string" calcext:value-type="string">
            <text:p>9,0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8" calcext:value-type="float">
            <text:p>1.38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8" calcext:value-type="float">
            <text:p>1.38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.38" calcext:value-type="float">
            <text:p>1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7">
          <table:table-cell table:number-columns-repeated="34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68,06</text:p>
          </table:table-cell>
          <table:table-cell office:value-type="string" calcext:value-type="string">
            <text:p>31,9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86,50</text:p>
          </table:table-cell>
          <table:table-cell office:value-type="string" calcext:value-type="string">
            <text:p>1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76,11</text:p>
          </table:table-cell>
          <table:table-cell office:value-type="string" calcext:value-type="string">
            <text:p>23,8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75,62</text:p>
          </table:table-cell>
          <table:table-cell office:value-type="string" calcext:value-type="string">
            <text:p>24,3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69,50</text:p>
          </table:table-cell>
          <table:table-cell office:value-type="string" calcext:value-type="string">
            <text:p>3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69,00</text:p>
          </table:table-cell>
          <table:table-cell office:value-type="string" calcext:value-type="string">
            <text:p>3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70,65</text:p>
          </table:table-cell>
          <table:table-cell office:value-type="string" calcext:value-type="string">
            <text:p>29,3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67,00</text:p>
          </table:table-cell>
          <table:table-cell office:value-type="string" calcext:value-type="string">
            <text:p>3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63,00</text:p>
          </table:table-cell>
          <table:table-cell office:value-type="string" calcext:value-type="string">
            <text:p>3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78,00</text:p>
          </table:table-cell>
          <table:table-cell office:value-type="string" calcext:value-type="string">
            <text:p>2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63,82</text:p>
          </table:table-cell>
          <table:table-cell office:value-type="string" calcext:value-type="string">
            <text:p>36,18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20.19" calcext:value-type="float">
            <text:p>20.19</text:p>
          </table:table-cell>
          <table:table-cell office:value-type="string" calcext:value-type="string">
            <text:p>67,00</text:p>
          </table:table-cell>
          <table:table-cell office:value-type="string" calcext:value-type="string">
            <text:p>3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19" calcext:value-type="float">
            <text:p>20.19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1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19" calcext:value-type="float">
            <text:p>20.19</text:p>
          </table:table-cell>
          <table:table-cell office:value-type="string" calcext:value-type="string">
            <text:p>95,00</text:p>
          </table:table-cell>
          <table:table-cell office:value-type="string" calcext:value-type="string">
            <text:p>5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0.19" calcext:value-type="float">
            <text:p>20.19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6">
          <table:table-cell table:number-columns-repeated="34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9,0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33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3,0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string" calcext:value-type="string">
            <text:p>6,93</text:p>
          </table:table-cell>
          <table:table-cell office:value-type="string" calcext:value-type="string">
            <text:p>11,88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0,6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98,99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27,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7,8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90,05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5,32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88,8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89,9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88,3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3,7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93,5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18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91,19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2</text:p>
          </table:table-cell>
          <table:table-cell office:value-type="string" calcext:value-type="string">
            <text:p>91,7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91,49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93,0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88,0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7</text:p>
          </table:table-cell>
          <table:table-cell office:value-type="string" calcext:value-type="string">
            <text:p>1,62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85,4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81</text:p>
          </table:table-cell>
          <table:table-cell office:value-type="string" calcext:value-type="string">
            <text:p>89,8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94,7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93,37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93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92,42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90,6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95</text:p>
          </table:table-cell>
          <table:table-cell office:value-type="string" calcext:value-type="string">
            <text:p>88,65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8,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79,8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86,7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86,7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87,5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4,8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87,3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10,99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78,02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12,38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71,9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88,42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91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94,3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88,4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93,3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6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89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95,3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8</text:p>
          </table:table-cell>
          <table:table-cell office:value-type="string" calcext:value-type="string">
            <text:p>89,2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93,8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5,6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88,7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3,5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4,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73</text:p>
          </table:table-cell>
          <table:table-cell office:value-type="string" calcext:value-type="string">
            <text:p>87,2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6,28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87,9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3,0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9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 table:number-rows-repeated="7">
          <table:table-cell table:number-columns-repeated="3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6,15</text:p>
          </table:table-cell>
          <table:table-cell office:value-type="string" calcext:value-type="string">
            <text:p>9,2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4,6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27,1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8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7,21</text:p>
          </table:table-cell>
          <table:table-cell office:value-type="string" calcext:value-type="string">
            <text:p>27,4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5,3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6,97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,0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1,4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91,0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4,90</text:p>
          </table:table-cell>
          <table:table-cell office:value-type="string" calcext:value-type="string">
            <text:p>5,8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87,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92,3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86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8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92,5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1,63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72</text:p>
          </table:table-cell>
          <table:table-cell office:value-type="string" calcext:value-type="string">
            <text:p>90,2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5,5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86,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94,0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94,1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6,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89</text:p>
          </table:table-cell>
          <table:table-cell office:value-type="string" calcext:value-type="string">
            <text:p>89,4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5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85,2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92,7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89,5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94,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3</text:p>
          </table:table-cell>
          <table:table-cell office:value-type="string" calcext:value-type="string">
            <text:p>93,2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7,37</text:p>
          </table:table-cell>
          <table:table-cell office:value-type="string" calcext:value-type="string">
            <text:p>83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91,84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87,2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7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70</text:p>
          </table:table-cell>
          <table:table-cell office:value-type="string" calcext:value-type="string">
            <text:p>87,5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76</text:p>
          </table:table-cell>
          <table:table-cell office:value-type="string" calcext:value-type="string">
            <text:p>87,9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4,37</text:p>
          </table:table-cell>
          <table:table-cell office:value-type="string" calcext:value-type="string">
            <text:p>88,52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89,0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9</text:p>
          </table:table-cell>
          <table:table-cell office:value-type="string" calcext:value-type="string">
            <text:p>86,6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6,4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88,1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7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89,07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87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88,52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92,1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95,8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1,64</text:p>
          </table:table-cell>
          <table:table-cell office:value-type="string" calcext:value-type="string">
            <text:p>6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88,5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94,7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89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92,8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6,6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4</text:p>
          </table:table-cell>
          <table:table-cell office:value-type="string" calcext:value-type="string">
            <text:p>88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94,3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88,8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94,42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35</text:p>
          </table:table-cell>
          <table:table-cell office:value-type="string" calcext:value-type="string">
            <text:p>89,9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,5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9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5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string" calcext:value-type="string">
            <text:p>1,02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5"/>
        </table:table-row>
        <table:table-row table:style-name="ro1" table:number-rows-repeated="7">
          <table:table-cell table:number-columns-repeated="34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3,47</text:p>
          </table:table-cell>
          <table:table-cell table:number-columns-repeated="2"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5,5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33,1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63,32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3,7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4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97,96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1,11</text:p>
          </table:table-cell>
          <table:table-cell office:value-type="string" calcext:value-type="string">
            <text:p>38,1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50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5,61</text:p>
          </table:table-cell>
          <table:table-cell office:value-type="string" calcext:value-type="string">
            <text:p>87,76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1,9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3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6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88,27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97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91,1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88</text:p>
          </table:table-cell>
          <table:table-cell office:value-type="string" calcext:value-type="string">
            <text:p>87,17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90,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89,80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89,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5,6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67</text:p>
          </table:table-cell>
          <table:table-cell office:value-type="string" calcext:value-type="string">
            <text:p>87,18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3,6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94,2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87,57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63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1,63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84,2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32</text:p>
          </table:table-cell>
          <table:table-cell office:value-type="string" calcext:value-type="string">
            <text:p>89,89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94,0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93,37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94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91,84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93,4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91,57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88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2</text:p>
          </table:table-cell>
          <table:table-cell office:value-type="string" calcext:value-type="string">
            <text:p>89,50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4,40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88,4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85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84,29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5,08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90,8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89</text:p>
          </table:table-cell>
          <table:table-cell office:value-type="string" calcext:value-type="string">
            <text:p>85,26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89,1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32</text:p>
          </table:table-cell>
          <table:table-cell office:value-type="string" calcext:value-type="string">
            <text:p>90,96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90,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96,32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90,8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95,31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91,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92,82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85,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94,30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86,2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6,04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84,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00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90</text:p>
          </table:table-cell>
          <table:table-cell office:value-type="string" calcext:value-type="string">
            <text:p>83,77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14" calcext:value-type="float">
            <text:p>0.14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2,0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46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1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98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14" calcext:value-type="float">
            <text:p>0.14</text:p>
          </table:table-cell>
          <table:table-cell office:value-type="string" calcext:value-type="string">
            <text:p>0,51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17"/>
        </table:table-row>
        <table:table-row table:style-name="ro1" table:number-rows-repeated="7">
          <table:table-cell table:number-columns-repeated="34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9,0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6,5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29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3,50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9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95,48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3,27</text:p>
          </table:table-cell>
          <table:table-cell office:value-type="string" calcext:value-type="string">
            <text:p>27,01</text:p>
          </table:table-cell>
          <table:table-cell office:value-type="string" calcext:value-type="string">
            <text:p>0,4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9,2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90,48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12,02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1,7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6</text:p>
          </table:table-cell>
          <table:table-cell office:value-type="string" calcext:value-type="string">
            <text:p>90,58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8</text:p>
          </table:table-cell>
          <table:table-cell office:value-type="string" calcext:value-type="string">
            <text:p>92,7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9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86,02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3,63</text:p>
          </table:table-cell>
          <table:table-cell office:value-type="string" calcext:value-type="string">
            <text:p>5,7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87,5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94,71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94,9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91,85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89,6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76</text:p>
          </table:table-cell>
          <table:table-cell office:value-type="string" calcext:value-type="string">
            <text:p>85,86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87,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3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90,86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88,4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93,85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94,7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94,27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3,7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92,5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8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84,82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87,8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37</text:p>
          </table:table-cell>
          <table:table-cell office:value-type="string" calcext:value-type="string">
            <text:p>88,52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88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5</text:p>
          </table:table-cell>
          <table:table-cell office:value-type="string" calcext:value-type="string">
            <text:p>86,17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92,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6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9</text:p>
          </table:table-cell>
          <table:table-cell office:value-type="string" calcext:value-type="string">
            <text:p>86,49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table:number-columns-repeated="2"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89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2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3</text:p>
          </table:table-cell>
          <table:table-cell office:value-type="string" calcext:value-type="string">
            <text:p>90,16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6,7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86,0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2,07</text:p>
          </table:table-cell>
          <table:table-cell office:value-type="string" calcext:value-type="string">
            <text:p>94,30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4,43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87,1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94,82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6,2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90,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92,86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15</text:p>
          </table:table-cell>
          <table:table-cell office:value-type="string" calcext:value-type="string">
            <text:p>85,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table:number-columns-repeated="2" office:value-type="string" calcext:value-type="string">
            <text:p>3,09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91,75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7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1</text:p>
          </table:table-cell>
          <table:table-cell office:value-type="string" calcext:value-type="string">
            <text:p>85,7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9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86,2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7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86,3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92,39</text:p>
          </table:table-cell>
          <table:table-cell table:number-columns-repeated="17"/>
        </table:table-row>
        <table:table-row table:style-name="ro1" table:number-rows-repeated="8">
          <table:table-cell table:number-columns-repeated="3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1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4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20,4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7,6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9,4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6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2,1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6,3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0,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15</text:p>
          </table:table-cell>
          <table:table-cell office:value-type="string" calcext:value-type="string">
            <text:p>90,7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84,0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94,5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91,0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91,4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37</text:p>
          </table:table-cell>
          <table:table-cell office:value-type="string" calcext:value-type="string">
            <text:p>91,2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90,1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94,7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62</text:p>
          </table:table-cell>
          <table:table-cell office:value-type="string" calcext:value-type="string">
            <text:p>94,0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6,8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88</text:p>
          </table:table-cell>
          <table:table-cell office:value-type="string" calcext:value-type="string">
            <text:p>85,7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6,38</text:p>
          </table:table-cell>
          <table:table-cell office:value-type="string" calcext:value-type="string">
            <text:p>85,6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4,40</text:p>
          </table:table-cell>
          <table:table-cell office:value-type="string" calcext:value-type="string">
            <text:p>87,9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94,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62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96,7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92,2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93,8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6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87,5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90,5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9,79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80,9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88,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7,2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87,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89,0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89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89,0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95,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81</text:p>
          </table:table-cell>
          <table:table-cell office:value-type="string" calcext:value-type="string">
            <text:p>82,9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89,9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94,3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92,1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94,7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6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85,9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94,3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7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88,2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94,3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6,6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87,8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93,9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6,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89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8,9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91,4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2,16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" calcext:value-type="float">
            <text:p>0.2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2,8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42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1" calcext:value-type="float">
            <text:p>0.21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3,7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1,5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1" calcext:value-type="float">
            <text:p>0.21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3,7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7</text:p>
          </table:table-cell>
          <table:table-cell office:value-type="string" calcext:value-type="string">
            <text:p>91,5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1" calcext:value-type="float">
            <text:p>0.21</text:p>
          </table:table-cell>
          <table:table-cell office:value-type="string" calcext:value-type="string">
            <text:p>4,31</text:p>
          </table:table-cell>
          <table:table-cell office:value-type="string" calcext:value-type="string">
            <text:p>2,3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3,3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1" calcext:value-type="float">
            <text:p>0.21</text:p>
          </table:table-cell>
          <table:table-cell office:value-type="string" calcext:value-type="string">
            <text:p>3,38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4,2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1" calcext:value-type="float">
            <text:p>0.21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4,61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5,5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51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18,4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1,6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25,63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0,85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5,77</text:p>
          </table:table-cell>
          <table:table-cell office:value-type="string" calcext:value-type="string">
            <text:p>20,67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3,5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7,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50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3,3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2,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92,11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87,5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90,48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2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28</text:p>
          </table:table-cell>
          <table:table-cell office:value-type="string" calcext:value-type="string">
            <text:p>93,4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88,02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70</text:p>
          </table:table-cell>
          <table:table-cell office:value-type="string" calcext:value-type="string">
            <text:p>89,9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21</text:p>
          </table:table-cell>
          <table:table-cell office:value-type="string" calcext:value-type="string">
            <text:p>91,98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88,4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93,19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4,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91,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37</text:p>
          </table:table-cell>
          <table:table-cell office:value-type="string" calcext:value-type="string">
            <text:p>88,52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91,7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88,59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95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94,76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85,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95,31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8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85,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4,3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30</text:p>
          </table:table-cell>
          <table:table-cell office:value-type="string" calcext:value-type="string">
            <text:p>90,86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91,0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87,03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94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87,91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88,9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9</text:p>
          </table:table-cell>
          <table:table-cell office:value-type="string" calcext:value-type="string">
            <text:p>87,57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4,93</text:p>
          </table:table-cell>
          <table:table-cell office:value-type="string" calcext:value-type="string">
            <text:p>5,4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48</text:p>
          </table:table-cell>
          <table:table-cell office:value-type="string" calcext:value-type="string">
            <text:p>88,1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87,63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88,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96,32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67</text:p>
          </table:table-cell>
          <table:table-cell office:value-type="string" calcext:value-type="string">
            <text:p>6,1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4</text:p>
          </table:table-cell>
          <table:table-cell office:value-type="string" calcext:value-type="string">
            <text:p>87,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94,30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85,7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93,26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64</text:p>
          </table:table-cell>
          <table:table-cell office:value-type="string" calcext:value-type="string">
            <text:p>7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2</text:p>
          </table:table-cell>
          <table:table-cell office:value-type="string" calcext:value-type="string">
            <text:p>86,3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92,42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7,1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86,1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8</text:p>
          </table:table-cell>
          <table:table-cell table:number-columns-repeated="2" office:value-type="string" calcext:value-type="string">
            <text:p>0,51</text:p>
          </table:table-cell>
          <table:table-cell office:value-type="string" calcext:value-type="string">
            <text:p>94,90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91,7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3,0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6,4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5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9,5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8,4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24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72,5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11,94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80,6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9,05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0,45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7,18</text:p>
          </table:table-cell>
          <table:table-cell office:value-type="string" calcext:value-type="string">
            <text:p>26,3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48</text:p>
          </table:table-cell>
          <table:table-cell office:value-type="string" calcext:value-type="string">
            <text:p>66,0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1,66</text:p>
          </table:table-cell>
          <table:table-cell office:value-type="string" calcext:value-type="string">
            <text:p>96,69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0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3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91,40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91,2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93,44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90,1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6,8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88,48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86,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92,23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5,1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89,6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87,10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7</text:p>
          </table:table-cell>
          <table:table-cell office:value-type="string" calcext:value-type="string">
            <text:p>5,6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90,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7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0,57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92,57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93,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8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89,22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92,2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92,86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4,66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83,9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6,6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15</text:p>
          </table:table-cell>
          <table:table-cell office:value-type="string" calcext:value-type="string">
            <text:p>86,67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7,81</text:p>
          </table:table-cell>
          <table:table-cell office:value-type="string" calcext:value-type="string">
            <text:p>7,2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82,8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88,46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84,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89,50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5,94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86,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87,10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94,1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9</text:p>
          </table:table-cell>
          <table:table-cell office:value-type="string" calcext:value-type="string">
            <text:p>88,11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95,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94,79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1</text:p>
          </table:table-cell>
          <table:table-cell office:value-type="string" calcext:value-type="string">
            <text:p>93,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91,88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7,6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87,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6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94,33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9</text:p>
          </table:table-cell>
          <table:table-cell office:value-type="string" calcext:value-type="string">
            <text:p>89,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93,85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7</text:p>
          </table:table-cell>
          <table:table-cell office:value-type="string" calcext:value-type="string">
            <text:p>5,11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88,6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94,87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61</text:p>
          </table:table-cell>
          <table:table-cell office:value-type="string" calcext:value-type="string">
            <text:p>85,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table:number-columns-repeated="4" office:value-type="string" calcext:value-type="string">
            <text:p>0,00</text:p>
          </table:table-cell>
          <table:table-cell office:value-type="string" calcext:value-type="string">
            <text:p>100,00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92,97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6" calcext:value-type="float">
            <text:p>0.2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97,44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26" calcext:value-type="float">
            <text:p>0.26</text:p>
          </table:table-cell>
          <table:table-cell office:value-type="string" calcext:value-type="string">
            <text:p>1,02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98,98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/>
          <table:table-cell office:value-type="string" calcext:value-type="string">
            <text:p>TCP CPU</text:p>
          </table:table-cell>
          <table:table-cell table:number-columns-repeated="32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1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4,50</text:p>
          </table:table-cell>
          <table:table-cell office:value-type="string" calcext:value-type="string">
            <text:p>1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79,50</text:p>
          </table:table-cell>
          <table:table-cell office:value-type="string" calcext:value-type="string">
            <text:p>2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6,52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8,94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4,0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0,45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5,4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2,4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2,96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9,55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86,07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46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0,45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8,94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0,55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1,4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0,59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6,4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6,93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5,48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0,05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11"/>
          <table:table-cell office:value-type="float" office:value="0.31" calcext:value-type="float">
            <text:p>0.31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31" calcext:value-type="float">
            <text:p>0.31</text:p>
          </table:table-cell>
          <table:table-cell office:value-type="string" calcext:value-type="string">
            <text:p>74,50</text:p>
          </table:table-cell>
          <table:table-cell office:value-type="string" calcext:value-type="string">
            <text:p>2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8,0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74,00</text:p>
          </table:table-cell>
          <table:table-cell office:value-type="string" calcext:value-type="string">
            <text:p>2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2,4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87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4,47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2,96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4,53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0,95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5,48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0,05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5,05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87,44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1,04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84,42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2,4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7,51</text:p>
          </table:table-cell>
          <table:table-cell office:value-type="string" calcext:value-type="string">
            <text:p>2,4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1"/>
          <table:table-cell office:value-type="float" office:value="0.33" calcext:value-type="float">
            <text:p>0.33</text:p>
          </table:table-cell>
          <table:table-cell office:value-type="string" calcext:value-type="string">
            <text:p>98,50</text:p>
          </table:table-cell>
          <table:table-cell office:value-type="string" calcext:value-type="string">
            <text:p>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33" calcext:value-type="float">
            <text:p>0.33</text:p>
          </table:table-cell>
          <table:table-cell office:value-type="string" calcext:value-type="string">
            <text:p>78,50</text:p>
          </table:table-cell>
          <table:table-cell office:value-type="string" calcext:value-type="string">
            <text:p>21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33" calcext:value-type="float">
            <text:p>0.33</text:p>
          </table:table-cell>
          <table:table-cell office:value-type="string" calcext:value-type="string">
            <text:p>86,00</text:p>
          </table:table-cell>
          <table:table-cell office:value-type="string" calcext:value-type="string">
            <text:p>1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7,51</text:p>
          </table:table-cell>
          <table:table-cell office:value-type="string" calcext:value-type="string">
            <text:p>2,4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4,03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71,36</text:p>
          </table:table-cell>
          <table:table-cell office:value-type="string" calcext:value-type="string">
            <text:p>28,6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1,46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2,54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5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89,05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5,98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1,46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89,05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9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3,97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5,48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0,55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2,9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4,97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5"/>
        </table:table-row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7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9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72,36</text:p>
          </table:table-cell>
          <table:table-cell office:value-type="string" calcext:value-type="string">
            <text:p>27,64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77,50</text:p>
          </table:table-cell>
          <table:table-cell office:value-type="string" calcext:value-type="string">
            <text:p>2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4,53</text:p>
          </table:table-cell>
          <table:table-cell office:value-type="string" calcext:value-type="string">
            <text:p>5,47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9,5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5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5,98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88,44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4,97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87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2,54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86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8,00</text:p>
          </table:table-cell>
          <table:table-cell office:value-type="string" calcext:value-type="string">
            <text:p>2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0,05</text:p>
          </table:table-cell>
          <table:table-cell office:value-type="string" calcext:value-type="string">
            <text:p>9,95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76,00</text:p>
          </table:table-cell>
          <table:table-cell office:value-type="string" calcext:value-type="string">
            <text:p>2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73,87</text:p>
          </table:table-cell>
          <table:table-cell office:value-type="string" calcext:value-type="string">
            <text:p>26,13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9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7,01</text:p>
          </table:table-cell>
          <table:table-cell office:value-type="string" calcext:value-type="string">
            <text:p>2,99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6,98</text:p>
          </table:table-cell>
          <table:table-cell office:value-type="string" calcext:value-type="string">
            <text:p>3,02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88,94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2,54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4,47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6,02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3,97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2,54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86,43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5,02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88,94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1,04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string" calcext:value-type="string">
            <text:p>88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89,95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86,93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0,55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4,47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2,9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93,97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85,07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string" calcext:value-type="string">
            <text:p>97,00</text:p>
          </table:table-cell>
          <table:table-cell office:value-type="string" calcext:value-type="string">
            <text:p>3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75,50</text:p>
          </table:table-cell>
          <table:table-cell office:value-type="string" calcext:value-type="string">
            <text:p>2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7,44</text:p>
          </table:table-cell>
          <table:table-cell office:value-type="string" calcext:value-type="string">
            <text:p>12,56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74,00</text:p>
          </table:table-cell>
          <table:table-cell office:value-type="string" calcext:value-type="string">
            <text:p>2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6,50</text:p>
          </table:table-cell>
          <table:table-cell office:value-type="string" calcext:value-type="string">
            <text:p>3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7,50</text:p>
          </table:table-cell>
          <table:table-cell office:value-type="string" calcext:value-type="string">
            <text:p>2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8,56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3,47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4,97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82,41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0,0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75,62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3,43</text:p>
          </table:table-cell>
          <table:table-cell office:value-type="string" calcext:value-type="string">
            <text:p>1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3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89,05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0,95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0,45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85,57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9,55</text:p>
          </table:table-cell>
          <table:table-cell office:value-type="string" calcext:value-type="string">
            <text:p>6,97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1,4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4,0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1,96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9,05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96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4,47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6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87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" calcext:value-type="float">
            <text:p>0.4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" calcext:value-type="float">
            <text:p>0.4</text:p>
          </table:table-cell>
          <table:table-cell office:value-type="string" calcext:value-type="string">
            <text:p>97,99</text:p>
          </table:table-cell>
          <table:table-cell office:value-type="string" calcext:value-type="string">
            <text:p>2,01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" calcext:value-type="float">
            <text:p>0.4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85,50</text:p>
          </table:table-cell>
          <table:table-cell office:value-type="string" calcext:value-type="string">
            <text:p>14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8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82,50</text:p>
          </table:table-cell>
          <table:table-cell office:value-type="string" calcext:value-type="string">
            <text:p>17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74,00</text:p>
          </table:table-cell>
          <table:table-cell office:value-type="string" calcext:value-type="string">
            <text:p>26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5,98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2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0,45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86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3,53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3,47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1,54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2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88,94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86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3,03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4,47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5,52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0,05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97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1,00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87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1,50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0,45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4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1,04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5,50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3,97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3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5,02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88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4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0,5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89,45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8,04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99,50</text:p>
          </table:table-cell>
          <table:table-cell office:value-type="string" calcext:value-type="string">
            <text:p>0,5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88,06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string" calcext:value-type="string">
            <text:p>100,00</text:p>
          </table:table-cell>
          <table:table-cell table:number-columns-repeated="4" office:value-type="string" calcext:value-type="string">
            <text:p>0,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string" calcext:value-type="string">
            <text:p>89,5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2" calcext:value-type="float">
            <text:p>0.42</text:p>
          </table:table-cell>
          <table:table-cell office:value-type="string" calcext:value-type="string">
            <text:p>96,00</text:p>
          </table:table-cell>
          <table:table-cell office:value-type="string" calcext:value-type="string">
            <text:p>4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2" calcext:value-type="float">
            <text:p>0.42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.42" calcext:value-type="float">
            <text:p>0.42</text:p>
          </table:table-cell>
          <table:table-cell office:value-type="string" calcext:value-type="string">
            <text:p>99,00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0,0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1:55:18.63475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8:29:27.961653955</meta:creation-date>
    <dc:date>2021-10-31T22:13:22.761890164</dc:date>
    <meta:editing-duration>PT1H45M44S</meta:editing-duration>
    <meta:editing-cycles>24</meta:editing-cycles>
    <meta:generator>LibreOffice/6.0.7.3$Linux_X86_64 LibreOffice_project/00m0$Build-3</meta:generator>
    <meta:document-statistic meta:table-count="1" meta:cell-count="13052" meta:object-count="0"/>
  </office:meta>
</office:document-meta>
</file>